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75785071" calcext:value-type="float">
            <text:p>0.047578507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950624071" calcext:value-type="float">
            <text:p>0.095062407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424903786" calcext:value-type="float">
            <text:p>0.142490378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899215143" calcext:value-type="float">
            <text:p>0.189921514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374297286" calcext:value-type="float">
            <text:p>0.237429728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850934571" calcext:value-type="float">
            <text:p>0.285093457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3298205" calcext:value-type="float">
            <text:p>0.3329820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811414214" calcext:value-type="float">
            <text:p>0.381141421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4295822357" calcext:value-type="float">
            <text:p>0.429582235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4782737714" calcext:value-type="float">
            <text:p>0.478273771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5271458071" calcext:value-type="float">
            <text:p>0.527145807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5760991857" calcext:value-type="float">
            <text:p>0.576099185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250238286" calcext:value-type="float">
            <text:p>0.625023828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738207286" calcext:value-type="float">
            <text:p>0.673820728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7224228714" calcext:value-type="float">
            <text:p>0.722422871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7708095214" calcext:value-type="float">
            <text:p>0.770809521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81900945" calcext:value-type="float">
            <text:p>0.8190094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8670916786" calcext:value-type="float">
            <text:p>0.867091678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91514635" calcext:value-type="float">
            <text:p>0.9151463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632617714" calcext:value-type="float">
            <text:p>0.963261771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0115047929" calcext:value-type="float">
            <text:p>1.011504792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0599098714" calcext:value-type="float">
            <text:p>1.059909871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1084786214" calcext:value-type="float">
            <text:p>1.108478621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1571878786" calcext:value-type="float">
            <text:p>1.157187878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2060021929" calcext:value-type="float">
            <text:p>1.206002192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2548861429" calcext:value-type="float">
            <text:p>1.254886142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.3038130214" calcext:value-type="float">
            <text:p>1.303813021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3527679071" calcext:value-type="float">
            <text:p>1.352767907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4017452071" calcext:value-type="float">
            <text:p>1.401745207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4507420643" calcext:value-type="float">
            <text:p>1.450742064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.4997503643" calcext:value-type="float">
            <text:p>1.499750364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5487503929" calcext:value-type="float">
            <text:p>1.548750392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59770895" calcext:value-type="float">
            <text:p>1.5977089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6465834571" calcext:value-type="float">
            <text:p>1.646583457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6953316857" calcext:value-type="float">
            <text:p>1.695331685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7439244643" calcext:value-type="float">
            <text:p>1.743924464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7923572786" calcext:value-type="float">
            <text:p>1.792357278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8406561143" calcext:value-type="float">
            <text:p>1.840656114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8888743214" calcext:value-type="float">
            <text:p>1.888874321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9370802357" calcext:value-type="float">
            <text:p>1.9370802357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9853390071" calcext:value-type="float">
            <text:p>1.985339007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.0336947143" calcext:value-type="float">
            <text:p>2.033694714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.0821591857" calcext:value-type="float">
            <text:p>2.082159185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.1307117929" calcext:value-type="float">
            <text:p>2.130711792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.1793106357" calcext:value-type="float">
            <text:p>2.179310635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.2279115714" calcext:value-type="float">
            <text:p>2.2279115714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.2764891071" calcext:value-type="float">
            <text:p>2.276489107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.3250520214" calcext:value-type="float">
            <text:p>2.3250520214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.3736479714" calcext:value-type="float">
            <text:p>2.373647971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.4223543643" calcext:value-type="float">
            <text:p>2.4223543643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.4712571571" calcext:value-type="float">
            <text:p>2.471257157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.5204236" calcext:value-type="float">
            <text:p>2.5204236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.5698772143" calcext:value-type="float">
            <text:p>2.569877214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.6195828071" calcext:value-type="float">
            <text:p>2.619582807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.6694460786" calcext:value-type="float">
            <text:p>2.6694460786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.7193281571" calcext:value-type="float">
            <text:p>2.719328157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.7690717143" calcext:value-type="float">
            <text:p>2.7690717143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.8185327929" calcext:value-type="float">
            <text:p>2.8185327929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.8676112643" calcext:value-type="float">
            <text:p>2.867611264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.9162729429" calcext:value-type="float">
            <text:p>2.9162729429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.9645576714" calcext:value-type="float">
            <text:p>2.9645576714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.0125705143" calcext:value-type="float">
            <text:p>3.0125705143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.0604573429" calcext:value-type="float">
            <text:p>3.060457342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.1083708214" calcext:value-type="float">
            <text:p>3.108370821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.156436" calcext:value-type="float">
            <text:p>3.15643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.2047247857" calcext:value-type="float">
            <text:p>3.204724785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.2532456643" calcext:value-type="float">
            <text:p>3.2532456643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.3019499929" calcext:value-type="float">
            <text:p>3.301949992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.3507518429" calcext:value-type="float">
            <text:p>3.350751842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.3995552" calcext:value-type="float">
            <text:p>3.399555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.4482810357" calcext:value-type="float">
            <text:p>3.448281035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.4968873357" calcext:value-type="float">
            <text:p>3.4968873357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.5453771286" calcext:value-type="float">
            <text:p>3.5453771286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.5937929" calcext:value-type="float">
            <text:p>3.593792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.6421999857" calcext:value-type="float">
            <text:p>3.6421999857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.6906646857" calcext:value-type="float">
            <text:p>3.6906646857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.7392341929" calcext:value-type="float">
            <text:p>3.7392341929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.7879240214" calcext:value-type="float">
            <text:p>3.7879240214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.8367153357" calcext:value-type="float">
            <text:p>3.836715335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.8855609857" calcext:value-type="float">
            <text:p>3.885560985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.9343967071" calcext:value-type="float">
            <text:p>3.934396707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.9831533286" calcext:value-type="float">
            <text:p>3.983153328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4.0317666357" calcext:value-type="float">
            <text:p>4.0317666357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4.0801835357" calcext:value-type="float">
            <text:p>4.0801835357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.1283650357" calcext:value-type="float">
            <text:p>4.128365035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4.1762878143" calcext:value-type="float">
            <text:p>4.1762878143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.2239463214" calcext:value-type="float">
            <text:p>4.2239463214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.27135615" calcext:value-type="float">
            <text:p>4.2713561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4.3185577429" calcext:value-type="float">
            <text:p>4.318557742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.3656179071" calcext:value-type="float">
            <text:p>4.365617907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4.4126262571" calcext:value-type="float">
            <text:p>4.412626257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.4596849571" calcext:value-type="float">
            <text:p>4.459684957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.5068926429" calcext:value-type="float">
            <text:p>4.5068926429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4.5543260786" calcext:value-type="float">
            <text:p>4.554326078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.6020246786" calcext:value-type="float">
            <text:p>4.602024678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.6499823214" calcext:value-type="float">
            <text:p>4.6499823214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4.6981487071" calcext:value-type="float">
            <text:p>4.698148707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.7464396357" calcext:value-type="float">
            <text:p>4.7464396357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4.7947531286" calcext:value-type="float">
            <text:p>4.794753128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.8429872214" calcext:value-type="float">
            <text:p>4.8429872214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4.8910552143" calcext:value-type="float">
            <text:p>4.8910552143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4.9388953143" calcext:value-type="float">
            <text:p>4.938895314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4.9864732643" calcext:value-type="float">
            <text:p>4.9864732643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5.0337786929" calcext:value-type="float">
            <text:p>5.0337786929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5.0808176786" calcext:value-type="float">
            <text:p>5.080817678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5.1276052357" calcext:value-type="float">
            <text:p>5.1276052357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5.1741612143" calcext:value-type="float">
            <text:p>5.1741612143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5.2205117" calcext:value-type="float">
            <text:p>5.2205117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5.2666955429" calcext:value-type="float">
            <text:p>5.2666955429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5.3127727357" calcext:value-type="float">
            <text:p>5.312772735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5.3588294" calcext:value-type="float">
            <text:p>5.3588294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5.4049736571" calcext:value-type="float">
            <text:p>5.404973657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5.4513186786" calcext:value-type="float">
            <text:p>5.4513186786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5.4979534857" calcext:value-type="float">
            <text:p>5.4979534857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5.5449071357" calcext:value-type="float">
            <text:p>5.5449071357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5.5921156143" calcext:value-type="float">
            <text:p>5.5921156143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5.6394016571" calcext:value-type="float">
            <text:p>5.6394016571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5.6864759786" calcext:value-type="float">
            <text:p>5.6864759786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.7329654286" calcext:value-type="float">
            <text:p>5.732965428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.7784708714" calcext:value-type="float">
            <text:p>5.7784708714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5.8226545857" calcext:value-type="float">
            <text:p>5.8226545857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5.8653518286" calcext:value-type="float">
            <text:p>5.8653518286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5.9066889143" calcext:value-type="float">
            <text:p>5.9066889143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.9471671071" calcext:value-type="float">
            <text:p>5.947167107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5.9876476571" calcext:value-type="float">
            <text:p>5.9876476571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.0291893714" calcext:value-type="float">
            <text:p>6.0291893714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.0727768214" calcext:value-type="float">
            <text:p>6.072776821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.1190644286" calcext:value-type="float">
            <text:p>6.119064428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.1682413143" calcext:value-type="float">
            <text:p>6.1682413143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.2200301" calcext:value-type="float">
            <text:p>6.2200301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.2737768571" calcext:value-type="float">
            <text:p>6.273776857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.3285871571" calcext:value-type="float">
            <text:p>6.3285871571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.3834778786" calcext:value-type="float">
            <text:p>6.3834778786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.4375247357" calcext:value-type="float">
            <text:p>6.4375247357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.4899893214" calcext:value-type="float">
            <text:p>6.4899893214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.5404104071" calcext:value-type="float">
            <text:p>6.5404104071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6.5886450143" calcext:value-type="float">
            <text:p>6.5886450143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6.6348487786" calcext:value-type="float">
            <text:p>6.6348487786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.6793964571" calcext:value-type="float">
            <text:p>6.679396457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660991" calcext:value-type="float">
            <text:p>6.660991</text:p>
          </table:table-cell>
          <table:table-cell office:value-type="float" office:value="6.7227635429" calcext:value-type="float">
            <text:p>6.7227635429</text:p>
          </table:table-cell>
          <table:table-cell table:formula="of:=POWER([.C141]-6.75;2)" office:value-type="float" office:value="0.000741824595360134" calcext:value-type="float">
            <text:p>0.0007418246</text:p>
          </table:table-cell>
          <table:table-cell table:formula="of:=SQRT(SUM([.D141:.D240])/100)" office:value-type="float" office:value="0.396078104994924" calcext:value-type="float">
            <text:p>0.39607810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647746" calcext:value-type="float">
            <text:p>6.647746</text:p>
          </table:table-cell>
          <table:table-cell office:value-type="float" office:value="6.7178298429" calcext:value-type="float">
            <text:p>6.7178298429</text:p>
          </table:table-cell>
          <table:table-cell table:formula="of:=POWER([.C142]-6.75;2)" office:value-type="float" office:value="0.00103491900783865" calcext:value-type="float">
            <text:p>0.00103491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639916" calcext:value-type="float">
            <text:p>6.639916</text:p>
          </table:table-cell>
          <table:table-cell office:value-type="float" office:value="6.7126323714" calcext:value-type="float">
            <text:p>6.7126323714</text:p>
          </table:table-cell>
          <table:table-cell table:formula="of:=POWER([.C143]-6.75;2)" office:value-type="float" office:value="0.00139633966718755" calcext:value-type="float">
            <text:p>0.0013963397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640359" calcext:value-type="float">
            <text:p>6.640359</text:p>
          </table:table-cell>
          <table:table-cell office:value-type="float" office:value="6.7073832643" calcext:value-type="float">
            <text:p>6.7073832643</text:p>
          </table:table-cell>
          <table:table-cell table:formula="of:=POWER([.C144]-6.75;2)" office:value-type="float" office:value="0.00181618616172368" calcext:value-type="float">
            <text:p>0.001816186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65115" calcext:value-type="float">
            <text:p>6.65115</text:p>
          </table:table-cell>
          <table:table-cell office:value-type="float" office:value="6.7021901" calcext:value-type="float">
            <text:p>6.7021901</text:p>
          </table:table-cell>
          <table:table-cell table:formula="of:=POWER([.C145]-6.75;2)" office:value-type="float" office:value="0.00228578653800999" calcext:value-type="float">
            <text:p>0.0022857865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672922" calcext:value-type="float">
            <text:p>6.672922</text:p>
          </table:table-cell>
          <table:table-cell office:value-type="float" office:value="6.69710985" calcext:value-type="float">
            <text:p>6.69710985</text:p>
          </table:table-cell>
          <table:table-cell table:formula="of:=POWER([.C146]-6.75;2)" office:value-type="float" office:value="0.00279736796702246" calcext:value-type="float">
            <text:p>0.00279736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704403" calcext:value-type="float">
            <text:p>6.704403</text:p>
          </table:table-cell>
          <table:table-cell office:value-type="float" office:value="6.69219745" calcext:value-type="float">
            <text:p>6.69219745</text:p>
          </table:table-cell>
          <table:table-cell table:formula="of:=POWER([.C147]-6.75;2)" office:value-type="float" office:value="0.00334113478650249" calcext:value-type="float">
            <text:p>0.0033411348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742312" calcext:value-type="float">
            <text:p>6.742312</text:p>
          </table:table-cell>
          <table:table-cell office:value-type="float" office:value="6.6875268786" calcext:value-type="float">
            <text:p>6.6875268786</text:p>
          </table:table-cell>
          <table:table-cell table:formula="of:=POWER([.C148]-6.75;2)" office:value-type="float" office:value="0.00390289089745914" calcext:value-type="float">
            <text:p>0.003902890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781714" calcext:value-type="float">
            <text:p>6.781714</text:p>
          </table:table-cell>
          <table:table-cell office:value-type="float" office:value="6.68317545" calcext:value-type="float">
            <text:p>6.68317545</text:p>
          </table:table-cell>
          <table:table-cell table:formula="of:=POWER([.C149]-6.75;2)" office:value-type="float" office:value="0.00446552048270247" calcext:value-type="float">
            <text:p>0.004465520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816815" calcext:value-type="float">
            <text:p>6.816815</text:p>
          </table:table-cell>
          <table:table-cell office:value-type="float" office:value="6.6791765071" calcext:value-type="float">
            <text:p>6.6791765071</text:p>
          </table:table-cell>
          <table:table-cell table:formula="of:=POWER([.C150]-6.75;2)" office:value-type="float" office:value="0.00501596714655632" calcext:value-type="float">
            <text:p>0.005015967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842085" calcext:value-type="float">
            <text:p>6.842085</text:p>
          </table:table-cell>
          <table:table-cell office:value-type="float" office:value="6.6754569286" calcext:value-type="float">
            <text:p>6.6754569286</text:p>
          </table:table-cell>
          <table:table-cell table:formula="of:=POWER([.C151]-6.75;2)" office:value-type="float" office:value="0.00555666949374549" calcext:value-type="float">
            <text:p>0.0055566695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853473" calcext:value-type="float">
            <text:p>6.853473</text:p>
          </table:table-cell>
          <table:table-cell office:value-type="float" office:value="6.6717786571" calcext:value-type="float">
            <text:p>6.6717786571</text:p>
          </table:table-cell>
          <table:table-cell table:formula="of:=POWER([.C152]-6.75;2)" office:value-type="float" office:value="0.00611857848507939" calcext:value-type="float">
            <text:p>0.006118578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84945" calcext:value-type="float">
            <text:p>6.84945</text:p>
          </table:table-cell>
          <table:table-cell office:value-type="float" office:value="6.6676986214" calcext:value-type="float">
            <text:p>6.6676986214</text:p>
          </table:table-cell>
          <table:table-cell table:formula="of:=POWER([.C153]-6.75;2)" office:value-type="float" office:value="0.00677351691946061" calcext:value-type="float">
            <text:p>0.006773516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831566" calcext:value-type="float">
            <text:p>6.831566</text:p>
          </table:table-cell>
          <table:table-cell office:value-type="float" office:value="6.66255325" calcext:value-type="float">
            <text:p>6.66255325</text:p>
          </table:table-cell>
          <table:table-cell table:formula="of:=POWER([.C154]-6.75;2)" office:value-type="float" office:value="0.00764693408556246" calcext:value-type="float">
            <text:p>0.007646934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8043" calcext:value-type="float">
            <text:p>6.8043</text:p>
          </table:table-cell>
          <table:table-cell office:value-type="float" office:value="6.6554676" calcext:value-type="float">
            <text:p>6.6554676</text:p>
          </table:table-cell>
          <table:table-cell table:formula="of:=POWER([.C155]-6.75;2)" office:value-type="float" office:value="0.00893637464976005" calcext:value-type="float">
            <text:p>0.008936374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774131" calcext:value-type="float">
            <text:p>6.774131</text:p>
          </table:table-cell>
          <table:table-cell office:value-type="float" office:value="6.6453862786" calcext:value-type="float">
            <text:p>6.6453862786</text:p>
          </table:table-cell>
          <table:table-cell table:formula="of:=POWER([.C156]-6.75;2)" office:value-type="float" office:value="0.0109440307051568" calcext:value-type="float">
            <text:p>0.010944030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74799" calcext:value-type="float">
            <text:p>6.74799</text:p>
          </table:table-cell>
          <table:table-cell office:value-type="float" office:value="6.6311218071" calcext:value-type="float">
            <text:p>6.6311218071</text:p>
          </table:table-cell>
          <table:table-cell table:formula="of:=POWER([.C157]-6.75;2)" office:value-type="float" office:value="0.0141320247471697" calcext:value-type="float">
            <text:p>0.014132024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731512" calcext:value-type="float">
            <text:p>6.731512</text:p>
          </table:table-cell>
          <table:table-cell office:value-type="float" office:value="6.61141325" calcext:value-type="float">
            <text:p>6.61141325</text:p>
          </table:table-cell>
          <table:table-cell table:formula="of:=POWER([.C158]-6.75;2)" office:value-type="float" office:value="0.0192062872755625" calcext:value-type="float">
            <text:p>0.019206287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727654" calcext:value-type="float">
            <text:p>6.727654</text:p>
          </table:table-cell>
          <table:table-cell office:value-type="float" office:value="6.5849781929" calcext:value-type="float">
            <text:p>6.5849781929</text:p>
          </table:table-cell>
          <table:table-cell table:formula="of:=POWER([.C159]-6.75;2)" office:value-type="float" office:value="0.0272321968185498" calcext:value-type="float">
            <text:p>0.0272321968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736159" calcext:value-type="float">
            <text:p>6.736159</text:p>
          </table:table-cell>
          <table:table-cell office:value-type="float" office:value="6.5504922357" calcext:value-type="float">
            <text:p>6.5504922357</text:p>
          </table:table-cell>
          <table:table-cell table:formula="of:=POWER([.C160]-6.75;2)" office:value-type="float" office:value="0.0398033480159843" calcext:value-type="float">
            <text:p>0.03980334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754023" calcext:value-type="float">
            <text:p>6.754023</text:p>
          </table:table-cell>
          <table:table-cell office:value-type="float" office:value="6.5053852857" calcext:value-type="float">
            <text:p>6.5053852857</text:p>
          </table:table-cell>
          <table:table-cell table:formula="of:=POWER([.C161]-6.75;2)" office:value-type="float" office:value="0.0598363584520706" calcext:value-type="float">
            <text:p>0.059836358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776711" calcext:value-type="float">
            <text:p>6.776711</text:p>
          </table:table-cell>
          <table:table-cell office:value-type="float" office:value="6.4601507357" calcext:value-type="float">
            <text:p>6.4601507357</text:p>
          </table:table-cell>
          <table:table-cell table:formula="of:=POWER([.C162]-6.75;2)" office:value-type="float" office:value="0.0840125960152512" calcext:value-type="float">
            <text:p>0.08401259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799625" calcext:value-type="float">
            <text:p>6.799625</text:p>
          </table:table-cell>
          <table:table-cell office:value-type="float" office:value="6.4261406857" calcext:value-type="float">
            <text:p>6.4261406857</text:p>
          </table:table-cell>
          <table:table-cell table:formula="of:=POWER([.C163]-6.75;2)" office:value-type="float" office:value="0.104884855458866" calcext:value-type="float">
            <text:p>0.104884855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819296" calcext:value-type="float">
            <text:p>6.819296</text:p>
          </table:table-cell>
          <table:table-cell office:value-type="float" office:value="6.4068170429" calcext:value-type="float">
            <text:p>6.4068170429</text:p>
          </table:table-cell>
          <table:table-cell table:formula="of:=POWER([.C164]-6.75;2)" office:value-type="float" office:value="0.1177745420439" calcext:value-type="float">
            <text:p>0.117774542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834004" calcext:value-type="float">
            <text:p>6.834004</text:p>
          </table:table-cell>
          <table:table-cell office:value-type="float" office:value="6.42935245" calcext:value-type="float">
            <text:p>6.42935245</text:p>
          </table:table-cell>
          <table:table-cell table:formula="of:=POWER([.C165]-6.75;2)" office:value-type="float" office:value="0.102814851321003" calcext:value-type="float">
            <text:p>0.102814851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843753" calcext:value-type="float">
            <text:p>6.843753</text:p>
          </table:table-cell>
          <table:table-cell office:value-type="float" office:value="6.4517828" calcext:value-type="float">
            <text:p>6.4517828</text:p>
          </table:table-cell>
          <table:table-cell table:formula="of:=POWER([.C166]-6.75;2)" office:value-type="float" office:value="0.0889334983758399" calcext:value-type="float">
            <text:p>0.088933498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849763" calcext:value-type="float">
            <text:p>6.849763</text:p>
          </table:table-cell>
          <table:table-cell office:value-type="float" office:value="6.4741435143" calcext:value-type="float">
            <text:p>6.4741435143</text:p>
          </table:table-cell>
          <table:table-cell table:formula="of:=POWER([.C167]-6.75;2)" office:value-type="float" office:value="0.0760968007027545" calcext:value-type="float">
            <text:p>0.0760968007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853684" calcext:value-type="float">
            <text:p>6.853684</text:p>
          </table:table-cell>
          <table:table-cell office:value-type="float" office:value="6.4473601857" calcext:value-type="float">
            <text:p>6.4473601857</text:p>
          </table:table-cell>
          <table:table-cell table:formula="of:=POWER([.C168]-6.75;2)" office:value-type="float" office:value="0.0915908571995385" calcext:value-type="float">
            <text:p>0.0915908572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856822" calcext:value-type="float">
            <text:p>6.856822</text:p>
          </table:table-cell>
          <table:table-cell office:value-type="float" office:value="6.4287505357" calcext:value-type="float">
            <text:p>6.4287505357</text:p>
          </table:table-cell>
          <table:table-cell table:formula="of:=POWER([.C169]-6.75;2)" office:value-type="float" office:value="0.103201218313037" calcext:value-type="float">
            <text:p>0.103201218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85956" calcext:value-type="float">
            <text:p>6.85956</text:p>
          </table:table-cell>
          <table:table-cell office:value-type="float" office:value="6.414576" calcext:value-type="float">
            <text:p>6.414576</text:p>
          </table:table-cell>
          <table:table-cell table:formula="of:=POWER([.C170]-6.75;2)" office:value-type="float" office:value="0.112509259776" calcext:value-type="float">
            <text:p>0.112509259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861162" calcext:value-type="float">
            <text:p>6.861162</text:p>
          </table:table-cell>
          <table:table-cell office:value-type="float" office:value="6.4028595071" calcext:value-type="float">
            <text:p>6.4028595071</text:p>
          </table:table-cell>
          <table:table-cell table:formula="of:=POWER([.C171]-6.75;2)" office:value-type="float" office:value="0.120506521810855" calcext:value-type="float">
            <text:p>0.1205065218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860004" calcext:value-type="float">
            <text:p>6.860004</text:p>
          </table:table-cell>
          <table:table-cell office:value-type="float" office:value="6.3923524214" calcext:value-type="float">
            <text:p>6.3923524214</text:p>
          </table:table-cell>
          <table:table-cell table:formula="of:=POWER([.C172]-6.75;2)" office:value-type="float" office:value="0.127911790478443" calcext:value-type="float">
            <text:p>0.127911790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854198" calcext:value-type="float">
            <text:p>6.854198</text:p>
          </table:table-cell>
          <table:table-cell office:value-type="float" office:value="6.3823307143" calcext:value-type="float">
            <text:p>6.3823307143</text:p>
          </table:table-cell>
          <table:table-cell table:formula="of:=POWER([.C173]-6.75;2)" office:value-type="float" office:value="0.135180703647148" calcext:value-type="float">
            <text:p>0.135180703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842431" calcext:value-type="float">
            <text:p>6.842431</text:p>
          </table:table-cell>
          <table:table-cell office:value-type="float" office:value="6.372521" calcext:value-type="float">
            <text:p>6.372521</text:p>
          </table:table-cell>
          <table:table-cell table:formula="of:=POWER([.C174]-6.75;2)" office:value-type="float" office:value="0.142490395441" calcext:value-type="float">
            <text:p>0.1424903954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824752" calcext:value-type="float">
            <text:p>6.824752</text:p>
          </table:table-cell>
          <table:table-cell office:value-type="float" office:value="6.3630128643" calcext:value-type="float">
            <text:p>6.3630128643</text:p>
          </table:table-cell>
          <table:table-cell table:formula="of:=POWER([.C175]-6.75;2)" office:value-type="float" office:value="0.14975904319729" calcext:value-type="float">
            <text:p>0.149759043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802989" calcext:value-type="float">
            <text:p>6.802989</text:p>
          </table:table-cell>
          <table:table-cell office:value-type="float" office:value="6.3541223357" calcext:value-type="float">
            <text:p>6.3541223357</text:p>
          </table:table-cell>
          <table:table-cell table:formula="of:=POWER([.C176]-6.75;2)" office:value-type="float" office:value="0.156719125091624" calcext:value-type="float">
            <text:p>0.156719125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780594" calcext:value-type="float">
            <text:p>6.780594</text:p>
          </table:table-cell>
          <table:table-cell office:value-type="float" office:value="6.3462266786" calcext:value-type="float">
            <text:p>6.3462266786</text:p>
          </table:table-cell>
          <table:table-cell table:formula="of:=POWER([.C177]-6.75;2)" office:value-type="float" office:value="0.163032895074388" calcext:value-type="float">
            <text:p>0.163032895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761837" calcext:value-type="float">
            <text:p>6.761837</text:p>
          </table:table-cell>
          <table:table-cell office:value-type="float" office:value="6.3396201" calcext:value-type="float">
            <text:p>6.3396201</text:p>
          </table:table-cell>
          <table:table-cell table:formula="of:=POWER([.C178]-6.75;2)" office:value-type="float" office:value="0.16841166232401" calcext:value-type="float">
            <text:p>0.168411662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750549" calcext:value-type="float">
            <text:p>6.750549</text:p>
          </table:table-cell>
          <table:table-cell office:value-type="float" office:value="6.3344327857" calcext:value-type="float">
            <text:p>6.3344327857</text:p>
          </table:table-cell>
          <table:table-cell table:formula="of:=POWER([.C179]-6.75;2)" office:value-type="float" office:value="0.172696109601062" calcext:value-type="float">
            <text:p>0.1726961096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748828" calcext:value-type="float">
            <text:p>6.748828</text:p>
          </table:table-cell>
          <table:table-cell office:value-type="float" office:value="6.3306220143" calcext:value-type="float">
            <text:p>6.3306220143</text:p>
          </table:table-cell>
          <table:table-cell table:formula="of:=POWER([.C180]-6.75;2)" office:value-type="float" office:value="0.175877894889789" calcext:value-type="float">
            <text:p>0.175877894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756228" calcext:value-type="float">
            <text:p>6.756228</text:p>
          </table:table-cell>
          <table:table-cell office:value-type="float" office:value="6.3280141571" calcext:value-type="float">
            <text:p>6.3280141571</text:p>
          </table:table-cell>
          <table:table-cell table:formula="of:=POWER([.C181]-6.75;2)" office:value-type="float" office:value="0.178072051608023" calcext:value-type="float">
            <text:p>0.1780720516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769799" calcext:value-type="float">
            <text:p>6.769799</text:p>
          </table:table-cell>
          <table:table-cell office:value-type="float" office:value="6.3263657071" calcext:value-type="float">
            <text:p>6.3263657071</text:p>
          </table:table-cell>
          <table:table-cell table:formula="of:=POWER([.C182]-6.75;2)" office:value-type="float" office:value="0.179466014120883" calcext:value-type="float">
            <text:p>0.179466014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785026" calcext:value-type="float">
            <text:p>6.785026</text:p>
          </table:table-cell>
          <table:table-cell office:value-type="float" office:value="6.3254166357" calcext:value-type="float">
            <text:p>6.3254166357</text:p>
          </table:table-cell>
          <table:table-cell table:formula="of:=POWER([.C183]-6.75;2)" office:value-type="float" office:value="0.180271033240307" calcext:value-type="float">
            <text:p>0.1802710332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797365" calcext:value-type="float">
            <text:p>6.797365</text:p>
          </table:table-cell>
          <table:table-cell office:value-type="float" office:value="6.3249221857" calcext:value-type="float">
            <text:p>6.3249221857</text:p>
          </table:table-cell>
          <table:table-cell table:formula="of:=POWER([.C184]-6.75;2)" office:value-type="float" office:value="0.180691148210065" calcext:value-type="float">
            <text:p>0.180691148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803838" calcext:value-type="float">
            <text:p>6.803838</text:p>
          </table:table-cell>
          <table:table-cell office:value-type="float" office:value="6.3246624429" calcext:value-type="float">
            <text:p>6.3246624429</text:p>
          </table:table-cell>
          <table:table-cell table:formula="of:=POWER([.C185]-6.75;2)" office:value-type="float" office:value="0.180912037479796" calcext:value-type="float">
            <text:p>0.1809120375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804131" calcext:value-type="float">
            <text:p>6.804131</text:p>
          </table:table-cell>
          <table:table-cell office:value-type="float" office:value="6.3244390071" calcext:value-type="float">
            <text:p>6.3244390071</text:p>
          </table:table-cell>
          <table:table-cell table:formula="of:=POWER([.C186]-6.75;2)" office:value-type="float" office:value="0.181102158678034" calcext:value-type="float">
            <text:p>0.1811021587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800855" calcext:value-type="float">
            <text:p>6.800855</text:p>
          </table:table-cell>
          <table:table-cell office:value-type="float" office:value="6.3240715714" calcext:value-type="float">
            <text:p>6.3240715714</text:p>
          </table:table-cell>
          <table:table-cell table:formula="of:=POWER([.C187]-6.75;2)" office:value-type="float" office:value="0.181415026289665" calcext:value-type="float">
            <text:p>0.1814150263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798808" calcext:value-type="float">
            <text:p>6.798808</text:p>
          </table:table-cell>
          <table:table-cell office:value-type="float" office:value="6.3234037929" calcext:value-type="float">
            <text:p>6.3234037929</text:p>
          </table:table-cell>
          <table:table-cell table:formula="of:=POWER([.C188]-6.75;2)" office:value-type="float" office:value="0.181984323912106" calcext:value-type="float">
            <text:p>0.181984323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803433" calcext:value-type="float">
            <text:p>6.803433</text:p>
          </table:table-cell>
          <table:table-cell office:value-type="float" office:value="6.32232075" calcext:value-type="float">
            <text:p>6.32232075</text:p>
          </table:table-cell>
          <table:table-cell table:formula="of:=POWER([.C189]-6.75;2)" office:value-type="float" office:value="0.182909540880562" calcext:value-type="float">
            <text:p>0.182909540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818895" calcext:value-type="float">
            <text:p>6.818895</text:p>
          </table:table-cell>
          <table:table-cell office:value-type="float" office:value="6.3207714357" calcext:value-type="float">
            <text:p>6.3207714357</text:p>
          </table:table-cell>
          <table:table-cell table:formula="of:=POWER([.C190]-6.75;2)" office:value-type="float" office:value="0.184237160411039" calcext:value-type="float">
            <text:p>0.1842371604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846391" calcext:value-type="float">
            <text:p>6.846391</text:p>
          </table:table-cell>
          <table:table-cell office:value-type="float" office:value="6.31878405" calcext:value-type="float">
            <text:p>6.31878405</text:p>
          </table:table-cell>
          <table:table-cell table:formula="of:=POWER([.C191]-6.75;2)" office:value-type="float" office:value="0.185947195534403" calcext:value-type="float">
            <text:p>0.1859471955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883302" calcext:value-type="float">
            <text:p>6.883302</text:p>
          </table:table-cell>
          <table:table-cell office:value-type="float" office:value="6.3164622071" calcext:value-type="float">
            <text:p>6.3164622071</text:p>
          </table:table-cell>
          <table:table-cell table:formula="of:=POWER([.C192]-6.75;2)" office:value-type="float" office:value="0.187955017872603" calcext:value-type="float">
            <text:p>0.187955017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923506" calcext:value-type="float">
            <text:p>6.923506</text:p>
          </table:table-cell>
          <table:table-cell office:value-type="float" office:value="6.3139581786" calcext:value-type="float">
            <text:p>6.3139581786</text:p>
          </table:table-cell>
          <table:table-cell table:formula="of:=POWER([.C193]-6.75;2)" office:value-type="float" office:value="0.190132470009829" calcext:value-type="float">
            <text:p>0.19013247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958783" calcext:value-type="float">
            <text:p>6.958783</text:p>
          </table:table-cell>
          <table:table-cell office:value-type="float" office:value="6.3114315214" calcext:value-type="float">
            <text:p>6.3114315214</text:p>
          </table:table-cell>
          <table:table-cell table:formula="of:=POWER([.C194]-6.75;2)" office:value-type="float" office:value="0.192342310421518" calcext:value-type="float">
            <text:p>0.1923423104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980858" calcext:value-type="float">
            <text:p>6.980858</text:p>
          </table:table-cell>
          <table:table-cell office:value-type="float" office:value="6.3090095643" calcext:value-type="float">
            <text:p>6.3090095643</text:p>
          </table:table-cell>
          <table:table-cell table:formula="of:=POWER([.C195]-6.75;2)" office:value-type="float" office:value="0.194472564378876" calcext:value-type="float">
            <text:p>0.1944725644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983491" calcext:value-type="float">
            <text:p>6.983491</text:p>
          </table:table-cell>
          <table:table-cell office:value-type="float" office:value="6.30676435" calcext:value-type="float">
            <text:p>6.30676435</text:p>
          </table:table-cell>
          <table:table-cell table:formula="of:=POWER([.C196]-6.75;2)" office:value-type="float" office:value="0.196457841430923" calcext:value-type="float">
            <text:p>0.1964578414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964098" calcext:value-type="float">
            <text:p>6.964098</text:p>
          </table:table-cell>
          <table:table-cell office:value-type="float" office:value="6.3047113786" calcext:value-type="float">
            <text:p>6.3047113786</text:p>
          </table:table-cell>
          <table:table-cell table:formula="of:=POWER([.C197]-6.75;2)" office:value-type="float" office:value="0.198281956348312" calcext:value-type="float">
            <text:p>0.198281956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924551" calcext:value-type="float">
            <text:p>6.924551</text:p>
          </table:table-cell>
          <table:table-cell office:value-type="float" office:value="6.3028256143" calcext:value-type="float">
            <text:p>6.3028256143</text:p>
          </table:table-cell>
          <table:table-cell table:formula="of:=POWER([.C198]-6.75;2)" office:value-type="float" office:value="0.199964931226173" calcext:value-type="float">
            <text:p>0.199964931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870986" calcext:value-type="float">
            <text:p>6.870986</text:p>
          </table:table-cell>
          <table:table-cell office:value-type="float" office:value="6.3010650857" calcext:value-type="float">
            <text:p>6.3010650857</text:p>
          </table:table-cell>
          <table:table-cell table:formula="of:=POWER([.C199]-6.75;2)" office:value-type="float" office:value="0.201542557277548" calcext:value-type="float">
            <text:p>0.2015425573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812635" calcext:value-type="float">
            <text:p>6.812635</text:p>
          </table:table-cell>
          <table:table-cell office:value-type="float" office:value="6.2993920143" calcext:value-type="float">
            <text:p>6.2993920143</text:p>
          </table:table-cell>
          <table:table-cell table:formula="of:=POWER([.C200]-6.75;2)" office:value-type="float" office:value="0.203047556776611" calcext:value-type="float">
            <text:p>0.203047556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759862" calcext:value-type="float">
            <text:p>6.759862</text:p>
          </table:table-cell>
          <table:table-cell office:value-type="float" office:value="6.2977840643" calcext:value-type="float">
            <text:p>6.2977840643</text:p>
          </table:table-cell>
          <table:table-cell table:formula="of:=POWER([.C201]-6.75;2)" office:value-type="float" office:value="0.204499252501026" calcext:value-type="float">
            <text:p>0.2044992525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721798" calcext:value-type="float">
            <text:p>6.721798</text:p>
          </table:table-cell>
          <table:table-cell office:value-type="float" office:value="6.2962328571" calcext:value-type="float">
            <text:p>6.2962328571</text:p>
          </table:table-cell>
          <table:table-cell table:formula="of:=POWER([.C202]-6.75;2)" office:value-type="float" office:value="0.205904619975629" calcext:value-type="float">
            <text:p>0.20590462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704156" calcext:value-type="float">
            <text:p>6.704156</text:p>
          </table:table-cell>
          <table:table-cell office:value-type="float" office:value="6.2947322571" calcext:value-type="float">
            <text:p>6.2947322571</text:p>
          </table:table-cell>
          <table:table-cell table:formula="of:=POWER([.C203]-6.75;2)" office:value-type="float" office:value="0.207268717725261" calcext:value-type="float">
            <text:p>0.207268717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707887" calcext:value-type="float">
            <text:p>6.707887</text:p>
          </table:table-cell>
          <table:table-cell office:value-type="float" office:value="6.2932634643" calcext:value-type="float">
            <text:p>6.2932634643</text:p>
          </table:table-cell>
          <table:table-cell table:formula="of:=POWER([.C204]-6.75;2)" office:value-type="float" office:value="0.208608263043238" calcext:value-type="float">
            <text:p>0.20860826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729125" calcext:value-type="float">
            <text:p>6.729125</text:p>
          </table:table-cell>
          <table:table-cell office:value-type="float" office:value="6.2917853714" calcext:value-type="float">
            <text:p>6.2917853714</text:p>
          </table:table-cell>
          <table:table-cell table:formula="of:=POWER([.C205]-6.75;2)" office:value-type="float" office:value="0.209960645863036" calcext:value-type="float">
            <text:p>0.2099606459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76043" calcext:value-type="float">
            <text:p>6.76043</text:p>
          </table:table-cell>
          <table:table-cell office:value-type="float" office:value="6.29023575" calcext:value-type="float">
            <text:p>6.29023575</text:p>
          </table:table-cell>
          <table:table-cell table:formula="of:=POWER([.C206]-6.75;2)" office:value-type="float" office:value="0.211383165578063" calcext:value-type="float">
            <text:p>0.211383165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792923" calcext:value-type="float">
            <text:p>6.792923</text:p>
          </table:table-cell>
          <table:table-cell office:value-type="float" office:value="6.2885432143" calcext:value-type="float">
            <text:p>6.2885432143</text:p>
          </table:table-cell>
          <table:table-cell table:formula="of:=POWER([.C207]-6.75;2)" office:value-type="float" office:value="0.212942365068576" calcext:value-type="float">
            <text:p>0.2129423651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818606" calcext:value-type="float">
            <text:p>6.818606</text:p>
          </table:table-cell>
          <table:table-cell office:value-type="float" office:value="6.2866449143" calcext:value-type="float">
            <text:p>6.2866449143</text:p>
          </table:table-cell>
          <table:table-cell table:formula="of:=POWER([.C208]-6.75;2)" office:value-type="float" office:value="0.214697935444054" calcext:value-type="float">
            <text:p>0.214697935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832259" calcext:value-type="float">
            <text:p>6.832259</text:p>
          </table:table-cell>
          <table:table-cell office:value-type="float" office:value="6.2845034214" calcext:value-type="float">
            <text:p>6.2845034214</text:p>
          </table:table-cell>
          <table:table-cell table:formula="of:=POWER([.C209]-6.75;2)" office:value-type="float" office:value="0.216687064688306" calcext:value-type="float">
            <text:p>0.2166870647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83247" calcext:value-type="float">
            <text:p>6.83247</text:p>
          </table:table-cell>
          <table:table-cell office:value-type="float" office:value="6.2821172071" calcext:value-type="float">
            <text:p>6.2821172071</text:p>
          </table:table-cell>
          <table:table-cell table:formula="of:=POWER([.C210]-6.75;2)" office:value-type="float" office:value="0.218914307891904" calcext:value-type="float">
            <text:p>0.218914307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821617" calcext:value-type="float">
            <text:p>6.821617</text:p>
          </table:table-cell>
          <table:table-cell office:value-type="float" office:value="6.2795222429" calcext:value-type="float">
            <text:p>6.2795222429</text:p>
          </table:table-cell>
          <table:table-cell table:formula="of:=POWER([.C211]-6.75;2)" office:value-type="float" office:value="0.221349319925847" calcext:value-type="float">
            <text:p>0.2213493199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804882" calcext:value-type="float">
            <text:p>6.804882</text:p>
          </table:table-cell>
          <table:table-cell office:value-type="float" office:value="6.2767851071" calcext:value-type="float">
            <text:p>6.2767851071</text:p>
          </table:table-cell>
          <table:table-cell table:formula="of:=POWER([.C212]-6.75;2)" office:value-type="float" office:value="0.223932334862358" calcext:value-type="float">
            <text:p>0.2239323349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788571" calcext:value-type="float">
            <text:p>6.788571</text:p>
          </table:table-cell>
          <table:table-cell office:value-type="float" office:value="6.2739903143" calcext:value-type="float">
            <text:p>6.2739903143</text:p>
          </table:table-cell>
          <table:table-cell table:formula="of:=POWER([.C213]-6.75;2)" office:value-type="float" office:value="0.226585220880213" calcext:value-type="float">
            <text:p>0.2265852209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778208" calcext:value-type="float">
            <text:p>6.778208</text:p>
          </table:table-cell>
          <table:table-cell office:value-type="float" office:value="6.2712260643" calcext:value-type="float">
            <text:p>6.2712260643</text:p>
          </table:table-cell>
          <table:table-cell table:formula="of:=POWER([.C214]-6.75;2)" office:value-type="float" office:value="0.229224481505667" calcext:value-type="float">
            <text:p>0.229224481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776992" calcext:value-type="float">
            <text:p>6.776992</text:p>
          </table:table-cell>
          <table:table-cell office:value-type="float" office:value="6.2685725714" calcext:value-type="float">
            <text:p>6.2685725714</text:p>
          </table:table-cell>
          <table:table-cell table:formula="of:=POWER([.C215]-6.75;2)" office:value-type="float" office:value="0.231772369008408" calcext:value-type="float">
            <text:p>0.231772369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785058" calcext:value-type="float">
            <text:p>6.785058</text:p>
          </table:table-cell>
          <table:table-cell office:value-type="float" office:value="6.2660955" calcext:value-type="float">
            <text:p>6.2660955</text:p>
          </table:table-cell>
          <table:table-cell table:formula="of:=POWER([.C216]-6.75;2)" office:value-type="float" office:value="0.23416356512025" calcext:value-type="float">
            <text:p>0.234163565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799731" calcext:value-type="float">
            <text:p>6.799731</text:p>
          </table:table-cell>
          <table:table-cell office:value-type="float" office:value="6.2638447286" calcext:value-type="float">
            <text:p>6.2638447286</text:p>
          </table:table-cell>
          <table:table-cell table:formula="of:=POWER([.C217]-6.75;2)" office:value-type="float" office:value="0.236346947910008" calcext:value-type="float">
            <text:p>0.2363469479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816576" calcext:value-type="float">
            <text:p>6.816576</text:p>
          </table:table-cell>
          <table:table-cell office:value-type="float" office:value="6.26185635" calcext:value-type="float">
            <text:p>6.26185635</text:p>
          </table:table-cell>
          <table:table-cell table:formula="of:=POWER([.C218]-6.75;2)" office:value-type="float" office:value="0.238284223035322" calcext:value-type="float">
            <text:p>0.238284223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830784" calcext:value-type="float">
            <text:p>6.830784</text:p>
          </table:table-cell>
          <table:table-cell office:value-type="float" office:value="6.2601549071" calcext:value-type="float">
            <text:p>6.2601549071</text:p>
          </table:table-cell>
          <table:table-cell table:formula="of:=POWER([.C219]-6.75;2)" office:value-type="float" office:value="0.239948215038209" calcext:value-type="float">
            <text:p>0.23994821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838391" calcext:value-type="float">
            <text:p>6.838391</text:p>
          </table:table-cell>
          <table:table-cell office:value-type="float" office:value="6.2587538071" calcext:value-type="float">
            <text:p>6.2587538071</text:p>
          </table:table-cell>
          <table:table-cell table:formula="of:=POWER([.C220]-6.75;2)" office:value-type="float" office:value="0.241322822038744" calcext:value-type="float">
            <text:p>0.24132282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837001" calcext:value-type="float">
            <text:p>6.837001</text:p>
          </table:table-cell>
          <table:table-cell office:value-type="float" office:value="6.2576537" calcext:value-type="float">
            <text:p>6.2576537</text:p>
          </table:table-cell>
          <table:table-cell table:formula="of:=POWER([.C221]-6.75;2)" office:value-type="float" office:value="0.24240487912369" calcext:value-type="float">
            <text:p>0.242404879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825927" calcext:value-type="float">
            <text:p>6.825927</text:p>
          </table:table-cell>
          <table:table-cell office:value-type="float" office:value="6.2568401357" calcext:value-type="float">
            <text:p>6.2568401357</text:p>
          </table:table-cell>
          <table:table-cell table:formula="of:=POWER([.C222]-6.75;2)" office:value-type="float" office:value="0.243206651756394" calcext:value-type="float">
            <text:p>0.243206651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805863" calcext:value-type="float">
            <text:p>6.805863</text:p>
          </table:table-cell>
          <table:table-cell office:value-type="float" office:value="6.2562824714" calcext:value-type="float">
            <text:p>6.2562824714</text:p>
          </table:table-cell>
          <table:table-cell table:formula="of:=POWER([.C223]-6.75;2)" office:value-type="float" office:value="0.243756998046892" calcext:value-type="float">
            <text:p>0.24375699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778366" calcext:value-type="float">
            <text:p>6.778366</text:p>
          </table:table-cell>
          <table:table-cell office:value-type="float" office:value="6.2559357643" calcext:value-type="float">
            <text:p>6.2559357643</text:p>
          </table:table-cell>
          <table:table-cell table:formula="of:=POWER([.C224]-6.75;2)" office:value-type="float" office:value="0.244099468997825" calcext:value-type="float">
            <text:p>0.24409946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74541" calcext:value-type="float">
            <text:p>6.74541</text:p>
          </table:table-cell>
          <table:table-cell office:value-type="float" office:value="6.2557461286" calcext:value-type="float">
            <text:p>6.2557461286</text:p>
          </table:table-cell>
          <table:table-cell table:formula="of:=POWER([.C225]-6.75;2)" office:value-type="float" office:value="0.244286889393888" calcext:value-type="float">
            <text:p>0.244286889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709189" calcext:value-type="float">
            <text:p>6.709189</text:p>
          </table:table-cell>
          <table:table-cell office:value-type="float" office:value="6.2556587643" calcext:value-type="float">
            <text:p>6.2556587643</text:p>
          </table:table-cell>
          <table:table-cell table:formula="of:=POWER([.C226]-6.75;2)" office:value-type="float" office:value="0.244373257313403" calcext:value-type="float">
            <text:p>0.244373257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672191" calcext:value-type="float">
            <text:p>6.672191</text:p>
          </table:table-cell>
          <table:table-cell office:value-type="float" office:value="6.2556268" calcext:value-type="float">
            <text:p>6.2556268</text:p>
          </table:table-cell>
          <table:table-cell table:formula="of:=POWER([.C227]-6.75;2)" office:value-type="float" office:value="0.24440486087824" calcext:value-type="float">
            <text:p>0.244404860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637376" calcext:value-type="float">
            <text:p>6.637376</text:p>
          </table:table-cell>
          <table:table-cell office:value-type="float" office:value="6.2556187" calcext:value-type="float">
            <text:p>6.2556187</text:p>
          </table:table-cell>
          <table:table-cell table:formula="of:=POWER([.C228]-6.75;2)" office:value-type="float" office:value="0.24441286978969" calcext:value-type="float">
            <text:p>0.244412869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608223" calcext:value-type="float">
            <text:p>6.608223</text:p>
          </table:table-cell>
          <table:table-cell office:value-type="float" office:value="6.2556223071" calcext:value-type="float">
            <text:p>6.2556223071</text:p>
          </table:table-cell>
          <table:table-cell table:formula="of:=POWER([.C229]-6.75;2)" office:value-type="float" office:value="0.244409303237126" calcext:value-type="float">
            <text:p>0.244409303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588423" calcext:value-type="float">
            <text:p>6.588423</text:p>
          </table:table-cell>
          <table:table-cell office:value-type="float" office:value="6.2556444571" calcext:value-type="float">
            <text:p>6.2556444571</text:p>
          </table:table-cell>
          <table:table-cell table:formula="of:=POWER([.C230]-6.75;2)" office:value-type="float" office:value="0.244387402795954" calcext:value-type="float">
            <text:p>0.244387402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581169" calcext:value-type="float">
            <text:p>6.581169</text:p>
          </table:table-cell>
          <table:table-cell office:value-type="float" office:value="6.2557063357" calcext:value-type="float">
            <text:p>6.2557063357</text:p>
          </table:table-cell>
          <table:table-cell table:formula="of:=POWER([.C231]-6.75;2)" office:value-type="float" office:value="0.244326226567121" calcext:value-type="float">
            <text:p>0.244326226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588218" calcext:value-type="float">
            <text:p>6.588218</text:p>
          </table:table-cell>
          <table:table-cell office:value-type="float" office:value="6.2558358071" calcext:value-type="float">
            <text:p>6.2558358071</text:p>
          </table:table-cell>
          <table:table-cell table:formula="of:=POWER([.C232]-6.75;2)" office:value-type="float" office:value="0.244198249544508" calcext:value-type="float">
            <text:p>0.244198249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609076" calcext:value-type="float">
            <text:p>6.609076</text:p>
          </table:table-cell>
          <table:table-cell office:value-type="float" office:value="6.2560588929" calcext:value-type="float">
            <text:p>6.2560588929</text:p>
          </table:table-cell>
          <table:table-cell table:formula="of:=POWER([.C233]-6.75;2)" office:value-type="float" office:value="0.243977817283174" calcext:value-type="float">
            <text:p>0.243977817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640681" calcext:value-type="float">
            <text:p>6.640681</text:p>
          </table:table-cell>
          <table:table-cell office:value-type="float" office:value="6.2563927786" calcext:value-type="float">
            <text:p>6.2563927786</text:p>
          </table:table-cell>
          <table:table-cell table:formula="of:=POWER([.C234]-6.75;2)" office:value-type="float" office:value="0.243648089018228" calcext:value-type="float">
            <text:p>0.24364808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677804" calcext:value-type="float">
            <text:p>6.677804</text:p>
          </table:table-cell>
          <table:table-cell office:value-type="float" office:value="6.2568420857" calcext:value-type="float">
            <text:p>6.2568420857</text:p>
          </table:table-cell>
          <table:table-cell table:formula="of:=POWER([.C235]-6.75;2)" office:value-type="float" office:value="0.243204728436726" calcext:value-type="float">
            <text:p>0.243204728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71407" calcext:value-type="float">
            <text:p>6.71407</text:p>
          </table:table-cell>
          <table:table-cell office:value-type="float" office:value="6.2573990857" calcext:value-type="float">
            <text:p>6.2573990857</text:p>
          </table:table-cell>
          <table:table-cell table:formula="of:=POWER([.C236]-6.75;2)" office:value-type="float" office:value="0.242655660769196" calcext:value-type="float">
            <text:p>0.242655660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743294" calcext:value-type="float">
            <text:p>6.743294</text:p>
          </table:table-cell>
          <table:table-cell office:value-type="float" office:value="6.2580471786" calcext:value-type="float">
            <text:p>6.2580471786</text:p>
          </table:table-cell>
          <table:table-cell table:formula="of:=POWER([.C237]-6.75;2)" office:value-type="float" office:value="0.24201757848342" calcext:value-type="float">
            <text:p>0.242017578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76073" calcext:value-type="float">
            <text:p>6.76073</text:p>
          </table:table-cell>
          <table:table-cell office:value-type="float" office:value="6.2587661143" calcext:value-type="float">
            <text:p>6.2587661143</text:p>
          </table:table-cell>
          <table:table-cell table:formula="of:=POWER([.C238]-6.75;2)" office:value-type="float" office:value="0.24131073045992" calcext:value-type="float">
            <text:p>0.241310730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763889" calcext:value-type="float">
            <text:p>6.763889</text:p>
          </table:table-cell>
          <table:table-cell office:value-type="float" office:value="6.2595370286" calcext:value-type="float">
            <text:p>6.2595370286</text:p>
          </table:table-cell>
          <table:table-cell table:formula="of:=POWER([.C239]-6.75;2)" office:value-type="float" office:value="0.240553926314518" calcext:value-type="float">
            <text:p>0.240553926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752773" calcext:value-type="float">
            <text:p>6.752773</text:p>
          </table:table-cell>
          <table:table-cell office:value-type="float" office:value="6.2603457071" calcext:value-type="float">
            <text:p>6.2603457071</text:p>
          </table:table-cell>
          <table:table-cell table:formula="of:=POWER([.C240]-6.75;2)" office:value-type="float" office:value="0.239761326555399" calcext:value-type="float">
            <text:p>0.239761326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729519" calcext:value-type="float">
            <text:p>6.729519</text:p>
          </table:table-cell>
          <table:table-cell office:value-type="float" office:value="6.2611830786" calcext:value-type="float">
            <text:p>6.2611830786</text:p>
          </table:table-cell>
          <table:table-cell table:formula="of:=POWER([.C241]-6.75;2)" office:value-type="float" office:value="0.238941982646974" calcext:value-type="float">
            <text:p>0.238941982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697614" calcext:value-type="float">
            <text:p>6.697614</text:p>
          </table:table-cell>
          <table:table-cell office:value-type="float" office:value="6.2620431929" calcext:value-type="float">
            <text:p>6.2620431929</text:p>
          </table:table-cell>
          <table:table-cell table:formula="of:=POWER([.C242]-6.75;2)" office:value-type="float" office:value="0.238101845595226" calcext:value-type="float">
            <text:p>0.238101845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660913" calcext:value-type="float">
            <text:p>6.660913</text:p>
          </table:table-cell>
          <table:table-cell office:value-type="float" office:value="6.2629200929" calcext:value-type="float">
            <text:p>6.2629200929</text:p>
          </table:table-cell>
          <table:table-cell table:formula="of:=POWER([.C243]-6.75;2)" office:value-type="float" office:value="0.237246835900545" calcext:value-type="float">
            <text:p>0.237246835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62276" calcext:value-type="float">
            <text:p>6.62276</text:p>
          </table:table-cell>
          <table:table-cell office:value-type="float" office:value="6.2638061" calcext:value-type="float">
            <text:p>6.2638061</text:p>
          </table:table-cell>
          <table:table-cell table:formula="of:=POWER([.C244]-6.75;2)" office:value-type="float" office:value="0.23638450839721" calcext:value-type="float">
            <text:p>0.236384508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585458" calcext:value-type="float">
            <text:p>6.585458</text:p>
          </table:table-cell>
          <table:table-cell office:value-type="float" office:value="6.2646937143" calcext:value-type="float">
            <text:p>6.2646937143</text:p>
          </table:table-cell>
          <table:table-cell table:formula="of:=POWER([.C245]-6.75;2)" office:value-type="float" office:value="0.23552219093993" calcext:value-type="float">
            <text:p>0.235522190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550258" calcext:value-type="float">
            <text:p>6.550258</text:p>
          </table:table-cell>
          <table:table-cell office:value-type="float" office:value="6.2655817071" calcext:value-type="float">
            <text:p>6.2655817071</text:p>
          </table:table-cell>
          <table:table-cell table:formula="of:=POWER([.C246]-6.75;2)" office:value-type="float" office:value="0.23466108249615" calcext:value-type="float">
            <text:p>0.234661082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517837" calcext:value-type="float">
            <text:p>6.517837</text:p>
          </table:table-cell>
          <table:table-cell office:value-type="float" office:value="6.2664831714" calcext:value-type="float">
            <text:p>6.2664831714</text:p>
          </table:table-cell>
          <table:table-cell table:formula="of:=POWER([.C247]-6.75;2)" office:value-type="float" office:value="0.233788523539402" calcext:value-type="float">
            <text:p>0.233788523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489068" calcext:value-type="float">
            <text:p>6.489068</text:p>
          </table:table-cell>
          <table:table-cell office:value-type="float" office:value="6.2674309357" calcext:value-type="float">
            <text:p>6.2674309357</text:p>
          </table:table-cell>
          <table:table-cell table:formula="of:=POWER([.C248]-6.75;2)" office:value-type="float" office:value="0.232872901819377" calcext:value-type="float">
            <text:p>0.232872901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465738" calcext:value-type="float">
            <text:p>6.465738</text:p>
          </table:table-cell>
          <table:table-cell office:value-type="float" office:value="6.2684752929" calcext:value-type="float">
            <text:p>6.2684752929</text:p>
          </table:table-cell>
          <table:table-cell table:formula="of:=POWER([.C249]-6.75;2)" office:value-type="float" office:value="0.231866043547741" calcext:value-type="float">
            <text:p>0.231866043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450807" calcext:value-type="float">
            <text:p>6.450807</text:p>
          </table:table-cell>
          <table:table-cell office:value-type="float" office:value="6.2696713929" calcext:value-type="float">
            <text:p>6.2696713929</text:p>
          </table:table-cell>
          <table:table-cell table:formula="of:=POWER([.C250]-6.75;2)" office:value-type="float" office:value="0.230715570798626" calcext:value-type="float">
            <text:p>0.230715570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447933" calcext:value-type="float">
            <text:p>6.447933</text:p>
          </table:table-cell>
          <table:table-cell office:value-type="float" office:value="6.2710588214" calcext:value-type="float">
            <text:p>6.2710588214</text:p>
          </table:table-cell>
          <table:table-cell table:formula="of:=POWER([.C251]-6.75;2)" office:value-type="float" office:value="0.229384652558757" calcext:value-type="float">
            <text:p>0.229384652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460196" calcext:value-type="float">
            <text:p>6.460196</text:p>
          </table:table-cell>
          <table:table-cell office:value-type="float" office:value="6.2726409429" calcext:value-type="float">
            <text:p>6.2726409429</text:p>
          </table:table-cell>
          <table:table-cell table:formula="of:=POWER([.C252]-6.75;2)" office:value-type="float" office:value="0.227871669395401" calcext:value-type="float">
            <text:p>0.227871669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488303" calcext:value-type="float">
            <text:p>6.488303</text:p>
          </table:table-cell>
          <table:table-cell office:value-type="float" office:value="6.2743745" calcext:value-type="float">
            <text:p>6.2743745</text:p>
          </table:table-cell>
          <table:table-cell table:formula="of:=POWER([.C253]-6.75;2)" office:value-type="float" office:value="0.22621961625025" calcext:value-type="float">
            <text:p>0.2262196163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528873" calcext:value-type="float">
            <text:p>6.528873</text:p>
          </table:table-cell>
          <table:table-cell office:value-type="float" office:value="6.2761780357" calcext:value-type="float">
            <text:p>6.2761780357</text:p>
          </table:table-cell>
          <table:table-cell table:formula="of:=POWER([.C254]-6.75;2)" office:value-type="float" office:value="0.22450725385311" calcext:value-type="float">
            <text:p>0.224507253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573511" calcext:value-type="float">
            <text:p>6.573511</text:p>
          </table:table-cell>
          <table:table-cell office:value-type="float" office:value="6.2779610214" calcext:value-type="float">
            <text:p>6.2779610214</text:p>
          </table:table-cell>
          <table:table-cell table:formula="of:=POWER([.C255]-6.75;2)" office:value-type="float" office:value="0.222820797317731" calcext:value-type="float">
            <text:p>0.222820797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609187" calcext:value-type="float">
            <text:p>6.609187</text:p>
          </table:table-cell>
          <table:table-cell office:value-type="float" office:value="6.2796671214" calcext:value-type="float">
            <text:p>6.2796671214</text:p>
          </table:table-cell>
          <table:table-cell table:formula="of:=POWER([.C256]-6.75;2)" office:value-type="float" office:value="0.221213016692162" calcext:value-type="float">
            <text:p>0.221213016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620046" calcext:value-type="float">
            <text:p>6.620046</text:p>
          </table:table-cell>
          <table:table-cell office:value-type="float" office:value="6.2813186214" calcext:value-type="float">
            <text:p>6.2813186214</text:p>
          </table:table-cell>
          <table:table-cell table:formula="of:=POWER([.C257]-6.75;2)" office:value-type="float" office:value="0.219662234646397" calcext:value-type="float">
            <text:p>0.219662234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590405" calcext:value-type="float">
            <text:p>6.590405</text:p>
          </table:table-cell>
          <table:table-cell office:value-type="float" office:value="6.2830472" calcext:value-type="float">
            <text:p>6.2830472</text:p>
          </table:table-cell>
          <table:table-cell table:formula="of:=POWER([.C258]-6.75;2)" office:value-type="float" office:value="0.21804491742784" calcext:value-type="float">
            <text:p>0.218044917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508523" calcext:value-type="float">
            <text:p>6.508523</text:p>
          </table:table-cell>
          <table:table-cell office:value-type="float" office:value="6.2850991714" calcext:value-type="float">
            <text:p>6.2850991714</text:p>
          </table:table-cell>
          <table:table-cell table:formula="of:=POWER([.C259]-6.75;2)" office:value-type="float" office:value="0.216132780432967" calcext:value-type="float">
            <text:p>0.216132780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370762" calcext:value-type="float">
            <text:p>6.370762</text:p>
          </table:table-cell>
          <table:table-cell office:value-type="float" office:value="6.2878085214" calcext:value-type="float">
            <text:p>6.2878085214</text:p>
          </table:table-cell>
          <table:table-cell table:formula="of:=POWER([.C260]-6.75;2)" office:value-type="float" office:value="0.213620962890455" calcext:value-type="float">
            <text:p>0.213620962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18572" calcext:value-type="float">
            <text:p>6.18572</text:p>
          </table:table-cell>
          <table:table-cell office:value-type="float" office:value="6.2915365929" calcext:value-type="float">
            <text:p>6.2915365929</text:p>
          </table:table-cell>
          <table:table-cell table:formula="of:=POWER([.C261]-6.75;2)" office:value-type="float" office:value="0.21018869564974" calcext:value-type="float">
            <text:p>0.210188695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.977614" calcext:value-type="float">
            <text:p>5.977614</text:p>
          </table:table-cell>
          <table:table-cell office:value-type="float" office:value="6.2965816071" calcext:value-type="float">
            <text:p>6.2965816071</text:p>
          </table:table-cell>
          <table:table-cell table:formula="of:=POWER([.C262]-6.75;2)" office:value-type="float" office:value="0.205588239020019" calcext:value-type="float">
            <text:p>0.20558823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.787192" calcext:value-type="float">
            <text:p>5.787192</text:p>
          </table:table-cell>
          <table:table-cell office:value-type="float" office:value="6.3030666" calcext:value-type="float">
            <text:p>6.3030666</text:p>
          </table:table-cell>
          <table:table-cell table:formula="of:=POWER([.C263]-6.75;2)" office:value-type="float" office:value="0.19974946403556" calcext:value-type="float">
            <text:p>0.19974946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.666947" calcext:value-type="float">
            <text:p>5.666947</text:p>
          </table:table-cell>
          <table:table-cell office:value-type="float" office:value="6.3108251786" calcext:value-type="float">
            <text:p>6.3108251786</text:p>
          </table:table-cell>
          <table:table-cell table:formula="of:=POWER([.C264]-6.75;2)" office:value-type="float" office:value="0.192874523751722" calcext:value-type="float">
            <text:p>0.192874523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.667277" calcext:value-type="float">
            <text:p>5.667277</text:p>
          </table:table-cell>
          <table:table-cell office:value-type="float" office:value="6.3193254" calcext:value-type="float">
            <text:p>6.3193254</text:p>
          </table:table-cell>
          <table:table-cell table:formula="of:=POWER([.C265]-6.75;2)" office:value-type="float" office:value="0.18548061108516" calcext:value-type="float">
            <text:p>0.185480611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.81584" calcext:value-type="float">
            <text:p>5.81584</text:p>
          </table:table-cell>
          <table:table-cell office:value-type="float" office:value="6.3276943" calcext:value-type="float">
            <text:p>6.3276943</text:p>
          </table:table-cell>
          <table:table-cell table:formula="of:=POWER([.C266]-6.75;2)" office:value-type="float" office:value="0.17834210425249" calcext:value-type="float">
            <text:p>0.178342104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102243" calcext:value-type="float">
            <text:p>6.102243</text:p>
          </table:table-cell>
          <table:table-cell office:value-type="float" office:value="6.3348883786" calcext:value-type="float">
            <text:p>6.3348883786</text:p>
          </table:table-cell>
          <table:table-cell table:formula="of:=POWER([.C267]-6.75;2)" office:value-type="float" office:value="0.172317658221337" calcext:value-type="float">
            <text:p>0.172317658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480265" calcext:value-type="float">
            <text:p>6.480265</text:p>
          </table:table-cell>
          <table:table-cell office:value-type="float" office:value="6.3399687857" calcext:value-type="float">
            <text:p>6.3399687857</text:p>
          </table:table-cell>
          <table:table-cell table:formula="of:=POWER([.C268]-6.75;2)" office:value-type="float" office:value="0.168125596700333" calcext:value-type="float">
            <text:p>0.168125596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884764" calcext:value-type="float">
            <text:p>6.884764</text:p>
          </table:table-cell>
          <table:table-cell office:value-type="float" office:value="6.3423539786" calcext:value-type="float">
            <text:p>6.3423539786</text:p>
          </table:table-cell>
          <table:table-cell table:formula="of:=POWER([.C269]-6.75;2)" office:value-type="float" office:value="0.166175278763249" calcext:value-type="float">
            <text:p>0.166175278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.25043" calcext:value-type="float">
            <text:p>7.25043</text:p>
          </table:table-cell>
          <table:table-cell office:value-type="float" office:value="6.3419446929" calcext:value-type="float">
            <text:p>6.3419446929</text:p>
          </table:table-cell>
          <table:table-cell table:formula="of:=POWER([.C270]-6.75;2)" office:value-type="float" office:value="0.166509133652475" calcext:value-type="float">
            <text:p>0.166509133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.524546" calcext:value-type="float">
            <text:p>7.524546</text:p>
          </table:table-cell>
          <table:table-cell office:value-type="float" office:value="6.3391099143" calcext:value-type="float">
            <text:p>6.3391099143</text:p>
          </table:table-cell>
          <table:table-cell table:formula="of:=POWER([.C271]-6.75;2)" office:value-type="float" office:value="0.168830662526553" calcext:value-type="float">
            <text:p>0.168830662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.673442" calcext:value-type="float">
            <text:p>7.673442</text:p>
          </table:table-cell>
          <table:table-cell office:value-type="float" office:value="6.3345799071" calcext:value-type="float">
            <text:p>6.3345799071</text:p>
          </table:table-cell>
          <table:table-cell table:formula="of:=POWER([.C272]-6.75;2)" office:value-type="float" office:value="0.172573853585044" calcext:value-type="float">
            <text:p>0.172573853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.684701" calcext:value-type="float">
            <text:p>7.684701</text:p>
          </table:table-cell>
          <table:table-cell office:value-type="float" office:value="6.3292950429" calcext:value-type="float">
            <text:p>6.3292950429</text:p>
          </table:table-cell>
          <table:table-cell table:formula="of:=POWER([.C273]-6.75;2)" office:value-type="float" office:value="0.176992660928513" calcext:value-type="float">
            <text:p>0.1769926609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.56656" calcext:value-type="float">
            <text:p>7.56656</text:p>
          </table:table-cell>
          <table:table-cell office:value-type="float" office:value="6.3242440857" calcext:value-type="float">
            <text:p>6.3242440857</text:p>
          </table:table-cell>
          <table:table-cell table:formula="of:=POWER([.C274]-6.75;2)" office:value-type="float" office:value="0.181268098561429" calcext:value-type="float">
            <text:p>0.181268098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.345042" calcext:value-type="float">
            <text:p>7.345042</text:p>
          </table:table-cell>
          <table:table-cell office:value-type="float" office:value="6.32031385" calcext:value-type="float">
            <text:p>6.32031385</text:p>
          </table:table-cell>
          <table:table-cell table:formula="of:=POWER([.C275]-6.75;2)" office:value-type="float" office:value="0.184630187501823" calcext:value-type="float">
            <text:p>0.1846301875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.058952" calcext:value-type="float">
            <text:p>7.058952</text:p>
          </table:table-cell>
          <table:table-cell office:value-type="float" office:value="6.3181668714" calcext:value-type="float">
            <text:p>6.3181668714</text:p>
          </table:table-cell>
          <table:table-cell table:formula="of:=POWER([.C276]-6.75;2)" office:value-type="float" office:value="0.186479850956464" calcext:value-type="float">
            <text:p>0.18647985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752845" calcext:value-type="float">
            <text:p>6.752845</text:p>
          </table:table-cell>
          <table:table-cell office:value-type="float" office:value="6.3181613929" calcext:value-type="float">
            <text:p>6.3181613929</text:p>
          </table:table-cell>
          <table:table-cell table:formula="of:=POWER([.C277]-6.75;2)" office:value-type="float" office:value="0.186484582582068" calcext:value-type="float">
            <text:p>0.186484582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468527" calcext:value-type="float">
            <text:p>6.468527</text:p>
          </table:table-cell>
          <table:table-cell office:value-type="float" office:value="6.3203260357" calcext:value-type="float">
            <text:p>6.3203260357</text:p>
          </table:table-cell>
          <table:table-cell table:formula="of:=POWER([.C278]-6.75;2)" office:value-type="float" office:value="0.184619715597278" calcext:value-type="float">
            <text:p>0.184619715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236675" calcext:value-type="float">
            <text:p>6.236675</text:p>
          </table:table-cell>
          <table:table-cell office:value-type="float" office:value="6.3243968143" calcext:value-type="float">
            <text:p>6.3243968143</text:p>
          </table:table-cell>
          <table:table-cell table:formula="of:=POWER([.C279]-6.75;2)" office:value-type="float" office:value="0.181138071677989" calcext:value-type="float">
            <text:p>0.181138071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071392" calcext:value-type="float">
            <text:p>6.071392</text:p>
          </table:table-cell>
          <table:table-cell office:value-type="float" office:value="6.3299123714" calcext:value-type="float">
            <text:p>6.3299123714</text:p>
          </table:table-cell>
          <table:table-cell table:formula="of:=POWER([.C280]-6.75;2)" office:value-type="float" office:value="0.176473615702772" calcext:value-type="float">
            <text:p>0.1764736157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.970273" calcext:value-type="float">
            <text:p>5.970273</text:p>
          </table:table-cell>
          <table:table-cell office:value-type="float" office:value="6.3363433429" calcext:value-type="float">
            <text:p>6.3363433429</text:p>
          </table:table-cell>
          <table:table-cell table:formula="of:=POWER([.C281]-6.75;2)" office:value-type="float" office:value="0.171111829963147" calcext:value-type="float">
            <text:p>0.17111183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.9201" calcext:value-type="float">
            <text:p>5.9201</text:p>
          </table:table-cell>
          <table:table-cell office:value-type="float" office:value="6.3432143143" calcext:value-type="float">
            <text:p>6.3432143143</text:p>
          </table:table-cell>
          <table:table-cell table:formula="of:=POWER([.C282]-6.75;2)" office:value-type="float" office:value="0.165474594090419" calcext:value-type="float">
            <text:p>0.165474594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.905041" calcext:value-type="float">
            <text:p>5.905041</text:p>
          </table:table-cell>
          <table:table-cell office:value-type="float" office:value="6.3501777071" calcext:value-type="float">
            <text:p>6.3501777071</text:p>
          </table:table-cell>
          <table:table-cell table:formula="of:=POWER([.C283]-6.75;2)" office:value-type="float" office:value="0.159857865899813" calcext:value-type="float">
            <text:p>0.1598578659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.913316" calcext:value-type="float">
            <text:p>5.913316</text:p>
          </table:table-cell>
          <table:table-cell office:value-type="float" office:value="6.3570233071" calcext:value-type="float">
            <text:p>6.3570233071</text:p>
          </table:table-cell>
          <table:table-cell table:formula="of:=POWER([.C284]-6.75;2)" office:value-type="float" office:value="0.154430681162621" calcext:value-type="float">
            <text:p>0.154430681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.939915" calcext:value-type="float">
            <text:p>5.939915</text:p>
          </table:table-cell>
          <table:table-cell office:value-type="float" office:value="6.36363785" calcext:value-type="float">
            <text:p>6.36363785</text:p>
          </table:table-cell>
          <table:table-cell table:formula="of:=POWER([.C285]-6.75;2)" office:value-type="float" office:value="0.149275710952623" calcext:value-type="float">
            <text:p>0.14927571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.985186" calcext:value-type="float">
            <text:p>5.985186</text:p>
          </table:table-cell>
          <table:table-cell office:value-type="float" office:value="6.3699465357" calcext:value-type="float">
            <text:p>6.3699465357</text:p>
          </table:table-cell>
          <table:table-cell table:formula="of:=POWER([.C286]-6.75;2)" office:value-type="float" office:value="0.144440635726431" calcext:value-type="float">
            <text:p>0.1444406357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050523" calcext:value-type="float">
            <text:p>6.050523</text:p>
          </table:table-cell>
          <table:table-cell office:value-type="float" office:value="6.3758688357" calcext:value-type="float">
            <text:p>6.3758688357</text:p>
          </table:table-cell>
          <table:table-cell table:formula="of:=POWER([.C287]-6.75;2)" office:value-type="float" office:value="0.139974128100473" calcext:value-type="float">
            <text:p>0.139974128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133112" calcext:value-type="float">
            <text:p>6.133112</text:p>
          </table:table-cell>
          <table:table-cell office:value-type="float" office:value="6.3813096929" calcext:value-type="float">
            <text:p>6.3813096929</text:p>
          </table:table-cell>
          <table:table-cell table:formula="of:=POWER([.C288]-6.75;2)" office:value-type="float" office:value="0.135932542549492" calcext:value-type="float">
            <text:p>0.1359325425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221862" calcext:value-type="float">
            <text:p>6.221862</text:p>
          </table:table-cell>
          <table:table-cell office:value-type="float" office:value="6.3861911786" calcext:value-type="float">
            <text:p>6.3861911786</text:p>
          </table:table-cell>
          <table:table-cell table:formula="of:=POWER([.C289]-6.75;2)" office:value-type="float" office:value="0.132356858528457" calcext:value-type="float">
            <text:p>0.1323568585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296074" calcext:value-type="float">
            <text:p>6.296074</text:p>
          </table:table-cell>
          <table:table-cell office:value-type="float" office:value="6.3905131857" calcext:value-type="float">
            <text:p>6.3905131857</text:p>
          </table:table-cell>
          <table:table-cell table:formula="of:=POWER([.C290]-6.75;2)" office:value-type="float" office:value="0.129230769655563" calcext:value-type="float">
            <text:p>0.1292307697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327127" calcext:value-type="float">
            <text:p>6.327127</text:p>
          </table:table-cell>
          <table:table-cell office:value-type="float" office:value="6.3944209857" calcext:value-type="float">
            <text:p>6.3944209857</text:p>
          </table:table-cell>
          <table:table-cell table:formula="of:=POWER([.C291]-6.75;2)" office:value-type="float" office:value="0.12643643541056" calcext:value-type="float">
            <text:p>0.1264364354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282268" calcext:value-type="float">
            <text:p>6.282268</text:p>
          </table:table-cell>
          <table:table-cell office:value-type="float" office:value="6.3982571214" calcext:value-type="float">
            <text:p>6.3982571214</text:p>
          </table:table-cell>
          <table:table-cell table:formula="of:=POWER([.C292]-6.75;2)" office:value-type="float" office:value="0.123723052645814" calcext:value-type="float">
            <text:p>0.1237230526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129098" calcext:value-type="float">
            <text:p>6.129098</text:p>
          </table:table-cell>
          <table:table-cell office:value-type="float" office:value="6.4025838214" calcext:value-type="float">
            <text:p>6.4025838214</text:p>
          </table:table-cell>
          <table:table-cell table:formula="of:=POWER([.C293]-6.75;2)" office:value-type="float" office:value="0.120698001153027" calcext:value-type="float">
            <text:p>0.1206980012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.839575" calcext:value-type="float">
            <text:p>5.839575</text:p>
          </table:table-cell>
          <table:table-cell office:value-type="float" office:value="6.4081736" calcext:value-type="float">
            <text:p>6.4081736</text:p>
          </table:table-cell>
          <table:table-cell table:formula="of:=POWER([.C294]-6.75;2)" office:value-type="float" office:value="0.11684528773696" calcext:value-type="float">
            <text:p>0.1168452877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.392915" calcext:value-type="float">
            <text:p>5.392915</text:p>
          </table:table-cell>
          <table:table-cell office:value-type="float" office:value="6.4159746214" calcext:value-type="float">
            <text:p>6.4159746214</text:p>
          </table:table-cell>
          <table:table-cell table:formula="of:=POWER([.C295]-6.75;2)" office:value-type="float" office:value="0.111572953548873" calcext:value-type="float">
            <text:p>0.1115729535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.777105" calcext:value-type="float">
            <text:p>4.777105</text:p>
          </table:table-cell>
          <table:table-cell office:value-type="float" office:value="6.4270605786" calcext:value-type="float">
            <text:p>6.4270605786</text:p>
          </table:table-cell>
          <table:table-cell table:formula="of:=POWER([.C296]-6.75;2)" office:value-type="float" office:value="0.104289869894167" calcext:value-type="float">
            <text:p>0.1042898699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.988792" calcext:value-type="float">
            <text:p>3.988792</text:p>
          </table:table-cell>
          <table:table-cell office:value-type="float" office:value="6.4425751571" calcext:value-type="float">
            <text:p>6.4425751571</text:p>
          </table:table-cell>
          <table:table-cell table:formula="of:=POWER([.C297]-6.75;2)" office:value-type="float" office:value="0.0945100340320895" calcext:value-type="float">
            <text:p>0.094510034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.030604" calcext:value-type="float">
            <text:p>3.030604</text:p>
          </table:table-cell>
          <table:table-cell office:value-type="float" office:value="6.4636808786" calcext:value-type="float">
            <text:p>6.4636808786</text:p>
          </table:table-cell>
          <table:table-cell table:formula="of:=POWER([.C298]-6.75;2)" office:value-type="float" office:value="0.081978639279268" calcext:value-type="float">
            <text:p>0.081978639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89962" calcext:value-type="float">
            <text:p>1.89962</text:p>
          </table:table-cell>
          <table:table-cell office:value-type="float" office:value="6.4915276857" calcext:value-type="float">
            <text:p>6.4915276857</text:p>
          </table:table-cell>
          <table:table-cell table:formula="of:=POWER([.C299]-6.75;2)" office:value-type="float" office:value="0.0668079372595978" calcext:value-type="float">
            <text:p>0.0668079373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421186" calcext:value-type="float">
            <text:p>0.421186</text:p>
          </table:table-cell>
          <table:table-cell office:value-type="float" office:value="6.5273014357" calcext:value-type="float">
            <text:p>6.5273014357</text:p>
          </table:table-cell>
          <table:table-cell table:formula="of:=POWER([.C300]-6.75;2)" office:value-type="float" office:value="0.0495946505412812" calcext:value-type="float">
            <text:p>0.049594650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21186" calcext:value-type="float">
            <text:p>0.421186</text:p>
          </table:table-cell>
          <table:table-cell office:value-type="float" office:value="6.5734549286" calcext:value-type="float">
            <text:p>6.5734549286</text:p>
          </table:table-cell>
          <table:table-cell table:formula="of:=POWER([.C301]-6.75;2)" office:value-type="float" office:value="0.031168162235631" calcext:value-type="float">
            <text:p>0.0311681622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.015304" calcext:value-type="float">
            <text:p>2.015304</text:p>
          </table:table-cell>
          <table:table-cell office:value-type="float" office:value="6.6194177071" calcext:value-type="float">
            <text:p>6.6194177071</text:p>
          </table:table-cell>
          <table:table-cell table:formula="of:=POWER([.C302]-6.75;2)" office:value-type="float" office:value="0.0170517352190213" calcext:value-type="float">
            <text:p>0.0170517352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.094315" calcext:value-type="float">
            <text:p>4.094315</text:p>
          </table:table-cell>
          <table:table-cell office:value-type="float" office:value="6.6538075857" calcext:value-type="float">
            <text:p>6.6538075857</text:p>
          </table:table-cell>
          <table:table-cell table:formula="of:=POWER([.C303]-6.75;2)" office:value-type="float" office:value="0.00925298056886283" calcext:value-type="float">
            <text:p>0.009252980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.974253" calcext:value-type="float">
            <text:p>9.974253</text:p>
          </table:table-cell>
          <table:table-cell office:value-type="float" office:value="6.6731746714" calcext:value-type="float">
            <text:p>6.6731746714</text:p>
          </table:table-cell>
          <table:table-cell table:formula="of:=POWER([.C304]-6.75;2)" office:value-type="float" office:value="0.00590213111449798" calcext:value-type="float">
            <text:p>0.005902131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.974253" calcext:value-type="float">
            <text:p>9.974253</text:p>
          </table:table-cell>
          <table:table-cell office:value-type="float" office:value="6.6503883143" calcext:value-type="float">
            <text:p>6.6503883143</text:p>
          </table:table-cell>
          <table:table-cell table:formula="of:=POWER([.C305]-6.75;2)" office:value-type="float" office:value="0.00992248792799563" calcext:value-type="float">
            <text:p>0.0099224879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.974253" calcext:value-type="float">
            <text:p>9.974253</text:p>
          </table:table-cell>
          <table:table-cell office:value-type="float" office:value="6.6274707" calcext:value-type="float">
            <text:p>6.6274707</text:p>
          </table:table-cell>
          <table:table-cell table:formula="of:=POWER([.C306]-6.75;2)" office:value-type="float" office:value="0.01501342935849" calcext:value-type="float">
            <text:p>0.015013429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.100097" calcext:value-type="float">
            <text:p>3.100097</text:p>
          </table:table-cell>
          <table:table-cell office:value-type="float" office:value="6.6044492571" calcext:value-type="float">
            <text:p>6.6044492571</text:p>
          </table:table-cell>
          <table:table-cell table:formula="of:=POWER([.C307]-6.75;2)" office:value-type="float" office:value="0.021185018758742" calcext:value-type="float">
            <text:p>0.0211850188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.248333" calcext:value-type="float">
            <text:p>4.248333</text:p>
          </table:table-cell>
          <table:table-cell office:value-type="float" office:value="6.6304590643" calcext:value-type="float">
            <text:p>6.6304590643</text:p>
          </table:table-cell>
          <table:table-cell table:formula="of:=POWER([.C308]-6.75;2)" office:value-type="float" office:value="0.0142900353080315" calcext:value-type="float">
            <text:p>0.0142900353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.872387" calcext:value-type="float">
            <text:p>4.872387</text:p>
          </table:table-cell>
          <table:table-cell office:value-type="float" office:value="6.6482383071" calcext:value-type="float">
            <text:p>6.6482383071</text:p>
          </table:table-cell>
          <table:table-cell table:formula="of:=POWER([.C309]-6.75;2)" office:value-type="float" office:value="0.010355442141874" calcext:value-type="float">
            <text:p>0.010355442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.219251" calcext:value-type="float">
            <text:p>5.219251</text:p>
          </table:table-cell>
          <table:table-cell office:value-type="float" office:value="6.6615768286" calcext:value-type="float">
            <text:p>6.6615768286</text:p>
          </table:table-cell>
          <table:table-cell table:formula="of:=POWER([.C310]-6.75;2)" office:value-type="float" office:value="0.00781865724043372" calcext:value-type="float">
            <text:p>0.0078186572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.39017" calcext:value-type="float">
            <text:p>5.39017</text:p>
          </table:table-cell>
          <table:table-cell office:value-type="float" office:value="6.6724997" calcext:value-type="float">
            <text:p>6.6724997</text:p>
          </table:table-cell>
          <table:table-cell table:formula="of:=POWER([.C311]-6.75;2)" office:value-type="float" office:value="0.00600629650009008" calcext:value-type="float">
            <text:p>0.0060062965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.456965" calcext:value-type="float">
            <text:p>5.456965</text:p>
          </table:table-cell>
          <table:table-cell office:value-type="float" office:value="6.6823011571" calcext:value-type="float">
            <text:p>6.6823011571</text:p>
          </table:table-cell>
          <table:table-cell table:formula="of:=POWER([.C312]-6.75;2)" office:value-type="float" office:value="0.00458313332999883" calcext:value-type="float">
            <text:p>0.0045831333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.480838" calcext:value-type="float">
            <text:p>5.480838</text:p>
          </table:table-cell>
          <table:table-cell office:value-type="float" office:value="6.6917476857" calcext:value-type="float">
            <text:p>6.6917476857</text:p>
          </table:table-cell>
          <table:table-cell table:formula="of:=POWER([.C313]-6.75;2)" office:value-type="float" office:value="0.00339333212130596" calcext:value-type="float">
            <text:p>0.003393332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.511292" calcext:value-type="float">
            <text:p>5.511292</text:p>
          </table:table-cell>
          <table:table-cell office:value-type="float" office:value="6.7011485714" calcext:value-type="float">
            <text:p>6.7011485714</text:p>
          </table:table-cell>
          <table:table-cell table:formula="of:=POWER([.C314]-6.75;2)" office:value-type="float" office:value="0.00238646207626089" calcext:value-type="float">
            <text:p>0.002386462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.580078" calcext:value-type="float">
            <text:p>5.580078</text:p>
          </table:table-cell>
          <table:table-cell office:value-type="float" office:value="6.7104370786" calcext:value-type="float">
            <text:p>6.7104370786</text:p>
          </table:table-cell>
          <table:table-cell table:formula="of:=POWER([.C315]-6.75;2)" office:value-type="float" office:value="0.00156522474970257" calcext:value-type="float">
            <text:p>0.0015652247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.697597" calcext:value-type="float">
            <text:p>5.697597</text:p>
          </table:table-cell>
          <table:table-cell office:value-type="float" office:value="6.7192981429" calcext:value-type="float">
            <text:p>6.7192981429</text:p>
          </table:table-cell>
          <table:table-cell table:formula="of:=POWER([.C316]-6.75;2)" office:value-type="float" office:value="0.000942604029388845" calcext:value-type="float">
            <text:p>0.000942604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.855673" calcext:value-type="float">
            <text:p>5.855673</text:p>
          </table:table-cell>
          <table:table-cell office:value-type="float" office:value="6.7273248643" calcext:value-type="float">
            <text:p>6.7273248643</text:p>
          </table:table-cell>
          <table:table-cell table:formula="of:=POWER([.C317]-6.75;2)" office:value-type="float" office:value="0.00051416177901342" calcext:value-type="float">
            <text:p>0.0005141618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035613" calcext:value-type="float">
            <text:p>6.035613</text:p>
          </table:table-cell>
          <table:table-cell office:value-type="float" office:value="6.7341578571" calcext:value-type="float">
            <text:p>6.7341578571</text:p>
          </table:table-cell>
          <table:table-cell table:formula="of:=POWER([.C318]-6.75;2)" office:value-type="float" office:value="0.000250973491664033" calcext:value-type="float">
            <text:p>0.0002509735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217041" calcext:value-type="float">
            <text:p>6.217041</text:p>
          </table:table-cell>
          <table:table-cell office:value-type="float" office:value="6.7395692071" calcext:value-type="float">
            <text:p>6.7395692071</text:p>
          </table:table-cell>
          <table:table-cell table:formula="of:=POWER([.C319]-6.75;2)" office:value-type="float" office:value="0.000108801440522696" calcext:value-type="float">
            <text:p>0.0001088014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383728" calcext:value-type="float">
            <text:p>6.383728</text:p>
          </table:table-cell>
          <table:table-cell office:value-type="float" office:value="6.7434848" calcext:value-type="float">
            <text:p>6.7434848</text:p>
          </table:table-cell>
          <table:table-cell table:formula="of:=POWER([.C320]-6.75;2)" office:value-type="float" office:value="0.0000424478310399993" calcext:value-type="float">
            <text:p>4.24478310399993E-005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525445" calcext:value-type="float">
            <text:p>6.525445</text:p>
          </table:table-cell>
          <table:table-cell office:value-type="float" office:value="6.7459652643" calcext:value-type="float">
            <text:p>6.7459652643</text:p>
          </table:table-cell>
          <table:table-cell table:formula="of:=POWER([.C321]-6.75;2)" office:value-type="float" office:value="0.0000162790921688573" calcext:value-type="float">
            <text:p>1.62790921688573E-005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636929" calcext:value-type="float">
            <text:p>6.636929</text:p>
          </table:table-cell>
          <table:table-cell office:value-type="float" office:value="6.7471723714" calcext:value-type="float">
            <text:p>6.7471723714</text:p>
          </table:table-cell>
          <table:table-cell table:formula="of:=POWER([.C322]-6.75;2)" office:value-type="float" office:value="0.00000799548349954028" calcext:value-type="float">
            <text:p>7.99548349954028E-006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715803" calcext:value-type="float">
            <text:p>6.715803</text:p>
          </table:table-cell>
          <table:table-cell office:value-type="float" office:value="6.74733955" calcext:value-type="float">
            <text:p>6.74733955</text:p>
          </table:table-cell>
          <table:table-cell table:formula="of:=POWER([.C323]-6.75;2)" office:value-type="float" office:value="0.00000707799420250256" calcext:value-type="float">
            <text:p>0.000007078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761001" calcext:value-type="float">
            <text:p>6.761001</text:p>
          </table:table-cell>
          <table:table-cell office:value-type="float" office:value="6.7467523" calcext:value-type="float">
            <text:p>6.7467523</text:p>
          </table:table-cell>
          <table:table-cell table:formula="of:=POWER([.C324]-6.75;2)" office:value-type="float" office:value="0.0000105475552900012" calcext:value-type="float">
            <text:p>1.05475552900012E-005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772557" calcext:value-type="float">
            <text:p>6.772557</text:p>
          </table:table-cell>
          <table:table-cell office:value-type="float" office:value="6.7457340929" calcext:value-type="float">
            <text:p>6.7457340929</text:p>
          </table:table-cell>
          <table:table-cell table:formula="of:=POWER([.C325]-6.75;2)" office:value-type="float" office:value="0.0000181979633858282" calcext:value-type="float">
            <text:p>0.000018198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75269" calcext:value-type="float">
            <text:p>6.75269</text:p>
          </table:table-cell>
          <table:table-cell office:value-type="float" office:value="6.7446283214" calcext:value-type="float">
            <text:p>6.7446283214</text:p>
          </table:table-cell>
          <table:table-cell table:formula="of:=POWER([.C326]-6.75;2)" office:value-type="float" office:value="0.000028854930981693" calcext:value-type="float">
            <text:p>2.8854930981693E-00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707366" calcext:value-type="float">
            <text:p>6.707366</text:p>
          </table:table-cell>
          <table:table-cell office:value-type="float" office:value="6.7437685429" calcext:value-type="float">
            <text:p>6.7437685429</text:p>
          </table:table-cell>
          <table:table-cell table:formula="of:=POWER([.C327]-6.75;2)" office:value-type="float" office:value="0.0000388310575891425" calcext:value-type="float">
            <text:p>3.88310575891425E-005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647182" calcext:value-type="float">
            <text:p>6.647182</text:p>
          </table:table-cell>
          <table:table-cell office:value-type="float" office:value="6.7434358" calcext:value-type="float">
            <text:p>6.7434358</text:p>
          </table:table-cell>
          <table:table-cell table:formula="of:=POWER([.C328]-6.75;2)" office:value-type="float" office:value="0.0000430887216399959" calcext:value-type="float">
            <text:p>4.30887216399959E-005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586529" calcext:value-type="float">
            <text:p>6.586529</text:p>
          </table:table-cell>
          <table:table-cell office:value-type="float" office:value="6.7438102357" calcext:value-type="float">
            <text:p>6.7438102357</text:p>
          </table:table-cell>
          <table:table-cell table:formula="of:=POWER([.C329]-6.75;2)" office:value-type="float" office:value="0.0000383131820895567" calcext:value-type="float">
            <text:p>3.83131820895567E-005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540661" calcext:value-type="float">
            <text:p>6.540661</text:p>
          </table:table-cell>
          <table:table-cell office:value-type="float" office:value="6.7449313643" calcext:value-type="float">
            <text:p>6.7449313643</text:p>
          </table:table-cell>
          <table:table-cell table:formula="of:=POWER([.C330]-6.75;2)" office:value-type="float" office:value="0.0000256910678593127" calcext:value-type="float">
            <text:p>2.56910678593127E-005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521333" calcext:value-type="float">
            <text:p>6.521333</text:p>
          </table:table-cell>
          <table:table-cell office:value-type="float" office:value="6.7466836786" calcext:value-type="float">
            <text:p>6.7466836786</text:p>
          </table:table-cell>
          <table:table-cell table:formula="of:=POWER([.C331]-6.75;2)" office:value-type="float" office:value="0.0000109979876280968" calcext:value-type="float">
            <text:p>0.000010998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532738" calcext:value-type="float">
            <text:p>6.532738</text:p>
          </table:table-cell>
          <table:table-cell office:value-type="float" office:value="6.7488191929" calcext:value-type="float">
            <text:p>6.7488191929</text:p>
          </table:table-cell>
          <table:table-cell table:formula="of:=POWER([.C332]-6.75;2)" office:value-type="float" office:value="0.00000139430540741018" calcext:value-type="float">
            <text:p>1.39430540741018E-006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569774" calcext:value-type="float">
            <text:p>6.569774</text:p>
          </table:table-cell>
          <table:table-cell office:value-type="float" office:value="6.7510157" calcext:value-type="float">
            <text:p>6.7510157</text:p>
          </table:table-cell>
          <table:table-cell table:formula="of:=POWER([.C333]-6.75;2)" office:value-type="float" office:value="0.0000010316464899999" calcext:value-type="float">
            <text:p>1.0316464899999E-006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619709" calcext:value-type="float">
            <text:p>6.619709</text:p>
          </table:table-cell>
          <table:table-cell office:value-type="float" office:value="6.7529544214" calcext:value-type="float">
            <text:p>6.7529544214</text:p>
          </table:table-cell>
          <table:table-cell table:formula="of:=POWER([.C334]-6.75;2)" office:value-type="float" office:value="0.00000872860580877872" calcext:value-type="float">
            <text:p>8.72860580877872E-006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666528" calcext:value-type="float">
            <text:p>6.666528</text:p>
          </table:table-cell>
          <table:table-cell office:value-type="float" office:value="6.7543920571" calcext:value-type="float">
            <text:p>6.7543920571</text:p>
          </table:table-cell>
          <table:table-cell table:formula="of:=POWER([.C335]-6.75;2)" office:value-type="float" office:value="0.0000192901655696644" calcext:value-type="float">
            <text:p>1.92901655696644E-005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696075" calcext:value-type="float">
            <text:p>6.696075</text:p>
          </table:table-cell>
          <table:table-cell office:value-type="float" office:value="6.7552060214" calcext:value-type="float">
            <text:p>6.7552060214</text:p>
          </table:table-cell>
          <table:table-cell table:formula="of:=POWER([.C336]-6.75;2)" office:value-type="float" office:value="0.0000271026588172607" calcext:value-type="float">
            <text:p>2.71026588172607E-005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700091" calcext:value-type="float">
            <text:p>6.700091</text:p>
          </table:table-cell>
          <table:table-cell office:value-type="float" office:value="6.7554038429" calcext:value-type="float">
            <text:p>6.7554038429</text:p>
          </table:table-cell>
          <table:table-cell table:formula="of:=POWER([.C337]-6.75;2)" office:value-type="float" office:value="0.0000292015180878787" calcext:value-type="float">
            <text:p>2.92015180878787E-005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678077" calcext:value-type="float">
            <text:p>6.678077</text:p>
          </table:table-cell>
          <table:table-cell office:value-type="float" office:value="6.7551003429" calcext:value-type="float">
            <text:p>6.7551003429</text:p>
          </table:table-cell>
          <table:table-cell table:formula="of:=POWER([.C338]-6.75;2)" office:value-type="float" office:value="0.0000260134976975855" calcext:value-type="float">
            <text:p>2.60134976975855E-005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636756" calcext:value-type="float">
            <text:p>6.636756</text:p>
          </table:table-cell>
          <table:table-cell office:value-type="float" office:value="6.7544737286" calcext:value-type="float">
            <text:p>6.7544737286</text:p>
          </table:table-cell>
          <table:table-cell table:formula="of:=POWER([.C339]-6.75;2)" office:value-type="float" office:value="0.0000200142475864565" calcext:value-type="float">
            <text:p>2.00142475864565E-00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587522" calcext:value-type="float">
            <text:p>6.587522</text:p>
          </table:table-cell>
          <table:table-cell office:value-type="float" office:value="6.7537143643" calcext:value-type="float">
            <text:p>6.7537143643</text:p>
          </table:table-cell>
          <table:table-cell table:formula="of:=POWER([.C340]-6.75;2)" office:value-type="float" office:value="0.0000137965021531173" calcext:value-type="float">
            <text:p>1.37965021531173E-005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542693" calcext:value-type="float">
            <text:p>6.542693</text:p>
          </table:table-cell>
          <table:table-cell office:value-type="float" office:value="6.7529796429" calcext:value-type="float">
            <text:p>6.7529796429</text:p>
          </table:table-cell>
          <table:table-cell table:formula="of:=POWER([.C341]-6.75;2)" office:value-type="float" office:value="0.0000088782718115189" calcext:value-type="float">
            <text:p>8.8782718115189E-006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511714" calcext:value-type="float">
            <text:p>6.511714</text:p>
          </table:table-cell>
          <table:table-cell office:value-type="float" office:value="6.7523656357" calcext:value-type="float">
            <text:p>6.7523656357</text:p>
          </table:table-cell>
          <table:table-cell table:formula="of:=POWER([.C342]-6.75;2)" office:value-type="float" office:value="0.00000559623226511623" calcext:value-type="float">
            <text:p>5.59623226511623E-006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498525" calcext:value-type="float">
            <text:p>6.498525</text:p>
          </table:table-cell>
          <table:table-cell office:value-type="float" office:value="6.7519012643" calcext:value-type="float">
            <text:p>6.7519012643</text:p>
          </table:table-cell>
          <table:table-cell table:formula="of:=POWER([.C343]-6.75;2)" office:value-type="float" office:value="0.00000361480593845379" calcext:value-type="float">
            <text:p>3.61480593845379E-006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500954" calcext:value-type="float">
            <text:p>6.500954</text:p>
          </table:table-cell>
          <table:table-cell office:value-type="float" office:value="6.7515634214" calcext:value-type="float">
            <text:p>6.7515634214</text:p>
          </table:table-cell>
          <table:table-cell table:formula="of:=POWER([.C344]-6.75;2)" office:value-type="float" office:value="0.00000244428647397861" calcext:value-type="float">
            <text:p>2.44428647397861E-006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512178" calcext:value-type="float">
            <text:p>6.512178</text:p>
          </table:table-cell>
          <table:table-cell office:value-type="float" office:value="6.7513046786" calcext:value-type="float">
            <text:p>6.7513046786</text:p>
          </table:table-cell>
          <table:table-cell table:formula="of:=POWER([.C345]-6.75;2)" office:value-type="float" office:value="0.00000170218624929897" calcext:value-type="float">
            <text:p>1.70218624929897E-006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523475" calcext:value-type="float">
            <text:p>6.523475</text:p>
          </table:table-cell>
          <table:table-cell office:value-type="float" office:value="6.7510820786" calcext:value-type="float">
            <text:p>6.7510820786</text:p>
          </table:table-cell>
          <table:table-cell table:formula="of:=POWER([.C346]-6.75;2)" office:value-type="float" office:value="0.0000011708940965772" calcext:value-type="float">
            <text:p>1.1708940965772E-006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527161" calcext:value-type="float">
            <text:p>6.527161</text:p>
          </table:table-cell>
          <table:table-cell office:value-type="float" office:value="6.7508773857" calcext:value-type="float">
            <text:p>6.7508773857</text:p>
          </table:table-cell>
          <table:table-cell table:formula="of:=POWER([.C347]-6.75;2)" office:value-type="float" office:value="0.000000769805666564411" calcext:value-type="float">
            <text:p>7.69805666564411E-007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518797" calcext:value-type="float">
            <text:p>6.518797</text:p>
          </table:table-cell>
          <table:table-cell office:value-type="float" office:value="6.75070425" calcext:value-type="float">
            <text:p>6.75070425</text:p>
          </table:table-cell>
          <table:table-cell table:formula="of:=POWER([.C348]-6.75;2)" office:value-type="float" office:value="0.000000495968062500103" calcext:value-type="float">
            <text:p>0.000000496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498189" calcext:value-type="float">
            <text:p>6.498189</text:p>
          </table:table-cell>
          <table:table-cell office:value-type="float" office:value="6.7506025571" calcext:value-type="float">
            <text:p>6.7506025571</text:p>
          </table:table-cell>
          <table:table-cell table:formula="of:=POWER([.C349]-6.75;2)" office:value-type="float" office:value="0.000000363075058760023" calcext:value-type="float">
            <text:p>3.63075058760023E-007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469175" calcext:value-type="float">
            <text:p>6.469175</text:p>
          </table:table-cell>
          <table:table-cell office:value-type="float" office:value="6.7506236857" calcext:value-type="float">
            <text:p>6.7506236857</text:p>
          </table:table-cell>
          <table:table-cell table:formula="of:=POWER([.C350]-6.75;2)" office:value-type="float" office:value="0.000000388983852384405" calcext:value-type="float">
            <text:p>0.000000389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438418" calcext:value-type="float">
            <text:p>6.438418</text:p>
          </table:table-cell>
          <table:table-cell office:value-type="float" office:value="6.7508116929" calcext:value-type="float">
            <text:p>6.7508116929</text:p>
          </table:table-cell>
          <table:table-cell table:formula="of:=POWER([.C351]-6.75;2)" office:value-type="float" office:value="0.000000658845363910671" calcext:value-type="float">
            <text:p>6.58845363910671E-007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413611" calcext:value-type="float">
            <text:p>6.413611</text:p>
          </table:table-cell>
          <table:table-cell office:value-type="float" office:value="6.7511860214" calcext:value-type="float">
            <text:p>6.7511860214</text:p>
          </table:table-cell>
          <table:table-cell table:formula="of:=POWER([.C352]-6.75;2)" office:value-type="float" office:value="0.0000014066467612572" calcext:value-type="float">
            <text:p>1.4066467612572E-006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401576" calcext:value-type="float">
            <text:p>6.401576</text:p>
          </table:table-cell>
          <table:table-cell office:value-type="float" office:value="6.7517307643" calcext:value-type="float">
            <text:p>6.7517307643</text:p>
          </table:table-cell>
          <table:table-cell table:formula="of:=POWER([.C353]-6.75;2)" office:value-type="float" office:value="0.00000299554506215591" calcext:value-type="float">
            <text:p>2.99554506215591E-006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406719" calcext:value-type="float">
            <text:p>6.406719</text:p>
          </table:table-cell>
          <table:table-cell office:value-type="float" office:value="6.7523936429" calcext:value-type="float">
            <text:p>6.7523936429</text:p>
          </table:table-cell>
          <table:table-cell table:formula="of:=POWER([.C354]-6.75;2)" office:value-type="float" office:value="0.00000572952633271825" calcext:value-type="float">
            <text:p>5.72952633271825E-006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430202" calcext:value-type="float">
            <text:p>6.430202</text:p>
          </table:table-cell>
          <table:table-cell office:value-type="float" office:value="6.7530951214" calcext:value-type="float">
            <text:p>6.7530951214</text:p>
          </table:table-cell>
          <table:table-cell table:formula="of:=POWER([.C355]-6.75;2)" office:value-type="float" office:value="0.00000957977648074009" calcext:value-type="float">
            <text:p>9.57977648074009E-006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46995" calcext:value-type="float">
            <text:p>6.46995</text:p>
          </table:table-cell>
          <table:table-cell office:value-type="float" office:value="6.7537447" calcext:value-type="float">
            <text:p>6.7537447</text:p>
          </table:table-cell>
          <table:table-cell table:formula="of:=POWER([.C356]-6.75;2)" office:value-type="float" office:value="0.0000140227780900028" calcext:value-type="float">
            <text:p>1.40227780900028E-005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521358" calcext:value-type="float">
            <text:p>6.521358</text:p>
          </table:table-cell>
          <table:table-cell office:value-type="float" office:value="6.7542593143" calcext:value-type="float">
            <text:p>6.7542593143</text:p>
          </table:table-cell>
          <table:table-cell table:formula="of:=POWER([.C357]-6.75;2)" office:value-type="float" office:value="0.0000181417583061886" calcext:value-type="float">
            <text:p>1.81417583061886E-005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578374" calcext:value-type="float">
            <text:p>6.578374</text:p>
          </table:table-cell>
          <table:table-cell office:value-type="float" office:value="6.7545784" calcext:value-type="float">
            <text:p>6.7545784</text:p>
          </table:table-cell>
          <table:table-cell table:formula="of:=POWER([.C358]-6.75;2)" office:value-type="float" office:value="0.0000209617465599978" calcext:value-type="float">
            <text:p>2.09617465599978E-005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63463" calcext:value-type="float">
            <text:p>6.63463</text:p>
          </table:table-cell>
          <table:table-cell office:value-type="float" office:value="6.7546720643" calcext:value-type="float">
            <text:p>6.7546720643</text:p>
          </table:table-cell>
          <table:table-cell table:formula="of:=POWER([.C359]-6.75;2)" office:value-type="float" office:value="0.0000218281848233366" calcext:value-type="float">
            <text:p>2.18281848233366E-005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684376" calcext:value-type="float">
            <text:p>6.684376</text:p>
          </table:table-cell>
          <table:table-cell office:value-type="float" office:value="6.7545413143" calcext:value-type="float">
            <text:p>6.7545413143</text:p>
          </table:table-cell>
          <table:table-cell table:formula="of:=POWER([.C360]-6.75;2)" office:value-type="float" office:value="0.0000206235355713839" calcext:value-type="float">
            <text:p>2.06235355713839E-005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723102" calcext:value-type="float">
            <text:p>6.723102</text:p>
          </table:table-cell>
          <table:table-cell office:value-type="float" office:value="6.7542116786" calcext:value-type="float">
            <text:p>6.7542116786</text:p>
          </table:table-cell>
          <table:table-cell table:formula="of:=POWER([.C361]-6.75;2)" office:value-type="float" office:value="0.0000177382366296974" calcext:value-type="float">
            <text:p>1.77382366296974E-005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747854" calcext:value-type="float">
            <text:p>6.747854</text:p>
          </table:table-cell>
          <table:table-cell office:value-type="float" office:value="6.7537229714" calcext:value-type="float">
            <text:p>6.7537229714</text:p>
          </table:table-cell>
          <table:table-cell table:formula="of:=POWER([.C362]-6.75;2)" office:value-type="float" office:value="0.0000138605160452196" calcext:value-type="float">
            <text:p>1.38605160452196E-005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757324" calcext:value-type="float">
            <text:p>6.757324</text:p>
          </table:table-cell>
          <table:table-cell office:value-type="float" office:value="6.7531181286" calcext:value-type="float">
            <text:p>6.7531181286</text:p>
          </table:table-cell>
          <table:table-cell table:formula="of:=POWER([.C363]-6.75;2)" office:value-type="float" office:value="0.00000972272596613618" calcext:value-type="float">
            <text:p>9.72272596613618E-006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751817" calcext:value-type="float">
            <text:p>6.751817</text:p>
          </table:table-cell>
          <table:table-cell office:value-type="float" office:value="6.7524336929" calcext:value-type="float">
            <text:p>6.7524336929</text:p>
          </table:table-cell>
          <table:table-cell table:formula="of:=POWER([.C364]-6.75;2)" office:value-type="float" office:value="0.00000592286113151233" calcext:value-type="float">
            <text:p>5.92286113151233E-006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733179" calcext:value-type="float">
            <text:p>6.733179</text:p>
          </table:table-cell>
          <table:table-cell office:value-type="float" office:value="6.7516936786" calcext:value-type="float">
            <text:p>6.7516936786</text:p>
          </table:table-cell>
          <table:table-cell table:formula="of:=POWER([.C365]-6.75;2)" office:value-type="float" office:value="0.00000286854720009692" calcext:value-type="float">
            <text:p>2.86854720009692E-006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704714" calcext:value-type="float">
            <text:p>6.704714</text:p>
          </table:table-cell>
          <table:table-cell office:value-type="float" office:value="6.7509078286" calcext:value-type="float">
            <text:p>6.7509078286</text:p>
          </table:table-cell>
          <table:table-cell table:formula="of:=POWER([.C366]-6.75;2)" office:value-type="float" office:value="0.000000824152766977848" calcext:value-type="float">
            <text:p>8.24152766977848E-007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671057" calcext:value-type="float">
            <text:p>6.671057</text:p>
          </table:table-cell>
          <table:table-cell office:value-type="float" office:value="6.7500745071" calcext:value-type="float">
            <text:p>6.7500745071</text:p>
          </table:table-cell>
          <table:table-cell table:formula="of:=POWER([.C367]-6.75;2)" office:value-type="float" office:value="0.0000000055513079503949" calcext:value-type="float">
            <text:p>5.5513079503949E-009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637881" calcext:value-type="float">
            <text:p>6.637881</text:p>
          </table:table-cell>
          <table:table-cell office:value-type="float" office:value="6.7491873071" calcext:value-type="float">
            <text:p>6.7491873071</text:p>
          </table:table-cell>
          <table:table-cell table:formula="of:=POWER([.C368]-6.75;2)" office:value-type="float" office:value="0.000000660469749710898" calcext:value-type="float">
            <text:p>6.60469749710898E-007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611324" calcext:value-type="float">
            <text:p>6.611324</text:p>
          </table:table-cell>
          <table:table-cell office:value-type="float" office:value="6.7482433071" calcext:value-type="float">
            <text:p>6.7482433071</text:p>
          </table:table-cell>
          <table:table-cell table:formula="of:=POWER([.C369]-6.75;2)" office:value-type="float" office:value="0.0000030859699449101" calcext:value-type="float">
            <text:p>0.000003086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597086" calcext:value-type="float">
            <text:p>6.597086</text:p>
          </table:table-cell>
          <table:table-cell office:value-type="float" office:value="6.74724945" calcext:value-type="float">
            <text:p>6.74724945</text:p>
          </table:table-cell>
          <table:table-cell table:formula="of:=POWER([.C370]-6.75;2)" office:value-type="float" office:value="0.0000075655253025001" calcext:value-type="float">
            <text:p>7.5655253025001E-006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599295" calcext:value-type="float">
            <text:p>6.599295</text:p>
          </table:table-cell>
          <table:table-cell office:value-type="float" office:value="6.7462227929" calcext:value-type="float">
            <text:p>6.7462227929</text:p>
          </table:table-cell>
          <table:table-cell table:formula="of:=POWER([.C371]-6.75;2)" office:value-type="float" office:value="0.0000142672934762884" calcext:value-type="float">
            <text:p>1.42672934762884E-005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61945" calcext:value-type="float">
            <text:p>6.61945</text:p>
          </table:table-cell>
          <table:table-cell office:value-type="float" office:value="6.7451815" calcext:value-type="float">
            <text:p>6.7451815</text:p>
          </table:table-cell>
          <table:table-cell table:formula="of:=POWER([.C372]-6.75;2)" office:value-type="float" office:value="0.0000232179422499984" calcext:value-type="float">
            <text:p>2.32179422499984E-005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65582" calcext:value-type="float">
            <text:p>6.65582</text:p>
          </table:table-cell>
          <table:table-cell office:value-type="float" office:value="6.7441266929" calcext:value-type="float">
            <text:p>6.7441266929</text:p>
          </table:table-cell>
          <table:table-cell table:formula="of:=POWER([.C373]-6.75;2)" office:value-type="float" office:value="0.0000344957362909091" calcext:value-type="float">
            <text:p>3.44957362909091E-005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703584" calcext:value-type="float">
            <text:p>6.703584</text:p>
          </table:table-cell>
          <table:table-cell office:value-type="float" office:value="6.7430197071" calcext:value-type="float">
            <text:p>6.7430197071</text:p>
          </table:table-cell>
          <table:table-cell table:formula="of:=POWER([.C374]-6.75;2)" office:value-type="float" office:value="0.0000487244889697876" calcext:value-type="float">
            <text:p>4.87244889697876E-005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755784" calcext:value-type="float">
            <text:p>6.755784</text:p>
          </table:table-cell>
          <table:table-cell office:value-type="float" office:value="6.7417628857" calcext:value-type="float">
            <text:p>6.7417628857</text:p>
          </table:table-cell>
          <table:table-cell table:formula="of:=POWER([.C375]-6.75;2)" office:value-type="float" office:value="0.0000678500519912638" calcext:value-type="float">
            <text:p>6.78500519912638E-005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804803" calcext:value-type="float">
            <text:p>6.804803</text:p>
          </table:table-cell>
          <table:table-cell office:value-type="float" office:value="6.7401919643" calcext:value-type="float">
            <text:p>6.7401919643</text:p>
          </table:table-cell>
          <table:table-cell table:formula="of:=POWER([.C376]-6.75;2)" office:value-type="float" office:value="0.0000961975642924722" calcext:value-type="float">
            <text:p>9.61975642924722E-005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843945" calcext:value-type="float">
            <text:p>6.843945</text:p>
          </table:table-cell>
          <table:table-cell office:value-type="float" office:value="6.7380855643" calcext:value-type="float">
            <text:p>6.7380855643</text:p>
          </table:table-cell>
          <table:table-cell table:formula="of:=POWER([.C377]-6.75;2)" office:value-type="float" office:value="0.000141953778049425" calcext:value-type="float">
            <text:p>0.0001419538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868658" calcext:value-type="float">
            <text:p>6.868658</text:p>
          </table:table-cell>
          <table:table-cell office:value-type="float" office:value="6.7351938929" calcext:value-type="float">
            <text:p>6.7351938929</text:p>
          </table:table-cell>
          <table:table-cell table:formula="of:=POWER([.C378]-6.75;2)" office:value-type="float" office:value="0.000219220807456673" calcext:value-type="float">
            <text:p>0.0002192208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877104" calcext:value-type="float">
            <text:p>6.877104</text:p>
          </table:table-cell>
          <table:table-cell office:value-type="float" office:value="6.7312858429" calcext:value-type="float">
            <text:p>6.7312858429</text:p>
          </table:table-cell>
          <table:table-cell table:formula="of:=POWER([.C379]-6.75;2)" office:value-type="float" office:value="0.000350219675963473" calcext:value-type="float">
            <text:p>0.0003502197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870005" calcext:value-type="float">
            <text:p>6.870005</text:p>
          </table:table-cell>
          <table:table-cell office:value-type="float" office:value="6.7262112643" calcext:value-type="float">
            <text:p>6.7262112643</text:p>
          </table:table-cell>
          <table:table-cell table:formula="of:=POWER([.C380]-6.75;2)" office:value-type="float" office:value="0.000565903946204463" calcext:value-type="float">
            <text:p>0.0005659039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849935" calcext:value-type="float">
            <text:p>6.849935</text:p>
          </table:table-cell>
          <table:table-cell office:value-type="float" office:value="6.7199708571" calcext:value-type="float">
            <text:p>6.7199708571</text:p>
          </table:table-cell>
          <table:table-cell table:formula="of:=POWER([.C381]-6.75;2)" office:value-type="float" office:value="0.000901749423308629" calcext:value-type="float">
            <text:p>0.0009017494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82038" calcext:value-type="float">
            <text:p>6.82038</text:p>
          </table:table-cell>
          <table:table-cell office:value-type="float" office:value="6.7127782286" calcext:value-type="float">
            <text:p>6.7127782286</text:p>
          </table:table-cell>
          <table:table-cell table:formula="of:=POWER([.C382]-6.75;2)" office:value-type="float" office:value="0.00138546026615383" calcext:value-type="float">
            <text:p>0.0013854603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784954" calcext:value-type="float">
            <text:p>6.784954</text:p>
          </table:table-cell>
          <table:table-cell office:value-type="float" office:value="6.7050881071" calcext:value-type="float">
            <text:p>6.7050881071</text:p>
          </table:table-cell>
          <table:table-cell table:formula="of:=POWER([.C383]-6.75;2)" office:value-type="float" office:value="0.00201707812386108" calcext:value-type="float">
            <text:p>0.002017078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747026" calcext:value-type="float">
            <text:p>6.747026</text:p>
          </table:table-cell>
          <table:table-cell office:value-type="float" office:value="6.6975609143" calcext:value-type="float">
            <text:p>6.6975609143</text:p>
          </table:table-cell>
          <table:table-cell table:formula="of:=POWER([.C384]-6.75;2)" office:value-type="float" office:value="0.00274985770905191" calcext:value-type="float">
            <text:p>0.0027498577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709777" calcext:value-type="float">
            <text:p>6.709777</text:p>
          </table:table-cell>
          <table:table-cell office:value-type="float" office:value="6.6909518929" calcext:value-type="float">
            <text:p>6.6909518929</text:p>
          </table:table-cell>
          <table:table-cell table:formula="of:=POWER([.C385]-6.75;2)" office:value-type="float" office:value="0.00348667895209304" calcext:value-type="float">
            <text:p>0.003486679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676463" calcext:value-type="float">
            <text:p>6.676463</text:p>
          </table:table-cell>
          <table:table-cell office:value-type="float" office:value="6.6859541286" calcext:value-type="float">
            <text:p>6.6859541286</text:p>
          </table:table-cell>
          <table:table-cell table:formula="of:=POWER([.C386]-6.75;2)" office:value-type="float" office:value="0.00410187364338537" calcext:value-type="float">
            <text:p>0.0041018736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650524" calcext:value-type="float">
            <text:p>6.650524</text:p>
          </table:table-cell>
          <table:table-cell office:value-type="float" office:value="6.6830561071" calcext:value-type="float">
            <text:p>6.6830561071</text:p>
          </table:table-cell>
          <table:table-cell table:formula="of:=POWER([.C387]-6.75;2)" office:value-type="float" office:value="0.00448148479660672" calcext:value-type="float">
            <text:p>0.0044814848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635278" calcext:value-type="float">
            <text:p>6.635278</text:p>
          </table:table-cell>
          <table:table-cell office:value-type="float" office:value="6.6824631286" calcext:value-type="float">
            <text:p>6.6824631286</text:p>
          </table:table-cell>
          <table:table-cell table:formula="of:=POWER([.C388]-6.75;2)" office:value-type="float" office:value="0.0045612289985001" calcext:value-type="float">
            <text:p>0.004561229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633192" calcext:value-type="float">
            <text:p>6.633192</text:p>
          </table:table-cell>
          <table:table-cell office:value-type="float" office:value="6.6840930786" calcext:value-type="float">
            <text:p>6.6840930786</text:p>
          </table:table-cell>
          <table:table-cell table:formula="of:=POWER([.C389]-6.75;2)" office:value-type="float" office:value="0.00434372228842576" calcext:value-type="float">
            <text:p>0.0043437223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645047" calcext:value-type="float">
            <text:p>6.645047</text:p>
          </table:table-cell>
          <table:table-cell office:value-type="float" office:value="6.6876276571" calcext:value-type="float">
            <text:p>6.6876276571</text:p>
          </table:table-cell>
          <table:table-cell table:formula="of:=POWER([.C390]-6.75;2)" office:value-type="float" office:value="0.00389030915883516" calcext:value-type="float">
            <text:p>0.0038903092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66943" calcext:value-type="float">
            <text:p>6.66943</text:p>
          </table:table-cell>
          <table:table-cell office:value-type="float" office:value="6.6925910643" calcext:value-type="float">
            <text:p>6.6925910643</text:p>
          </table:table-cell>
          <table:table-cell table:formula="of:=POWER([.C391]-6.75;2)" office:value-type="float" office:value="0.00329578589820671" calcext:value-type="float">
            <text:p>0.0032957859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702894" calcext:value-type="float">
            <text:p>6.702894</text:p>
          </table:table-cell>
          <table:table-cell office:value-type="float" office:value="6.6984296143" calcext:value-type="float">
            <text:p>6.6984296143</text:p>
          </table:table-cell>
          <table:table-cell table:formula="of:=POWER([.C392]-6.75;2)" office:value-type="float" office:value="0.00265950468124675" calcext:value-type="float">
            <text:p>0.002659504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740798" calcext:value-type="float">
            <text:p>6.740798</text:p>
          </table:table-cell>
          <table:table-cell office:value-type="float" office:value="6.7045666071" calcext:value-type="float">
            <text:p>6.7045666071</text:p>
          </table:table-cell>
          <table:table-cell table:formula="of:=POWER([.C393]-6.75;2)" office:value-type="float" office:value="0.00206419319040574" calcext:value-type="float">
            <text:p>0.0020641932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778491" calcext:value-type="float">
            <text:p>6.778491</text:p>
          </table:table-cell>
          <table:table-cell office:value-type="float" office:value="6.7103998" calcext:value-type="float">
            <text:p>6.7103998</text:p>
          </table:table-cell>
          <table:table-cell table:formula="of:=POWER([.C394]-6.75;2)" office:value-type="float" office:value="0.00156817584003998" calcext:value-type="float">
            <text:p>0.0015681758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812365" calcext:value-type="float">
            <text:p>6.812365</text:p>
          </table:table-cell>
          <table:table-cell office:value-type="float" office:value="6.7151624214" calcext:value-type="float">
            <text:p>6.7151624214</text:p>
          </table:table-cell>
          <table:table-cell table:formula="of:=POWER([.C395]-6.75;2)" office:value-type="float" office:value="0.00121365688271114" calcext:value-type="float">
            <text:p>0.0012136569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840397" calcext:value-type="float">
            <text:p>6.840397</text:p>
          </table:table-cell>
          <table:table-cell office:value-type="float" office:value="6.7172237286" calcext:value-type="float">
            <text:p>6.7172237286</text:p>
          </table:table-cell>
          <table:table-cell table:formula="of:=POWER([.C396]-6.75;2)" office:value-type="float" office:value="0.00107428396688643" calcext:value-type="float">
            <text:p>0.001074284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862047" calcext:value-type="float">
            <text:p>6.862047</text:p>
          </table:table-cell>
          <table:table-cell office:value-type="float" office:value="6.7053804857" calcext:value-type="float">
            <text:p>6.7053804857</text:p>
          </table:table-cell>
          <table:table-cell table:formula="of:=POWER([.C397]-6.75;2)" office:value-type="float" office:value="0.00199090105636789" calcext:value-type="float">
            <text:p>0.0019909011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877681" calcext:value-type="float">
            <text:p>6.877681</text:p>
          </table:table-cell>
          <table:table-cell office:value-type="float" office:value="6.7276758" calcext:value-type="float">
            <text:p>6.7276758</text:p>
          </table:table-cell>
          <table:table-cell table:formula="of:=POWER([.C398]-6.75;2)" office:value-type="float" office:value="0.000498369905639996" calcext:value-type="float">
            <text:p>0.0004983699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887832" calcext:value-type="float">
            <text:p>6.887832</text:p>
          </table:table-cell>
          <table:table-cell office:value-type="float" office:value="6.7386084357" calcext:value-type="float">
            <text:p>6.7386084357</text:p>
          </table:table-cell>
          <table:table-cell table:formula="of:=POWER([.C399]-6.75;2)" office:value-type="float" office:value="0.000129767737201039" calcext:value-type="float">
            <text:p>0.0001297677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892692" calcext:value-type="float">
            <text:p>6.892692</text:p>
          </table:table-cell>
          <table:table-cell office:value-type="float" office:value="6.7460016714" calcext:value-type="float">
            <text:p>6.7460016714</text:p>
          </table:table-cell>
          <table:table-cell table:formula="of:=POWER([.C400]-6.75;2)" office:value-type="float" office:value="0.0000159866315935765" calcext:value-type="float">
            <text:p>1.59866315935765E-00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892022" calcext:value-type="float">
            <text:p>6.892022</text:p>
          </table:table-cell>
          <table:table-cell office:value-type="float" office:value="6.7507461857" calcext:value-type="float">
            <text:p>6.7507461857</text:p>
          </table:table-cell>
          <table:table-cell table:formula="of:=POWER([.C401]-6.75;2)" office:value-type="float" office:value="0.000000556793098884095" calcext:value-type="float">
            <text:p>5.56793098884095E-007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885513" calcext:value-type="float">
            <text:p>6.885513</text:p>
          </table:table-cell>
          <table:table-cell office:value-type="float" office:value="6.7529621143" calcext:value-type="float">
            <text:p>6.7529621143</text:p>
          </table:table-cell>
          <table:table-cell table:formula="of:=POWER([.C402]-6.75;2)" office:value-type="float" office:value="0.00000877412112626342" calcext:value-type="float">
            <text:p>8.77412112626342E-006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873393" calcext:value-type="float">
            <text:p>6.873393</text:p>
          </table:table-cell>
          <table:table-cell office:value-type="float" office:value="6.7526467714" calcext:value-type="float">
            <text:p>6.7526467714</text:p>
          </table:table-cell>
          <table:table-cell table:formula="of:=POWER([.C403]-6.75;2)" office:value-type="float" office:value="0.00000700539884385927" calcext:value-type="float">
            <text:p>7.00539884385927E-006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856978" calcext:value-type="float">
            <text:p>6.856978</text:p>
          </table:table-cell>
          <table:table-cell office:value-type="float" office:value="6.7498801714" calcext:value-type="float">
            <text:p>6.7498801714</text:p>
          </table:table-cell>
          <table:table-cell table:formula="of:=POWER([.C404]-6.75;2)" office:value-type="float" office:value="0.0000000143588933779425" calcext:value-type="float">
            <text:p>1.43588933779425E-008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838923" calcext:value-type="float">
            <text:p>6.838923</text:p>
          </table:table-cell>
          <table:table-cell office:value-type="float" office:value="6.7449286571" calcext:value-type="float">
            <text:p>6.7449286571</text:p>
          </table:table-cell>
          <table:table-cell table:formula="of:=POWER([.C405]-6.75;2)" office:value-type="float" office:value="0.0000257185188093804" calcext:value-type="float">
            <text:p>2.57185188093804E-005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823011" calcext:value-type="float">
            <text:p>6.823011</text:p>
          </table:table-cell>
          <table:table-cell office:value-type="float" office:value="6.7382893429" calcext:value-type="float">
            <text:p>6.7382893429</text:p>
          </table:table-cell>
          <table:table-cell table:formula="of:=POWER([.C406]-6.75;2)" office:value-type="float" office:value="0.000137139489713782" calcext:value-type="float">
            <text:p>0.0001371395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8135" calcext:value-type="float">
            <text:p>6.8135</text:p>
          </table:table-cell>
          <table:table-cell office:value-type="float" office:value="6.7306660429" calcext:value-type="float">
            <text:p>6.7306660429</text:p>
          </table:table-cell>
          <table:table-cell table:formula="of:=POWER([.C407]-6.75;2)" office:value-type="float" office:value="0.00037380189714463" calcext:value-type="float">
            <text:p>0.0003738019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814192" calcext:value-type="float">
            <text:p>6.814192</text:p>
          </table:table-cell>
          <table:table-cell office:value-type="float" office:value="6.72286605" calcext:value-type="float">
            <text:p>6.72286605</text:p>
          </table:table-cell>
          <table:table-cell table:formula="of:=POWER([.C408]-6.75;2)" office:value-type="float" office:value="0.00073625124260248" calcext:value-type="float">
            <text:p>0.0007362512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827464" calcext:value-type="float">
            <text:p>6.827464</text:p>
          </table:table-cell>
          <table:table-cell office:value-type="float" office:value="6.7156395786" calcext:value-type="float">
            <text:p>6.7156395786</text:p>
          </table:table-cell>
          <table:table-cell table:formula="of:=POWER([.C409]-6.75;2)" office:value-type="float" office:value="0.00118063855878556" calcext:value-type="float">
            <text:p>0.0011806386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853561" calcext:value-type="float">
            <text:p>6.853561</text:p>
          </table:table-cell>
          <table:table-cell office:value-type="float" office:value="6.70952235" calcext:value-type="float">
            <text:p>6.70952235</text:p>
          </table:table-cell>
          <table:table-cell table:formula="of:=POWER([.C410]-6.75;2)" office:value-type="float" office:value="0.00163844014952248" calcext:value-type="float">
            <text:p>0.0016384401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890345" calcext:value-type="float">
            <text:p>6.890345</text:p>
          </table:table-cell>
          <table:table-cell office:value-type="float" office:value="6.7047410214" calcext:value-type="float">
            <text:p>6.7047410214</text:p>
          </table:table-cell>
          <table:table-cell table:formula="of:=POWER([.C411]-6.75;2)" office:value-type="float" office:value="0.00204837514391523" calcext:value-type="float">
            <text:p>0.0020483751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933561" calcext:value-type="float">
            <text:p>6.933561</text:p>
          </table:table-cell>
          <table:table-cell office:value-type="float" office:value="6.70120025" calcext:value-type="float">
            <text:p>6.70120025</text:p>
          </table:table-cell>
          <table:table-cell table:formula="of:=POWER([.C412]-6.75;2)" office:value-type="float" office:value="0.00238141560006247" calcext:value-type="float">
            <text:p>0.0023814156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977567" calcext:value-type="float">
            <text:p>6.977567</text:p>
          </table:table-cell>
          <table:table-cell office:value-type="float" office:value="6.6985322714" calcext:value-type="float">
            <text:p>6.6985322714</text:p>
          </table:table-cell>
          <table:table-cell table:formula="of:=POWER([.C413]-6.75;2)" office:value-type="float" office:value="0.00264892708724322" calcext:value-type="float">
            <text:p>0.002648927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.016327" calcext:value-type="float">
            <text:p>7.016327</text:p>
          </table:table-cell>
          <table:table-cell office:value-type="float" office:value="6.6961798786" calcext:value-type="float">
            <text:p>6.6961798786</text:p>
          </table:table-cell>
          <table:table-cell table:formula="of:=POWER([.C414]-6.75;2)" office:value-type="float" office:value="0.00289660546751077" calcext:value-type="float">
            <text:p>0.0028966055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.044465" calcext:value-type="float">
            <text:p>7.044465</text:p>
          </table:table-cell>
          <table:table-cell office:value-type="float" office:value="6.6934922071" calcext:value-type="float">
            <text:p>6.6934922071</text:p>
          </table:table-cell>
          <table:table-cell table:formula="of:=POWER([.C415]-6.75;2)" office:value-type="float" office:value="0.00319313065842926" calcext:value-type="float">
            <text:p>0.0031931307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7.058185" calcext:value-type="float">
            <text:p>7.058185</text:p>
          </table:table-cell>
          <table:table-cell office:value-type="float" office:value="6.6898237429" calcext:value-type="float">
            <text:p>6.6898237429</text:p>
          </table:table-cell>
          <table:table-cell table:formula="of:=POWER([.C416]-6.75;2)" office:value-type="float" office:value="0.00362118191856532" calcext:value-type="float">
            <text:p>0.0036211819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.055895" calcext:value-type="float">
            <text:p>7.055895</text:p>
          </table:table-cell>
          <table:table-cell office:value-type="float" office:value="6.6846346429" calcext:value-type="float">
            <text:p>6.6846346429</text:p>
          </table:table-cell>
          <table:table-cell table:formula="of:=POWER([.C417]-6.75;2)" office:value-type="float" office:value="0.00427262990881054" calcext:value-type="float">
            <text:p>0.0042726299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7.038436" calcext:value-type="float">
            <text:p>7.038436</text:p>
          </table:table-cell>
          <table:table-cell office:value-type="float" office:value="6.67759395" calcext:value-type="float">
            <text:p>6.67759395</text:p>
          </table:table-cell>
          <table:table-cell table:formula="of:=POWER([.C418]-6.75;2)" office:value-type="float" office:value="0.00524263607660245" calcext:value-type="float">
            <text:p>0.0052426361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7.008853" calcext:value-type="float">
            <text:p>7.008853</text:p>
          </table:table-cell>
          <table:table-cell office:value-type="float" office:value="6.66868445" calcext:value-type="float">
            <text:p>6.66868445</text:p>
          </table:table-cell>
          <table:table-cell table:formula="of:=POWER([.C419]-6.75;2)" office:value-type="float" office:value="0.00661221867180254" calcext:value-type="float">
            <text:p>0.0066122187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971728" calcext:value-type="float">
            <text:p>6.971728</text:p>
          </table:table-cell>
          <table:table-cell office:value-type="float" office:value="6.6582933571" calcext:value-type="float">
            <text:p>6.6582933571</text:p>
          </table:table-cell>
          <table:table-cell table:formula="of:=POWER([.C420]-6.75;2)" office:value-type="float" office:value="0.00841010835198816" calcext:value-type="float">
            <text:p>0.0084101084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932209" calcext:value-type="float">
            <text:p>6.932209</text:p>
          </table:table-cell>
          <table:table-cell office:value-type="float" office:value="6.6472434286" calcext:value-type="float">
            <text:p>6.6472434286</text:p>
          </table:table-cell>
          <table:table-cell table:formula="of:=POWER([.C421]-6.75;2)" office:value-type="float" office:value="0.0105589129658832" calcext:value-type="float">
            <text:p>0.010558913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894975" calcext:value-type="float">
            <text:p>6.894975</text:p>
          </table:table-cell>
          <table:table-cell office:value-type="float" office:value="6.6366957143" calcext:value-type="float">
            <text:p>6.6366957143</text:p>
          </table:table-cell>
          <table:table-cell table:formula="of:=POWER([.C422]-6.75;2)" office:value-type="float" office:value="0.0128378611579872" calcext:value-type="float">
            <text:p>0.0128378612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863425" calcext:value-type="float">
            <text:p>6.863425</text:p>
          </table:table-cell>
          <table:table-cell office:value-type="float" office:value="6.6278992857" calcext:value-type="float">
            <text:p>6.6278992857</text:p>
          </table:table-cell>
          <table:table-cell table:formula="of:=POWER([.C423]-6.75;2)" office:value-type="float" office:value="0.0149085844325703" calcext:value-type="float">
            <text:p>0.0149085844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839352" calcext:value-type="float">
            <text:p>6.839352</text:p>
          </table:table-cell>
          <table:table-cell office:value-type="float" office:value="6.6218812214" calcext:value-type="float">
            <text:p>6.6218812214</text:p>
          </table:table-cell>
          <table:table-cell table:formula="of:=POWER([.C424]-6.75;2)" office:value-type="float" office:value="0.0164144214299559" calcext:value-type="float">
            <text:p>0.0164144214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823131" calcext:value-type="float">
            <text:p>6.823131</text:p>
          </table:table-cell>
          <table:table-cell office:value-type="float" office:value="6.6192242429" calcext:value-type="float">
            <text:p>6.6192242429</text:p>
          </table:table-cell>
          <table:table-cell table:formula="of:=POWER([.C425]-6.75;2)" office:value-type="float" office:value="0.0171022986450783" calcext:value-type="float">
            <text:p>0.0171022986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814308" calcext:value-type="float">
            <text:p>6.814308</text:p>
          </table:table-cell>
          <table:table-cell office:value-type="float" office:value="6.6199939357" calcext:value-type="float">
            <text:p>6.6199939357</text:p>
          </table:table-cell>
          <table:table-cell table:formula="of:=POWER([.C426]-6.75;2)" office:value-type="float" office:value="0.0169015767547757" calcext:value-type="float">
            <text:p>0.0169015768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812243" calcext:value-type="float">
            <text:p>6.812243</text:p>
          </table:table-cell>
          <table:table-cell office:value-type="float" office:value="6.6237789786" calcext:value-type="float">
            <text:p>6.6237789786</text:p>
          </table:table-cell>
          <table:table-cell table:formula="of:=POWER([.C427]-6.75;2)" office:value-type="float" office:value="0.0159317462432593" calcext:value-type="float">
            <text:p>0.0159317462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81652" calcext:value-type="float">
            <text:p>6.81652</text:p>
          </table:table-cell>
          <table:table-cell office:value-type="float" office:value="6.6297888286" calcext:value-type="float">
            <text:p>6.6297888286</text:p>
          </table:table-cell>
          <table:table-cell table:formula="of:=POWER([.C428]-6.75;2)" office:value-type="float" office:value="0.0144507257293602" calcext:value-type="float">
            <text:p>0.0144507257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826943" calcext:value-type="float">
            <text:p>6.826943</text:p>
          </table:table-cell>
          <table:table-cell office:value-type="float" office:value="6.6369761643" calcext:value-type="float">
            <text:p>6.6369761643</text:p>
          </table:table-cell>
          <table:table-cell table:formula="of:=POWER([.C429]-6.75;2)" office:value-type="float" office:value="0.0127743874363406" calcext:value-type="float">
            <text:p>0.0127743874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843166" calcext:value-type="float">
            <text:p>6.843166</text:p>
          </table:table-cell>
          <table:table-cell office:value-type="float" office:value="6.64417145" calcext:value-type="float">
            <text:p>6.64417145</text:p>
          </table:table-cell>
          <table:table-cell table:formula="of:=POWER([.C430]-6.75;2)" office:value-type="float" office:value="0.0111996819951025" calcext:value-type="float">
            <text:p>0.011199682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864186" calcext:value-type="float">
            <text:p>6.864186</text:p>
          </table:table-cell>
          <table:table-cell office:value-type="float" office:value="6.6502236071" calcext:value-type="float">
            <text:p>6.6502236071</text:p>
          </table:table-cell>
          <table:table-cell table:formula="of:=POWER([.C431]-6.75;2)" office:value-type="float" office:value="0.00995532858013516" calcext:value-type="float">
            <text:p>0.0099553286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888006" calcext:value-type="float">
            <text:p>6.888006</text:p>
          </table:table-cell>
          <table:table-cell office:value-type="float" office:value="6.6541399929" calcext:value-type="float">
            <text:p>6.6541399929</text:p>
          </table:table-cell>
          <table:table-cell table:formula="of:=POWER([.C432]-6.75;2)" office:value-type="float" office:value="0.009189140961212" calcext:value-type="float">
            <text:p>0.009189141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911667" calcext:value-type="float">
            <text:p>6.911667</text:p>
          </table:table-cell>
          <table:table-cell office:value-type="float" office:value="6.6552146714" calcext:value-type="float">
            <text:p>6.6552146714</text:p>
          </table:table-cell>
          <table:table-cell table:formula="of:=POWER([.C433]-6.75;2)" office:value-type="float" office:value="0.00898425851781006" calcext:value-type="float">
            <text:p>0.0089842585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931718" calcext:value-type="float">
            <text:p>6.931718</text:p>
          </table:table-cell>
          <table:table-cell office:value-type="float" office:value="6.6531295429" calcext:value-type="float">
            <text:p>6.6531295429</text:p>
          </table:table-cell>
          <table:table-cell table:formula="of:=POWER([.C434]-6.75;2)" office:value-type="float" office:value="0.00938388545876287" calcext:value-type="float">
            <text:p>0.0093838855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944949" calcext:value-type="float">
            <text:p>6.944949</text:p>
          </table:table-cell>
          <table:table-cell office:value-type="float" office:value="6.6480073" calcext:value-type="float">
            <text:p>6.6480073</text:p>
          </table:table-cell>
          <table:table-cell table:formula="of:=POWER([.C435]-6.75;2)" office:value-type="float" office:value="0.0104025108532901" calcext:value-type="float">
            <text:p>0.0104025109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949146" calcext:value-type="float">
            <text:p>6.949146</text:p>
          </table:table-cell>
          <table:table-cell office:value-type="float" office:value="6.6403918071" calcext:value-type="float">
            <text:p>6.6403918071</text:p>
          </table:table-cell>
          <table:table-cell table:formula="of:=POWER([.C436]-6.75;2)" office:value-type="float" office:value="0.0120139559508035" calcext:value-type="float">
            <text:p>0.012013956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943593" calcext:value-type="float">
            <text:p>6.943593</text:p>
          </table:table-cell>
          <table:table-cell office:value-type="float" office:value="6.6311380714" calcext:value-type="float">
            <text:p>6.6311380714</text:p>
          </table:table-cell>
          <table:table-cell table:formula="of:=POWER([.C437]-6.75;2)" office:value-type="float" office:value="0.0141281580705116" calcext:value-type="float">
            <text:p>0.0141281581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929157" calcext:value-type="float">
            <text:p>6.929157</text:p>
          </table:table-cell>
          <table:table-cell office:value-type="float" office:value="6.6212253357" calcext:value-type="float">
            <text:p>6.6212253357</text:p>
          </table:table-cell>
          <table:table-cell table:formula="of:=POWER([.C438]-6.75;2)" office:value-type="float" office:value="0.0165829141655777" calcext:value-type="float">
            <text:p>0.0165829142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907945" calcext:value-type="float">
            <text:p>6.907945</text:p>
          </table:table-cell>
          <table:table-cell office:value-type="float" office:value="6.6115539643" calcext:value-type="float">
            <text:p>6.6115539643</text:p>
          </table:table-cell>
          <table:table-cell table:formula="of:=POWER([.C439]-6.75;2)" office:value-type="float" office:value="0.0191673048010458" calcext:value-type="float">
            <text:p>0.0191673048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882675" calcext:value-type="float">
            <text:p>6.882675</text:p>
          </table:table-cell>
          <table:table-cell office:value-type="float" office:value="6.6028032429" calcext:value-type="float">
            <text:p>6.6028032429</text:p>
          </table:table-cell>
          <table:table-cell table:formula="of:=POWER([.C440]-6.75;2)" office:value-type="float" office:value="0.0216668853007563" calcext:value-type="float">
            <text:p>0.0216668853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855975" calcext:value-type="float">
            <text:p>6.855975</text:p>
          </table:table-cell>
          <table:table-cell office:value-type="float" office:value="6.59538565" calcext:value-type="float">
            <text:p>6.59538565</text:p>
          </table:table-cell>
          <table:table-cell table:formula="of:=POWER([.C441]-6.75;2)" office:value-type="float" office:value="0.0239055972259225" calcext:value-type="float">
            <text:p>0.0239055972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829887" calcext:value-type="float">
            <text:p>6.829887</text:p>
          </table:table-cell>
          <table:table-cell office:value-type="float" office:value="6.58947665" calcext:value-type="float">
            <text:p>6.58947665</text:p>
          </table:table-cell>
          <table:table-cell table:formula="of:=POWER([.C442]-6.75;2)" office:value-type="float" office:value="0.0257677458952225" calcext:value-type="float">
            <text:p>0.0257677459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805707" calcext:value-type="float">
            <text:p>6.805707</text:p>
          </table:table-cell>
          <table:table-cell office:value-type="float" office:value="6.5850764643" calcext:value-type="float">
            <text:p>6.5850764643</text:p>
          </table:table-cell>
          <table:table-cell table:formula="of:=POWER([.C443]-6.75;2)" office:value-type="float" office:value="0.0271997726277891" calcext:value-type="float">
            <text:p>0.0271997726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784163" calcext:value-type="float">
            <text:p>6.784163</text:p>
          </table:table-cell>
          <table:table-cell office:value-type="float" office:value="6.5820706929" calcext:value-type="float">
            <text:p>6.5820706929</text:p>
          </table:table-cell>
          <table:table-cell table:formula="of:=POWER([.C444]-6.75;2)" office:value-type="float" office:value="0.028200252183086" calcext:value-type="float">
            <text:p>0.0282002522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765787" calcext:value-type="float">
            <text:p>6.765787</text:p>
          </table:table-cell>
          <table:table-cell office:value-type="float" office:value="6.58027535" calcext:value-type="float">
            <text:p>6.58027535</text:p>
          </table:table-cell>
          <table:table-cell table:formula="of:=POWER([.C445]-6.75;2)" office:value-type="float" office:value="0.0288064568176225" calcext:value-type="float">
            <text:p>0.0288064568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751251" calcext:value-type="float">
            <text:p>6.751251</text:p>
          </table:table-cell>
          <table:table-cell office:value-type="float" office:value="6.5794653714" calcext:value-type="float">
            <text:p>6.5794653714</text:p>
          </table:table-cell>
          <table:table-cell table:formula="of:=POWER([.C446]-6.75;2)" office:value-type="float" office:value="0.0290820595517401" calcext:value-type="float">
            <text:p>0.0290820596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74147" calcext:value-type="float">
            <text:p>6.74147</text:p>
          </table:table-cell>
          <table:table-cell office:value-type="float" office:value="6.5793921214" calcext:value-type="float">
            <text:p>6.5793921214</text:p>
          </table:table-cell>
          <table:table-cell table:formula="of:=POWER([.C447]-6.75;2)" office:value-type="float" office:value="0.0291070482403924" calcext:value-type="float">
            <text:p>0.0291070482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737427" calcext:value-type="float">
            <text:p>6.737427</text:p>
          </table:table-cell>
          <table:table-cell office:value-type="float" office:value="6.5797968071" calcext:value-type="float">
            <text:p>6.5797968071</text:p>
          </table:table-cell>
          <table:table-cell table:formula="of:=POWER([.C448]-6.75;2)" office:value-type="float" office:value="0.0289691268733546" calcext:value-type="float">
            <text:p>0.0289691269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73978" calcext:value-type="float">
            <text:p>6.73978</text:p>
          </table:table-cell>
          <table:table-cell office:value-type="float" office:value="6.5804249286" calcext:value-type="float">
            <text:p>6.5804249286</text:p>
          </table:table-cell>
          <table:table-cell table:formula="of:=POWER([.C449]-6.75;2)" office:value-type="float" office:value="0.028755704840315" calcext:value-type="float">
            <text:p>0.0287557048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748453" calcext:value-type="float">
            <text:p>6.748453</text:p>
          </table:table-cell>
          <table:table-cell office:value-type="float" office:value="6.5810438786" calcext:value-type="float">
            <text:p>6.5810438786</text:p>
          </table:table-cell>
          <table:table-cell table:formula="of:=POWER([.C450]-6.75;2)" office:value-type="float" office:value="0.0285461709585315" calcext:value-type="float">
            <text:p>0.028546171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762374" calcext:value-type="float">
            <text:p>6.762374</text:p>
          </table:table-cell>
          <table:table-cell office:value-type="float" office:value="6.5814623714" calcext:value-type="float">
            <text:p>6.5814623714</text:p>
          </table:table-cell>
          <table:table-cell table:formula="of:=POWER([.C451]-6.75;2)" office:value-type="float" office:value="0.0284049322541116" calcext:value-type="float">
            <text:p>0.0284049323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779479" calcext:value-type="float">
            <text:p>6.779479</text:p>
          </table:table-cell>
          <table:table-cell office:value-type="float" office:value="6.5815481786" calcext:value-type="float">
            <text:p>6.5815481786</text:p>
          </table:table-cell>
          <table:table-cell table:formula="of:=POWER([.C452]-6.75;2)" office:value-type="float" office:value="0.0283760161329774" calcext:value-type="float">
            <text:p>0.0283760161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796962" calcext:value-type="float">
            <text:p>6.796962</text:p>
          </table:table-cell>
          <table:table-cell office:value-type="float" office:value="6.5812393357" calcext:value-type="float">
            <text:p>6.5812393357</text:p>
          </table:table-cell>
          <table:table-cell table:formula="of:=POWER([.C453]-6.75;2)" office:value-type="float" office:value="0.0284801618149772" calcext:value-type="float">
            <text:p>0.0284801618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811683" calcext:value-type="float">
            <text:p>6.811683</text:p>
          </table:table-cell>
          <table:table-cell office:value-type="float" office:value="6.5805451571" calcext:value-type="float">
            <text:p>6.5805451571</text:p>
          </table:table-cell>
          <table:table-cell table:formula="of:=POWER([.C454]-6.75;2)" office:value-type="float" office:value="0.0287149437822638" calcext:value-type="float">
            <text:p>0.0287149438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820627" calcext:value-type="float">
            <text:p>6.820627</text:p>
          </table:table-cell>
          <table:table-cell office:value-type="float" office:value="6.5795356143" calcext:value-type="float">
            <text:p>6.5795356143</text:p>
          </table:table-cell>
          <table:table-cell table:formula="of:=POWER([.C455]-6.75;2)" office:value-type="float" office:value="0.0290581067920783" calcext:value-type="float">
            <text:p>0.0290581068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821338" calcext:value-type="float">
            <text:p>6.821338</text:p>
          </table:table-cell>
          <table:table-cell office:value-type="float" office:value="6.5783208857" calcext:value-type="float">
            <text:p>6.5783208857</text:p>
          </table:table-cell>
          <table:table-cell table:formula="of:=POWER([.C456]-6.75;2)" office:value-type="float" office:value="0.0294737182868324" calcext:value-type="float">
            <text:p>0.0294737183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812292" calcext:value-type="float">
            <text:p>6.812292</text:p>
          </table:table-cell>
          <table:table-cell office:value-type="float" office:value="6.5770256929" calcext:value-type="float">
            <text:p>6.5770256929</text:p>
          </table:table-cell>
          <table:table-cell table:formula="of:=POWER([.C457]-6.75;2)" office:value-type="float" office:value="0.029920110916725" calcext:value-type="float">
            <text:p>0.0299201109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793202" calcext:value-type="float">
            <text:p>6.793202</text:p>
          </table:table-cell>
          <table:table-cell office:value-type="float" office:value="6.57576435" calcext:value-type="float">
            <text:p>6.57576435</text:p>
          </table:table-cell>
          <table:table-cell table:formula="of:=POWER([.C458]-6.75;2)" office:value-type="float" office:value="0.0303580617309225" calcext:value-type="float">
            <text:p>0.0303580617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765224" calcext:value-type="float">
            <text:p>6.765224</text:p>
          </table:table-cell>
          <table:table-cell office:value-type="float" office:value="6.5746216357" calcext:value-type="float">
            <text:p>6.5746216357</text:p>
          </table:table-cell>
          <table:table-cell table:formula="of:=POWER([.C459]-6.75;2)" office:value-type="float" office:value="0.0307575706645436" calcext:value-type="float">
            <text:p>0.0307575707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730993" calcext:value-type="float">
            <text:p>6.730993</text:p>
          </table:table-cell>
          <table:table-cell office:value-type="float" office:value="6.5736427857" calcext:value-type="float">
            <text:p>6.5736427857</text:p>
          </table:table-cell>
          <table:table-cell table:formula="of:=POWER([.C460]-6.75;2)" office:value-type="float" office:value="0.0311018670356562" calcext:value-type="float">
            <text:p>0.031101867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69444" calcext:value-type="float">
            <text:p>6.69444</text:p>
          </table:table-cell>
          <table:table-cell office:value-type="float" office:value="6.5728333286" calcext:value-type="float">
            <text:p>6.5728333286</text:p>
          </table:table-cell>
          <table:table-cell table:formula="of:=POWER([.C461]-6.75;2)" office:value-type="float" office:value="0.0313880294549556" calcext:value-type="float">
            <text:p>0.0313880295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660334" calcext:value-type="float">
            <text:p>6.660334</text:p>
          </table:table-cell>
          <table:table-cell office:value-type="float" office:value="6.5721674" calcext:value-type="float">
            <text:p>6.5721674</text:p>
          </table:table-cell>
          <table:table-cell table:formula="of:=POWER([.C462]-6.75;2)" office:value-type="float" office:value="0.0316244336227601" calcext:value-type="float">
            <text:p>0.0316244336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633588" calcext:value-type="float">
            <text:p>6.633588</text:p>
          </table:table-cell>
          <table:table-cell office:value-type="float" office:value="6.5716018857" calcext:value-type="float">
            <text:p>6.5716018857</text:p>
          </table:table-cell>
          <table:table-cell table:formula="of:=POWER([.C463]-6.75;2)" office:value-type="float" office:value="0.0318258871857959" calcext:value-type="float">
            <text:p>0.0318258872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618452" calcext:value-type="float">
            <text:p>6.618452</text:p>
          </table:table-cell>
          <table:table-cell office:value-type="float" office:value="6.5710925929" calcext:value-type="float">
            <text:p>6.5710925929</text:p>
          </table:table-cell>
          <table:table-cell table:formula="of:=POWER([.C464]-6.75;2)" office:value-type="float" office:value="0.032007860315245" calcext:value-type="float">
            <text:p>0.0320078603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617749" calcext:value-type="float">
            <text:p>6.617749</text:p>
          </table:table-cell>
          <table:table-cell office:value-type="float" office:value="6.5706081357" calcext:value-type="float">
            <text:p>6.5706081357</text:p>
          </table:table-cell>
          <table:table-cell table:formula="of:=POWER([.C465]-6.75;2)" office:value-type="float" office:value="0.0321814409770297" calcext:value-type="float">
            <text:p>0.032181441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632321" calcext:value-type="float">
            <text:p>6.632321</text:p>
          </table:table-cell>
          <table:table-cell office:value-type="float" office:value="6.5701375071" calcext:value-type="float">
            <text:p>6.5701375071</text:p>
          </table:table-cell>
          <table:table-cell table:formula="of:=POWER([.C466]-6.75;2)" office:value-type="float" office:value="0.0323505163522025" calcext:value-type="float">
            <text:p>0.0323505164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660782" calcext:value-type="float">
            <text:p>6.660782</text:p>
          </table:table-cell>
          <table:table-cell office:value-type="float" office:value="6.5696888714" calcext:value-type="float">
            <text:p>6.5696888714</text:p>
          </table:table-cell>
          <table:table-cell table:formula="of:=POWER([.C467]-6.75;2)" office:value-type="float" office:value="0.0325121030970056" calcext:value-type="float">
            <text:p>0.0325121031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699603" calcext:value-type="float">
            <text:p>6.699603</text:p>
          </table:table-cell>
          <table:table-cell office:value-type="float" office:value="6.5692803571" calcext:value-type="float">
            <text:p>6.5692803571</text:p>
          </table:table-cell>
          <table:table-cell table:formula="of:=POWER([.C468]-6.75;2)" office:value-type="float" office:value="0.0326595893299034" calcext:value-type="float">
            <text:p>0.0326595893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743487" calcext:value-type="float">
            <text:p>6.743487</text:p>
          </table:table-cell>
          <table:table-cell office:value-type="float" office:value="6.5689268643" calcext:value-type="float">
            <text:p>6.5689268643</text:p>
          </table:table-cell>
          <table:table-cell table:formula="of:=POWER([.C469]-6.75;2)" office:value-type="float" office:value="0.0327874804722307" calcext:value-type="float">
            <text:p>0.0327874805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785985" calcext:value-type="float">
            <text:p>6.785985</text:p>
          </table:table-cell>
          <table:table-cell office:value-type="float" office:value="6.56862905" calcext:value-type="float">
            <text:p>6.56862905</text:p>
          </table:table-cell>
          <table:table-cell table:formula="of:=POWER([.C470]-6.75;2)" office:value-type="float" office:value="0.0328954215039024" calcext:value-type="float">
            <text:p>0.0328954215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820305" calcext:value-type="float">
            <text:p>6.820305</text:p>
          </table:table-cell>
          <table:table-cell office:value-type="float" office:value="6.5683696286" calcext:value-type="float">
            <text:p>6.5683696286</text:p>
          </table:table-cell>
          <table:table-cell table:formula="of:=POWER([.C471]-6.75;2)" office:value-type="float" office:value="0.0329895918149019" calcext:value-type="float">
            <text:p>0.0329895918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840249" calcext:value-type="float">
            <text:p>6.840249</text:p>
          </table:table-cell>
          <table:table-cell office:value-type="float" office:value="6.5681191286" calcext:value-type="float">
            <text:p>6.5681191286</text:p>
          </table:table-cell>
          <table:table-cell table:formula="of:=POWER([.C472]-6.75;2)" office:value-type="float" office:value="0.0330806513812232" calcext:value-type="float">
            <text:p>0.0330806514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841195" calcext:value-type="float">
            <text:p>6.841195</text:p>
          </table:table-cell>
          <table:table-cell office:value-type="float" office:value="6.5678492214" calcext:value-type="float">
            <text:p>6.5678492214</text:p>
          </table:table-cell>
          <table:table-cell table:formula="of:=POWER([.C473]-6.75;2)" office:value-type="float" office:value="0.0331789061445861" calcext:value-type="float">
            <text:p>0.0331789061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820978" calcext:value-type="float">
            <text:p>6.820978</text:p>
          </table:table-cell>
          <table:table-cell office:value-type="float" office:value="6.5675488" calcext:value-type="float">
            <text:p>6.5675488</text:p>
          </table:table-cell>
          <table:table-cell table:formula="of:=POWER([.C474]-6.75;2)" office:value-type="float" office:value="0.03328844038144" calcext:value-type="float">
            <text:p>0.033288440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780483" calcext:value-type="float">
            <text:p>6.780483</text:p>
          </table:table-cell>
          <table:table-cell office:value-type="float" office:value="6.56723685" calcext:value-type="float">
            <text:p>6.56723685</text:p>
          </table:table-cell>
          <table:table-cell table:formula="of:=POWER([.C475]-6.75;2)" office:value-type="float" office:value="0.0334023689979223" calcext:value-type="float">
            <text:p>0.033402369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72377" calcext:value-type="float">
            <text:p>6.72377</text:p>
          </table:table-cell>
          <table:table-cell office:value-type="float" office:value="6.5669670571" calcext:value-type="float">
            <text:p>6.5669670571</text:p>
          </table:table-cell>
          <table:table-cell table:formula="of:=POWER([.C476]-6.75;2)" office:value-type="float" office:value="0.0335010581866346" calcext:value-type="float">
            <text:p>0.0335010582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657601" calcext:value-type="float">
            <text:p>6.657601</text:p>
          </table:table-cell>
          <table:table-cell office:value-type="float" office:value="6.5668215929" calcext:value-type="float">
            <text:p>6.5668215929</text:p>
          </table:table-cell>
          <table:table-cell table:formula="of:=POWER([.C477]-6.75;2)" office:value-type="float" office:value="0.0335543288276932" calcext:value-type="float">
            <text:p>0.0335543288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590351" calcext:value-type="float">
            <text:p>6.590351</text:p>
          </table:table-cell>
          <table:table-cell office:value-type="float" office:value="6.5668950929" calcext:value-type="float">
            <text:p>6.5668950929</text:p>
          </table:table-cell>
          <table:table-cell table:formula="of:=POWER([.C478]-6.75;2)" office:value-type="float" office:value="0.0335274070040995" calcext:value-type="float">
            <text:p>0.033527407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530445" calcext:value-type="float">
            <text:p>6.530445</text:p>
          </table:table-cell>
          <table:table-cell office:value-type="float" office:value="6.5672734286" calcext:value-type="float">
            <text:p>6.5672734286</text:p>
          </table:table-cell>
          <table:table-cell table:formula="of:=POWER([.C479]-6.75;2)" office:value-type="float" office:value="0.0333889998955993" calcext:value-type="float">
            <text:p>0.0333889999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484661" calcext:value-type="float">
            <text:p>6.484661</text:p>
          </table:table-cell>
          <table:table-cell office:value-type="float" office:value="6.5680143429" calcext:value-type="float">
            <text:p>6.5680143429</text:p>
          </table:table-cell>
          <table:table-cell table:formula="of:=POWER([.C480]-6.75;2)" office:value-type="float" office:value="0.0331187793901189" calcext:value-type="float">
            <text:p>0.0331187794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456732" calcext:value-type="float">
            <text:p>6.456732</text:p>
          </table:table-cell>
          <table:table-cell office:value-type="float" office:value="6.5691368" calcext:value-type="float">
            <text:p>6.5691368</text:p>
          </table:table-cell>
          <table:table-cell table:formula="of:=POWER([.C481]-6.75;2)" office:value-type="float" office:value="0.03271149711424" calcext:value-type="float">
            <text:p>0.0327114971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446702" calcext:value-type="float">
            <text:p>6.446702</text:p>
          </table:table-cell>
          <table:table-cell office:value-type="float" office:value="6.5706229" calcext:value-type="float">
            <text:p>6.5706229</text:p>
          </table:table-cell>
          <table:table-cell table:formula="of:=POWER([.C482]-6.75;2)" office:value-type="float" office:value="0.03217614400441" calcext:value-type="float">
            <text:p>0.032176144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451227" calcext:value-type="float">
            <text:p>6.451227</text:p>
          </table:table-cell>
          <table:table-cell office:value-type="float" office:value="6.5724309" calcext:value-type="float">
            <text:p>6.5724309</text:p>
          </table:table-cell>
          <table:table-cell table:formula="of:=POWER([.C483]-6.75;2)" office:value-type="float" office:value="0.0315307852748101" calcext:value-type="float">
            <text:p>0.0315307853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46473" calcext:value-type="float">
            <text:p>6.46473</text:p>
          </table:table-cell>
          <table:table-cell office:value-type="float" office:value="6.5745136286" calcext:value-type="float">
            <text:p>6.5745136286</text:p>
          </table:table-cell>
          <table:table-cell table:formula="of:=POWER([.C484]-6.75;2)" office:value-type="float" office:value="0.0307954665471387" calcext:value-type="float">
            <text:p>0.0307954665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481014" calcext:value-type="float">
            <text:p>6.481014</text:p>
          </table:table-cell>
          <table:table-cell office:value-type="float" office:value="6.5768347143" calcext:value-type="float">
            <text:p>6.5768347143</text:p>
          </table:table-cell>
          <table:table-cell table:formula="of:=POWER([.C485]-6.75;2)" office:value-type="float" office:value="0.0299862161715625" calcext:value-type="float">
            <text:p>0.0299862162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494818" calcext:value-type="float">
            <text:p>6.494818</text:p>
          </table:table-cell>
          <table:table-cell office:value-type="float" office:value="6.5793765357" calcext:value-type="float">
            <text:p>6.5793765357</text:p>
          </table:table-cell>
          <table:table-cell table:formula="of:=POWER([.C486]-6.75;2)" office:value-type="float" office:value="0.0291123665697334" calcext:value-type="float">
            <text:p>0.0291123666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502922" calcext:value-type="float">
            <text:p>6.502922</text:p>
          </table:table-cell>
          <table:table-cell office:value-type="float" office:value="6.5821374429" calcext:value-type="float">
            <text:p>6.5821374429</text:p>
          </table:table-cell>
          <table:table-cell table:formula="of:=POWER([.C487]-6.75;2)" office:value-type="float" office:value="0.0281778380761509" calcext:value-type="float">
            <text:p>0.0281778381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50456" calcext:value-type="float">
            <text:p>6.50456</text:p>
          </table:table-cell>
          <table:table-cell office:value-type="float" office:value="6.5851198357" calcext:value-type="float">
            <text:p>6.5851198357</text:p>
          </table:table-cell>
          <table:table-cell table:formula="of:=POWER([.C488]-6.75;2)" office:value-type="float" office:value="0.0271854685795948" calcext:value-type="float">
            <text:p>0.0271854686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501147" calcext:value-type="float">
            <text:p>6.501147</text:p>
          </table:table-cell>
          <table:table-cell office:value-type="float" office:value="6.5883135643" calcext:value-type="float">
            <text:p>6.5883135643</text:p>
          </table:table-cell>
          <table:table-cell table:formula="of:=POWER([.C489]-6.75;2)" office:value-type="float" office:value="0.0261425034893703" calcext:value-type="float">
            <text:p>0.0261425035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495496" calcext:value-type="float">
            <text:p>6.495496</text:p>
          </table:table-cell>
          <table:table-cell office:value-type="float" office:value="6.5916806357" calcext:value-type="float">
            <text:p>6.5916806357</text:p>
          </table:table-cell>
          <table:table-cell table:formula="of:=POWER([.C490]-6.75;2)" office:value-type="float" office:value="0.025065021112356" calcext:value-type="float">
            <text:p>0.0250650211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490824" calcext:value-type="float">
            <text:p>6.490824</text:p>
          </table:table-cell>
          <table:table-cell office:value-type="float" office:value="6.5951466714" calcext:value-type="float">
            <text:p>6.5951466714</text:p>
          </table:table-cell>
          <table:table-cell table:formula="of:=POWER([.C491]-6.75;2)" office:value-type="float" office:value="0.0239795533784995" calcext:value-type="float">
            <text:p>0.0239795534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489875" calcext:value-type="float">
            <text:p>6.489875</text:p>
          </table:table-cell>
          <table:table-cell office:value-type="float" office:value="6.5986024857" calcext:value-type="float">
            <text:p>6.5986024857</text:p>
          </table:table-cell>
          <table:table-cell table:formula="of:=POWER([.C492]-6.75;2)" office:value-type="float" office:value="0.0229212073362187" calcext:value-type="float">
            <text:p>0.0229212073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494379" calcext:value-type="float">
            <text:p>6.494379</text:p>
          </table:table-cell>
          <table:table-cell office:value-type="float" office:value="6.6019161214" calcext:value-type="float">
            <text:p>6.6019161214</text:p>
          </table:table-cell>
          <table:table-cell table:formula="of:=POWER([.C493]-6.75;2)" office:value-type="float" office:value="0.0219288351012194" calcext:value-type="float">
            <text:p>0.021928835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504926" calcext:value-type="float">
            <text:p>6.504926</text:p>
          </table:table-cell>
          <table:table-cell office:value-type="float" office:value="6.6049526857" calcext:value-type="float">
            <text:p>6.6049526857</text:p>
          </table:table-cell>
          <table:table-cell table:formula="of:=POWER([.C494]-6.75;2)" office:value-type="float" office:value="0.021038723385643" calcext:value-type="float">
            <text:p>0.0210387234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521143" calcext:value-type="float">
            <text:p>6.521143</text:p>
          </table:table-cell>
          <table:table-cell office:value-type="float" office:value="6.6075971" calcext:value-type="float">
            <text:p>6.6075971</text:p>
          </table:table-cell>
          <table:table-cell table:formula="of:=POWER([.C495]-6.75;2)" office:value-type="float" office:value="0.0202785859284101" calcext:value-type="float">
            <text:p>0.0202785859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541996" calcext:value-type="float">
            <text:p>6.541996</text:p>
          </table:table-cell>
          <table:table-cell office:value-type="float" office:value="6.6097743786" calcext:value-type="float">
            <text:p>6.6097743786</text:p>
          </table:table-cell>
          <table:table-cell table:formula="of:=POWER([.C496]-6.75;2)" office:value-type="float" office:value="0.0196632248970161" calcext:value-type="float">
            <text:p>0.0196632249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56603" calcext:value-type="float">
            <text:p>6.56603</text:p>
          </table:table-cell>
          <table:table-cell office:value-type="float" office:value="6.6114625929" calcext:value-type="float">
            <text:p>6.6114625929</text:p>
          </table:table-cell>
          <table:table-cell table:formula="of:=POWER([.C497]-6.75;2)" office:value-type="float" office:value="0.0191926131659912" calcext:value-type="float">
            <text:p>0.0191926132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591487" calcext:value-type="float">
            <text:p>6.591487</text:p>
          </table:table-cell>
          <table:table-cell office:value-type="float" office:value="6.6126956643" calcext:value-type="float">
            <text:p>6.6126956643</text:p>
          </table:table-cell>
          <table:table-cell table:formula="of:=POWER([.C498]-6.75;2)" office:value-type="float" office:value="0.0188524806020182" calcext:value-type="float">
            <text:p>0.0188524806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616325" calcext:value-type="float">
            <text:p>6.616325</text:p>
          </table:table-cell>
          <table:table-cell office:value-type="float" office:value="6.6135555929" calcext:value-type="float">
            <text:p>6.6135555929</text:p>
          </table:table-cell>
          <table:table-cell table:formula="of:=POWER([.C499]-6.75;2)" office:value-type="float" office:value="0.0186170762288705" calcext:value-type="float">
            <text:p>0.0186170762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638227" calcext:value-type="float">
            <text:p>6.638227</text:p>
          </table:table-cell>
          <table:table-cell office:value-type="float" office:value="6.6141563786" calcext:value-type="float">
            <text:p>6.6141563786</text:p>
          </table:table-cell>
          <table:table-cell table:formula="of:=POWER([.C500]-6.75;2)" office:value-type="float" office:value="0.0184534894750666" calcext:value-type="float">
            <text:p>0.0184534895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654683" calcext:value-type="float">
            <text:p>6.654683</text:p>
          </table:table-cell>
          <table:table-cell office:value-type="float" office:value="6.6146243571" calcext:value-type="float">
            <text:p>6.6146243571</text:p>
          </table:table-cell>
          <table:table-cell table:formula="of:=POWER([.C501]-6.75;2)" office:value-type="float" office:value="0.0183265646905882" calcext:value-type="float">
            <text:p>0.0183265647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663176" calcext:value-type="float">
            <text:p>6.663176</text:p>
          </table:table-cell>
          <table:table-cell office:value-type="float" office:value="6.6150801786" calcext:value-type="float">
            <text:p>6.6150801786</text:p>
          </table:table-cell>
          <table:table-cell table:formula="of:=POWER([.C502]-6.75;2)" office:value-type="float" office:value="0.018203358206608" calcext:value-type="float">
            <text:p>0.0182033582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661503" calcext:value-type="float">
            <text:p>6.661503</text:p>
          </table:table-cell>
          <table:table-cell office:value-type="float" office:value="6.6156268643" calcext:value-type="float">
            <text:p>6.6156268643</text:p>
          </table:table-cell>
          <table:table-cell table:formula="of:=POWER([.C503]-6.75;2)" office:value-type="float" office:value="0.0180561395978505" calcext:value-type="float">
            <text:p>0.0180561396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648215" calcext:value-type="float">
            <text:p>6.648215</text:p>
          </table:table-cell>
          <table:table-cell office:value-type="float" office:value="6.6163452786" calcext:value-type="float">
            <text:p>6.6163452786</text:p>
          </table:table-cell>
          <table:table-cell table:formula="of:=POWER([.C504]-6.75;2)" office:value-type="float" office:value="0.0178635845525116" calcext:value-type="float">
            <text:p>0.0178635846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62316" calcext:value-type="float">
            <text:p>6.62316</text:p>
          </table:table-cell>
          <table:table-cell office:value-type="float" office:value="6.6172952786" calcext:value-type="float">
            <text:p>6.6172952786</text:p>
          </table:table-cell>
          <table:table-cell table:formula="of:=POWER([.C505]-6.75;2)" office:value-type="float" office:value="0.0176105430818515" calcext:value-type="float">
            <text:p>0.017610543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588049" calcext:value-type="float">
            <text:p>6.588049</text:p>
          </table:table-cell>
          <table:table-cell office:value-type="float" office:value="6.6185185857" calcext:value-type="float">
            <text:p>6.6185185857</text:p>
          </table:table-cell>
          <table:table-cell table:formula="of:=POWER([.C506]-6.75;2)" office:value-type="float" office:value="0.0172873623063281" calcext:value-type="float">
            <text:p>0.0172873623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546849" calcext:value-type="float">
            <text:p>6.546849</text:p>
          </table:table-cell>
          <table:table-cell office:value-type="float" office:value="6.6200390429" calcext:value-type="float">
            <text:p>6.6200390429</text:p>
          </table:table-cell>
          <table:table-cell table:formula="of:=POWER([.C507]-6.75;2)" office:value-type="float" office:value="0.016889850370348" calcext:value-type="float">
            <text:p>0.0168898504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505721" calcext:value-type="float">
            <text:p>6.505721</text:p>
          </table:table-cell>
          <table:table-cell office:value-type="float" office:value="6.62185805" calcext:value-type="float">
            <text:p>6.62185805</text:p>
          </table:table-cell>
          <table:table-cell table:formula="of:=POWER([.C508]-6.75;2)" office:value-type="float" office:value="0.0164203593498025" calcext:value-type="float">
            <text:p>0.0164203593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472184" calcext:value-type="float">
            <text:p>6.472184</text:p>
          </table:table-cell>
          <table:table-cell office:value-type="float" office:value="6.6239465214" calcext:value-type="float">
            <text:p>6.6239465214</text:p>
          </table:table-cell>
          <table:table-cell table:formula="of:=POWER([.C509]-6.75;2)" office:value-type="float" office:value="0.0158894794671607" calcext:value-type="float">
            <text:p>0.0158894795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453354" calcext:value-type="float">
            <text:p>6.453354</text:p>
          </table:table-cell>
          <table:table-cell office:value-type="float" office:value="6.6262386643" calcext:value-type="float">
            <text:p>6.6262386643</text:p>
          </table:table-cell>
          <table:table-cell table:formula="of:=POWER([.C510]-6.75;2)" office:value-type="float" office:value="0.0153168682142482" calcext:value-type="float">
            <text:p>0.0153168682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453514" calcext:value-type="float">
            <text:p>6.453514</text:p>
          </table:table-cell>
          <table:table-cell office:value-type="float" office:value="6.6286350143" calcext:value-type="float">
            <text:p>6.6286350143</text:p>
          </table:table-cell>
          <table:table-cell table:formula="of:=POWER([.C511]-6.75;2)" office:value-type="float" office:value="0.0147294597539611" calcext:value-type="float">
            <text:p>0.0147294598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471777" calcext:value-type="float">
            <text:p>6.471777</text:p>
          </table:table-cell>
          <table:table-cell office:value-type="float" office:value="6.6310207143" calcext:value-type="float">
            <text:p>6.6310207143</text:p>
          </table:table-cell>
          <table:table-cell table:formula="of:=POWER([.C512]-6.75;2)" office:value-type="float" office:value="0.0141560704256822" calcext:value-type="float">
            <text:p>0.014156070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500842" calcext:value-type="float">
            <text:p>6.500842</text:p>
          </table:table-cell>
          <table:table-cell office:value-type="float" office:value="6.6332990786" calcext:value-type="float">
            <text:p>6.6332990786</text:p>
          </table:table-cell>
          <table:table-cell table:formula="of:=POWER([.C513]-6.75;2)" office:value-type="float" office:value="0.0136191050556089" calcext:value-type="float">
            <text:p>0.013619105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527629" calcext:value-type="float">
            <text:p>6.527629</text:p>
          </table:table-cell>
          <table:table-cell office:value-type="float" office:value="6.6354328643" calcext:value-type="float">
            <text:p>6.6354328643</text:p>
          </table:table-cell>
          <table:table-cell table:formula="of:=POWER([.C514]-6.75;2)" office:value-type="float" office:value="0.0131256285825022" calcext:value-type="float">
            <text:p>0.0131256286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535855" calcext:value-type="float">
            <text:p>6.535855</text:p>
          </table:table-cell>
          <table:table-cell office:value-type="float" office:value="6.6374799429" calcext:value-type="float">
            <text:p>6.6374799429</text:p>
          </table:table-cell>
          <table:table-cell table:formula="of:=POWER([.C515]-6.75;2)" office:value-type="float" office:value="0.0126607632497873" calcext:value-type="float">
            <text:p>0.0126607632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509907" calcext:value-type="float">
            <text:p>6.509907</text:p>
          </table:table-cell>
          <table:table-cell office:value-type="float" office:value="6.6396097214" calcext:value-type="float">
            <text:p>6.6396097214</text:p>
          </table:table-cell>
          <table:table-cell table:formula="of:=POWER([.C516]-6.75;2)" office:value-type="float" office:value="0.0121860136093856" calcext:value-type="float">
            <text:p>0.0121860136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439111" calcext:value-type="float">
            <text:p>6.439111</text:p>
          </table:table-cell>
          <table:table-cell office:value-type="float" office:value="6.64209205" calcext:value-type="float">
            <text:p>6.64209205</text:p>
          </table:table-cell>
          <table:table-cell table:formula="of:=POWER([.C517]-6.75;2)" office:value-type="float" office:value="0.0116441256732024" calcext:value-type="float">
            <text:p>0.0116441257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321531" calcext:value-type="float">
            <text:p>6.321531</text:p>
          </table:table-cell>
          <table:table-cell office:value-type="float" office:value="6.6452569786" calcext:value-type="float">
            <text:p>6.6452569786</text:p>
          </table:table-cell>
          <table:table-cell table:formula="of:=POWER([.C518]-6.75;2)" office:value-type="float" office:value="0.0109711005320009" calcext:value-type="float">
            <text:p>0.0109711005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166663" calcext:value-type="float">
            <text:p>6.166663</text:p>
          </table:table-cell>
          <table:table-cell office:value-type="float" office:value="6.6494299071" calcext:value-type="float">
            <text:p>6.6494299071</text:p>
          </table:table-cell>
          <table:table-cell table:formula="of:=POWER([.C519]-6.75;2)" office:value-type="float" office:value="0.0101143435859146" calcext:value-type="float">
            <text:p>0.0101143436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.996348" calcext:value-type="float">
            <text:p>5.996348</text:p>
          </table:table-cell>
          <table:table-cell office:value-type="float" office:value="6.65485045" calcext:value-type="float">
            <text:p>6.65485045</text:p>
          </table:table-cell>
          <table:table-cell table:formula="of:=POWER([.C520]-6.75;2)" office:value-type="float" office:value="0.00905343686520257" calcext:value-type="float">
            <text:p>0.0090534369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.842967" calcext:value-type="float">
            <text:p>5.842967</text:p>
          </table:table-cell>
          <table:table-cell office:value-type="float" office:value="6.6615874429" calcext:value-type="float">
            <text:p>6.6615874429</text:p>
          </table:table-cell>
          <table:table-cell table:formula="of:=POWER([.C521]-6.75;2)" office:value-type="float" office:value="0.00781678025296073" calcext:value-type="float">
            <text:p>0.0078167803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.743763" calcext:value-type="float">
            <text:p>5.743763</text:p>
          </table:table-cell>
          <table:table-cell office:value-type="float" office:value="6.66946855" calcext:value-type="float">
            <text:p>6.66946855</text:p>
          </table:table-cell>
          <table:table-cell table:formula="of:=POWER([.C522]-6.75;2)" office:value-type="float" office:value="0.00648531443910244" calcext:value-type="float">
            <text:p>0.0064853144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.731147" calcext:value-type="float">
            <text:p>5.731147</text:p>
          </table:table-cell>
          <table:table-cell office:value-type="float" office:value="6.6780511071" calcext:value-type="float">
            <text:p>6.6780511071</text:p>
          </table:table-cell>
          <table:table-cell table:formula="of:=POWER([.C523]-6.75;2)" office:value-type="float" office:value="0.00517664318953568" calcext:value-type="float">
            <text:p>0.0051766432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.821763" calcext:value-type="float">
            <text:p>5.821763</text:p>
          </table:table-cell>
          <table:table-cell office:value-type="float" office:value="6.6866620857" calcext:value-type="float">
            <text:p>6.6866620857</text:p>
          </table:table-cell>
          <table:table-cell table:formula="of:=POWER([.C524]-6.75;2)" office:value-type="float" office:value="0.00401169138787413" calcext:value-type="float">
            <text:p>0.0040116914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01009" calcext:value-type="float">
            <text:p>6.01009</text:p>
          </table:table-cell>
          <table:table-cell office:value-type="float" office:value="6.6945156571" calcext:value-type="float">
            <text:p>6.6945156571</text:p>
          </table:table-cell>
          <table:table-cell table:formula="of:=POWER([.C525]-6.75;2)" office:value-type="float" office:value="0.00307851230704476" calcext:value-type="float">
            <text:p>0.0030785123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27074" calcext:value-type="float">
            <text:p>6.27074</text:p>
          </table:table-cell>
          <table:table-cell office:value-type="float" office:value="6.7008757214" calcext:value-type="float">
            <text:p>6.7008757214</text:p>
          </table:table-cell>
          <table:table-cell table:formula="of:=POWER([.C526]-6.75;2)" office:value-type="float" office:value="0.00241319474797041" calcext:value-type="float">
            <text:p>0.0024131947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567507" calcext:value-type="float">
            <text:p>6.567507</text:p>
          </table:table-cell>
          <table:table-cell office:value-type="float" office:value="6.7052008714" calcext:value-type="float">
            <text:p>6.7052008714</text:p>
          </table:table-cell>
          <table:table-cell table:formula="of:=POWER([.C527]-6.75;2)" office:value-type="float" office:value="0.00200696192331936" calcext:value-type="float">
            <text:p>0.0020069619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863471" calcext:value-type="float">
            <text:p>6.863471</text:p>
          </table:table-cell>
          <table:table-cell office:value-type="float" office:value="6.70722295" calcext:value-type="float">
            <text:p>6.70722295</text:p>
          </table:table-cell>
          <table:table-cell table:formula="of:=POWER([.C528]-6.75;2)" office:value-type="float" office:value="0.00182987600670248" calcext:value-type="float">
            <text:p>0.001829876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.128033" calcext:value-type="float">
            <text:p>7.128033</text:p>
          </table:table-cell>
          <table:table-cell office:value-type="float" office:value="6.7069509786" calcext:value-type="float">
            <text:p>6.7069509786</text:p>
          </table:table-cell>
          <table:table-cell table:formula="of:=POWER([.C529]-6.75;2)" office:value-type="float" office:value="0.00185321824349765" calcext:value-type="float">
            <text:p>0.0018532182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.339924" calcext:value-type="float">
            <text:p>7.339924</text:p>
          </table:table-cell>
          <table:table-cell office:value-type="float" office:value="6.7046220786" calcext:value-type="float">
            <text:p>6.7046220786</text:p>
          </table:table-cell>
          <table:table-cell table:formula="of:=POWER([.C530]-6.75;2)" office:value-type="float" office:value="0.00205915575058458" calcext:value-type="float">
            <text:p>0.0020591558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.486827" calcext:value-type="float">
            <text:p>7.486827</text:p>
          </table:table-cell>
          <table:table-cell office:value-type="float" office:value="6.7006290929" calcext:value-type="float">
            <text:p>6.7006290929</text:p>
          </table:table-cell>
          <table:table-cell table:formula="of:=POWER([.C531]-6.75;2)" office:value-type="float" office:value="0.00243748646787684" calcext:value-type="float">
            <text:p>0.0024374865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7.562073" calcext:value-type="float">
            <text:p>7.562073</text:p>
          </table:table-cell>
          <table:table-cell office:value-type="float" office:value="6.6954511857" calcext:value-type="float">
            <text:p>6.6954511857</text:p>
          </table:table-cell>
          <table:table-cell table:formula="of:=POWER([.C532]-6.75;2)" office:value-type="float" office:value="0.00297557314153592" calcext:value-type="float">
            <text:p>0.0029755731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.557445" calcext:value-type="float">
            <text:p>7.557445</text:p>
          </table:table-cell>
          <table:table-cell office:value-type="float" office:value="6.6896109429" calcext:value-type="float">
            <text:p>6.6896109429</text:p>
          </table:table-cell>
          <table:table-cell table:formula="of:=POWER([.C533]-6.75;2)" office:value-type="float" office:value="0.00364683821742707" calcext:value-type="float">
            <text:p>0.0036468382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7.445258" calcext:value-type="float">
            <text:p>7.445258</text:p>
          </table:table-cell>
          <table:table-cell office:value-type="float" office:value="6.6836878714" calcext:value-type="float">
            <text:p>6.6836878714</text:p>
          </table:table-cell>
          <table:table-cell table:formula="of:=POWER([.C534]-6.75;2)" office:value-type="float" office:value="0.00439729839946293" calcext:value-type="float">
            <text:p>0.0043972984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.100948" calcext:value-type="float">
            <text:p>7.100948</text:p>
          </table:table-cell>
          <table:table-cell office:value-type="float" office:value="6.6784649857" calcext:value-type="float">
            <text:p>6.6784649857</text:p>
          </table:table-cell>
          <table:table-cell table:formula="of:=POWER([.C535]-6.75;2)" office:value-type="float" office:value="0.00511725827090123" calcext:value-type="float">
            <text:p>0.0051172583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.182343" calcext:value-type="float">
            <text:p>5.182343</text:p>
          </table:table-cell>
          <table:table-cell office:value-type="float" office:value="6.67563075" calcext:value-type="float">
            <text:p>6.67563075</text:p>
          </table:table-cell>
          <table:table-cell table:formula="of:=POWER([.C536]-6.75;2)" office:value-type="float" office:value="0.00553078534556252" calcext:value-type="float">
            <text:p>0.0055307853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.983391" calcext:value-type="float">
            <text:p>9.983391</text:p>
          </table:table-cell>
          <table:table-cell office:value-type="float" office:value="6.6864839714" calcext:value-type="float">
            <text:p>6.6864839714</text:p>
          </table:table-cell>
          <table:table-cell table:formula="of:=POWER([.C537]-6.75;2)" office:value-type="float" office:value="0.00403428588911597" calcext:value-type="float">
            <text:p>0.0040342859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.40825" calcext:value-type="float">
            <text:p>8.40825</text:p>
          </table:table-cell>
          <table:table-cell office:value-type="float" office:value="6.6631045643" calcext:value-type="float">
            <text:p>6.6631045643</text:p>
          </table:table-cell>
          <table:table-cell table:formula="of:=POWER([.C538]-6.75;2)" office:value-type="float" office:value="0.0075508167454928" calcext:value-type="float">
            <text:p>0.0075508167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.922885" calcext:value-type="float">
            <text:p>7.922885</text:p>
          </table:table-cell>
          <table:table-cell office:value-type="float" office:value="6.65112725" calcext:value-type="float">
            <text:p>6.65112725</text:p>
          </table:table-cell>
          <table:table-cell table:formula="of:=POWER([.C539]-6.75;2)" office:value-type="float" office:value="0.00977582069256249" calcext:value-type="float">
            <text:p>0.0097758207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.556924" calcext:value-type="float">
            <text:p>7.556924</text:p>
          </table:table-cell>
          <table:table-cell office:value-type="float" office:value="6.6428513357" calcext:value-type="float">
            <text:p>6.6428513357</text:p>
          </table:table-cell>
          <table:table-cell table:formula="of:=POWER([.C540]-6.75;2)" office:value-type="float" office:value="0.0114808362612742" calcext:value-type="float">
            <text:p>0.0114808363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.202252" calcext:value-type="float">
            <text:p>7.202252</text:p>
          </table:table-cell>
          <table:table-cell office:value-type="float" office:value="6.6374759929" calcext:value-type="float">
            <text:p>6.6374759929</text:p>
          </table:table-cell>
          <table:table-cell table:formula="of:=POWER([.C541]-6.75;2)" office:value-type="float" office:value="0.0126616521738409" calcext:value-type="float">
            <text:p>0.0126616522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841365" calcext:value-type="float">
            <text:p>6.841365</text:p>
          </table:table-cell>
          <table:table-cell office:value-type="float" office:value="6.6349211429" calcext:value-type="float">
            <text:p>6.6349211429</text:p>
          </table:table-cell>
          <table:table-cell table:formula="of:=POWER([.C542]-6.75;2)" office:value-type="float" office:value="0.0132431433514423" calcext:value-type="float">
            <text:p>0.0132431434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486069" calcext:value-type="float">
            <text:p>6.486069</text:p>
          </table:table-cell>
          <table:table-cell office:value-type="float" office:value="6.6351716429" calcext:value-type="float">
            <text:p>6.6351716429</text:p>
          </table:table-cell>
          <table:table-cell table:formula="of:=POWER([.C543]-6.75;2)" office:value-type="float" office:value="0.0131855515942852" calcext:value-type="float">
            <text:p>0.0131855516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163766" calcext:value-type="float">
            <text:p>6.163766</text:p>
          </table:table-cell>
          <table:table-cell office:value-type="float" office:value="6.63807465" calcext:value-type="float">
            <text:p>6.63807465</text:p>
          </table:table-cell>
          <table:table-cell table:formula="of:=POWER([.C544]-6.75;2)" office:value-type="float" office:value="0.0125272839726225" calcext:value-type="float">
            <text:p>0.012527284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.909419" calcext:value-type="float">
            <text:p>5.909419</text:p>
          </table:table-cell>
          <table:table-cell office:value-type="float" office:value="6.6432489357" calcext:value-type="float">
            <text:p>6.6432489357</text:p>
          </table:table-cell>
          <table:table-cell table:formula="of:=POWER([.C545]-6.75;2)" office:value-type="float" office:value="0.0113957897291827" calcext:value-type="float">
            <text:p>0.0113957897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.755749" calcext:value-type="float">
            <text:p>5.755749</text:p>
          </table:table-cell>
          <table:table-cell office:value-type="float" office:value="6.6500603357" calcext:value-type="float">
            <text:p>6.6500603357</text:p>
          </table:table-cell>
          <table:table-cell table:formula="of:=POWER([.C546]-6.75;2)" office:value-type="float" office:value="0.00998793650039668" calcext:value-type="float">
            <text:p>0.0099879365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.721501" calcext:value-type="float">
            <text:p>5.721501</text:p>
          </table:table-cell>
          <table:table-cell office:value-type="float" office:value="6.6576683929" calcext:value-type="float">
            <text:p>6.6576683929</text:p>
          </table:table-cell>
          <table:table-cell table:formula="of:=POWER([.C547]-6.75;2)" office:value-type="float" office:value="0.00852512566966881" calcext:value-type="float">
            <text:p>0.0085251257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.802486" calcext:value-type="float">
            <text:p>5.802486</text:p>
          </table:table-cell>
          <table:table-cell office:value-type="float" office:value="6.6651503571" calcext:value-type="float">
            <text:p>6.6651503571</text:p>
          </table:table-cell>
          <table:table-cell table:formula="of:=POWER([.C548]-6.75;2)" office:value-type="float" office:value="0.00719946190025753" calcext:value-type="float">
            <text:p>0.0071994619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.971052" calcext:value-type="float">
            <text:p>5.971052</text:p>
          </table:table-cell>
          <table:table-cell office:value-type="float" office:value="6.6716769929" calcext:value-type="float">
            <text:p>6.6716769929</text:p>
          </table:table-cell>
          <table:table-cell table:formula="of:=POWER([.C549]-6.75;2)" office:value-type="float" office:value="0.00613449344118663" calcext:value-type="float">
            <text:p>0.0061344934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184175" calcext:value-type="float">
            <text:p>6.184175</text:p>
          </table:table-cell>
          <table:table-cell office:value-type="float" office:value="6.6766774571" calcext:value-type="float">
            <text:p>6.6766774571</text:p>
          </table:table-cell>
          <table:table-cell table:formula="of:=POWER([.C550]-6.75;2)" office:value-type="float" office:value="0.0053761952973223" calcext:value-type="float">
            <text:p>0.0053761953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394637" calcext:value-type="float">
            <text:p>6.394637</text:p>
          </table:table-cell>
          <table:table-cell office:value-type="float" office:value="6.6799333286" calcext:value-type="float">
            <text:p>6.6799333286</text:p>
          </table:table-cell>
          <table:table-cell table:formula="of:=POWER([.C551]-6.75;2)" office:value-type="float" office:value="0.00490933844107561" calcext:value-type="float">
            <text:p>0.0049093384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560044" calcext:value-type="float">
            <text:p>6.560044</text:p>
          </table:table-cell>
          <table:table-cell office:value-type="float" office:value="6.6815848429" calcext:value-type="float">
            <text:p>6.6815848429</text:p>
          </table:table-cell>
          <table:table-cell table:formula="of:=POWER([.C552]-6.75;2)" office:value-type="float" office:value="0.00468063372101774" calcext:value-type="float">
            <text:p>0.0046806337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648232" calcext:value-type="float">
            <text:p>6.648232</text:p>
          </table:table-cell>
          <table:table-cell office:value-type="float" office:value="6.6820717" calcext:value-type="float">
            <text:p>6.6820717</text:p>
          </table:table-cell>
          <table:table-cell table:formula="of:=POWER([.C553]-6.75;2)" office:value-type="float" office:value="0.00461425394089002" calcext:value-type="float">
            <text:p>0.0046142539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640053" calcext:value-type="float">
            <text:p>6.640053</text:p>
          </table:table-cell>
          <table:table-cell office:value-type="float" office:value="6.6820403143" calcext:value-type="float">
            <text:p>6.6820403143</text:p>
          </table:table-cell>
          <table:table-cell table:formula="of:=POWER([.C554]-6.75;2)" office:value-type="float" office:value="0.00461851888044278" calcext:value-type="float">
            <text:p>0.0046185189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53088" calcext:value-type="float">
            <text:p>6.53088</text:p>
          </table:table-cell>
          <table:table-cell office:value-type="float" office:value="6.6822396643" calcext:value-type="float">
            <text:p>6.6822396643</text:p>
          </table:table-cell>
          <table:table-cell table:formula="of:=POWER([.C555]-6.75;2)" office:value-type="float" office:value="0.0045914630941767" calcext:value-type="float">
            <text:p>0.004591463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331711" calcext:value-type="float">
            <text:p>6.331711</text:p>
          </table:table-cell>
          <table:table-cell office:value-type="float" office:value="6.68341515" calcext:value-type="float">
            <text:p>6.68341515</text:p>
          </table:table-cell>
          <table:table-cell table:formula="of:=POWER([.C556]-6.75;2)" office:value-type="float" office:value="0.00443354224952249" calcext:value-type="float">
            <text:p>0.0044335422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070198" calcext:value-type="float">
            <text:p>6.070198</text:p>
          </table:table-cell>
          <table:table-cell office:value-type="float" office:value="6.6862011" calcext:value-type="float">
            <text:p>6.6862011</text:p>
          </table:table-cell>
          <table:table-cell table:formula="of:=POWER([.C557]-6.75;2)" office:value-type="float" office:value="0.00407029964121001" calcext:value-type="float">
            <text:p>0.0040702996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.791106" calcext:value-type="float">
            <text:p>5.791106</text:p>
          </table:table-cell>
          <table:table-cell office:value-type="float" office:value="6.6910094429" calcext:value-type="float">
            <text:p>6.6910094429</text:p>
          </table:table-cell>
          <table:table-cell table:formula="of:=POWER([.C558]-6.75;2)" office:value-type="float" office:value="0.00347988582696831" calcext:value-type="float">
            <text:p>0.0034798858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.5541" calcext:value-type="float">
            <text:p>5.5541</text:p>
          </table:table-cell>
          <table:table-cell office:value-type="float" office:value="6.6979158071" calcext:value-type="float">
            <text:p>6.6979158071</text:p>
          </table:table-cell>
          <table:table-cell table:formula="of:=POWER([.C559]-6.75;2)" office:value-type="float" office:value="0.00271276315004439" calcext:value-type="float">
            <text:p>0.0027127632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.424738" calcext:value-type="float">
            <text:p>5.424738</text:p>
          </table:table-cell>
          <table:table-cell office:value-type="float" office:value="6.7065603643" calcext:value-type="float">
            <text:p>6.7065603643</text:p>
          </table:table-cell>
          <table:table-cell table:formula="of:=POWER([.C560]-6.75;2)" office:value-type="float" office:value="0.00188700194974875" calcext:value-type="float">
            <text:p>0.0018870019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.455529" calcext:value-type="float">
            <text:p>5.455529</text:p>
          </table:table-cell>
          <table:table-cell office:value-type="float" office:value="6.7161113143" calcext:value-type="float">
            <text:p>6.7161113143</text:p>
          </table:table-cell>
          <table:table-cell table:formula="of:=POWER([.C561]-6.75;2)" office:value-type="float" office:value="0.00114844301847339" calcext:value-type="float">
            <text:p>0.001148443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.663475" calcext:value-type="float">
            <text:p>5.663475</text:p>
          </table:table-cell>
          <table:table-cell office:value-type="float" office:value="6.7253623714" calcext:value-type="float">
            <text:p>6.7253623714</text:p>
          </table:table-cell>
          <table:table-cell table:formula="of:=POWER([.C562]-6.75;2)" office:value-type="float" office:value="0.000607012743031531" calcext:value-type="float">
            <text:p>0.0006070127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020896" calcext:value-type="float">
            <text:p>6.020896</text:p>
          </table:table-cell>
          <table:table-cell office:value-type="float" office:value="6.7329901571" calcext:value-type="float">
            <text:p>6.7329901571</text:p>
          </table:table-cell>
          <table:table-cell table:formula="of:=POWER([.C563]-6.75;2)" office:value-type="float" office:value="0.00028933475548269" calcext:value-type="float">
            <text:p>0.0002893348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467375" calcext:value-type="float">
            <text:p>6.467375</text:p>
          </table:table-cell>
          <table:table-cell office:value-type="float" office:value="6.7378775857" calcext:value-type="float">
            <text:p>6.7378775857</text:p>
          </table:table-cell>
          <table:table-cell table:formula="of:=POWER([.C564]-6.75;2)" office:value-type="float" office:value="0.000146952928460851" calcext:value-type="float">
            <text:p>0.0001469529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930888" calcext:value-type="float">
            <text:p>6.930888</text:p>
          </table:table-cell>
          <table:table-cell office:value-type="float" office:value="6.7393526" calcext:value-type="float">
            <text:p>6.7393526</text:p>
          </table:table-cell>
          <table:table-cell table:formula="of:=POWER([.C565]-6.75;2)" office:value-type="float" office:value="0.000113367126759997" calcext:value-type="float">
            <text:p>0.0001133671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.344214" calcext:value-type="float">
            <text:p>7.344214</text:p>
          </table:table-cell>
          <table:table-cell office:value-type="float" office:value="6.7372762857" calcext:value-type="float">
            <text:p>6.7372762857</text:p>
          </table:table-cell>
          <table:table-cell table:formula="of:=POWER([.C566]-6.75;2)" office:value-type="float" office:value="0.000161892905588021" calcext:value-type="float">
            <text:p>0.0001618929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7.653622" calcext:value-type="float">
            <text:p>7.653622</text:p>
          </table:table-cell>
          <table:table-cell office:value-type="float" office:value="6.7320128571" calcext:value-type="float">
            <text:p>6.7320128571</text:p>
          </table:table-cell>
          <table:table-cell table:formula="of:=POWER([.C567]-6.75;2)" office:value-type="float" office:value="0.000323537309705021" calcext:value-type="float">
            <text:p>0.0003235373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7.822747" calcext:value-type="float">
            <text:p>7.822747</text:p>
          </table:table-cell>
          <table:table-cell office:value-type="float" office:value="6.7243353143" calcext:value-type="float">
            <text:p>6.7243353143</text:p>
          </table:table-cell>
          <table:table-cell table:formula="of:=POWER([.C568]-6.75;2)" office:value-type="float" office:value="0.000658676092079774" calcext:value-type="float">
            <text:p>0.0006586761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7.834283" calcext:value-type="float">
            <text:p>7.834283</text:p>
          </table:table-cell>
          <table:table-cell office:value-type="float" office:value="6.7153000571" calcext:value-type="float">
            <text:p>6.7153000571</text:p>
          </table:table-cell>
          <table:table-cell table:formula="of:=POWER([.C569]-6.75;2)" office:value-type="float" office:value="0.00120408603726324" calcext:value-type="float">
            <text:p>0.001204086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.690468" calcext:value-type="float">
            <text:p>7.690468</text:p>
          </table:table-cell>
          <table:table-cell office:value-type="float" office:value="6.7061060571" calcext:value-type="float">
            <text:p>6.7061060571</text:p>
          </table:table-cell>
          <table:table-cell table:formula="of:=POWER([.C570]-6.75;2)" office:value-type="float" office:value="0.00192667822330842" calcext:value-type="float">
            <text:p>0.0019266782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7.41248" calcext:value-type="float">
            <text:p>7.41248</text:p>
          </table:table-cell>
          <table:table-cell office:value-type="float" office:value="6.6979479786" calcext:value-type="float">
            <text:p>6.6979479786</text:p>
          </table:table-cell>
          <table:table-cell table:formula="of:=POWER([.C571]-6.75;2)" office:value-type="float" office:value="0.00270941293182603" calcext:value-type="float">
            <text:p>0.0027094129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7.038461" calcext:value-type="float">
            <text:p>7.038461</text:p>
          </table:table-cell>
          <table:table-cell office:value-type="float" office:value="6.6918723357" calcext:value-type="float">
            <text:p>6.6918723357</text:p>
          </table:table-cell>
          <table:table-cell table:formula="of:=POWER([.C572]-6.75;2)" office:value-type="float" office:value="0.00337882535697346" calcext:value-type="float">
            <text:p>0.0033788254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619749" calcext:value-type="float">
            <text:p>6.619749</text:p>
          </table:table-cell>
          <table:table-cell office:value-type="float" office:value="6.6886473357" calcext:value-type="float">
            <text:p>6.6886473357</text:p>
          </table:table-cell>
          <table:table-cell table:formula="of:=POWER([.C573]-6.75;2)" office:value-type="float" office:value="0.00376414941670852" calcext:value-type="float">
            <text:p>0.0037641494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214604" calcext:value-type="float">
            <text:p>6.214604</text:p>
          </table:table-cell>
          <table:table-cell office:value-type="float" office:value="6.6886594857" calcext:value-type="float">
            <text:p>6.6886594857</text:p>
          </table:table-cell>
          <table:table-cell table:formula="of:=POWER([.C574]-6.75;2)" office:value-type="float" office:value="0.00376265869458854" calcext:value-type="float">
            <text:p>0.0037626587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.87878" calcext:value-type="float">
            <text:p>5.87878</text:p>
          </table:table-cell>
          <table:table-cell office:value-type="float" office:value="6.6918546571" calcext:value-type="float">
            <text:p>6.6918546571</text:p>
          </table:table-cell>
          <table:table-cell table:formula="of:=POWER([.C575]-6.75;2)" office:value-type="float" office:value="0.00338088090095854" calcext:value-type="float">
            <text:p>0.0033808809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.653623" calcext:value-type="float">
            <text:p>5.653623</text:p>
          </table:table-cell>
          <table:table-cell office:value-type="float" office:value="6.6977465429" calcext:value-type="float">
            <text:p>6.6977465429</text:p>
          </table:table-cell>
          <table:table-cell table:formula="of:=POWER([.C576]-6.75;2)" office:value-type="float" office:value="0.00273042377890154" calcext:value-type="float">
            <text:p>0.0027304238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.55581" calcext:value-type="float">
            <text:p>5.55581</text:p>
          </table:table-cell>
          <table:table-cell office:value-type="float" office:value="6.7055116643" calcext:value-type="float">
            <text:p>6.7055116643</text:p>
          </table:table-cell>
          <table:table-cell table:formula="of:=POWER([.C577]-6.75;2)" office:value-type="float" office:value="0.00197921201335586" calcext:value-type="float">
            <text:p>0.001979212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.575165" calcext:value-type="float">
            <text:p>5.575165</text:p>
          </table:table-cell>
          <table:table-cell office:value-type="float" office:value="6.7141618286" calcext:value-type="float">
            <text:p>6.7141618286</text:p>
          </table:table-cell>
          <table:table-cell table:formula="of:=POWER([.C578]-6.75;2)" office:value-type="float" office:value="0.00128437452929578" calcext:value-type="float">
            <text:p>0.0012843745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.682844" calcext:value-type="float">
            <text:p>5.682844</text:p>
          </table:table-cell>
          <table:table-cell office:value-type="float" office:value="6.7227389571" calcext:value-type="float">
            <text:p>6.7227389571</text:p>
          </table:table-cell>
          <table:table-cell table:formula="of:=POWER([.C579]-6.75;2)" office:value-type="float" office:value="0.000743164459995651" calcext:value-type="float">
            <text:p>0.0007431645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.844212" calcext:value-type="float">
            <text:p>5.844212</text:p>
          </table:table-cell>
          <table:table-cell office:value-type="float" office:value="6.7304592" calcext:value-type="float">
            <text:p>6.7304592</text:p>
          </table:table-cell>
          <table:table-cell table:formula="of:=POWER([.C580]-6.75;2)" office:value-type="float" office:value="0.000381842864639988" calcext:value-type="float">
            <text:p>0.0003818429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028715" calcext:value-type="float">
            <text:p>6.028715</text:p>
          </table:table-cell>
          <table:table-cell office:value-type="float" office:value="6.7367713714" calcext:value-type="float">
            <text:p>6.7367713714</text:p>
          </table:table-cell>
          <table:table-cell table:formula="of:=POWER([.C581]-6.75;2)" office:value-type="float" office:value="0.000174996614636746" calcext:value-type="float">
            <text:p>0.0001749966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213861" calcext:value-type="float">
            <text:p>6.213861</text:p>
          </table:table-cell>
          <table:table-cell office:value-type="float" office:value="6.7413472143" calcext:value-type="float">
            <text:p>6.7413472143</text:p>
          </table:table-cell>
          <table:table-cell table:formula="of:=POWER([.C582]-6.75;2)" office:value-type="float" office:value="0.0000748707003701216" calcext:value-type="float">
            <text:p>7.48707003701216E-005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384899" calcext:value-type="float">
            <text:p>6.384899</text:p>
          </table:table-cell>
          <table:table-cell office:value-type="float" office:value="6.7440404714" calcext:value-type="float">
            <text:p>6.7440404714</text:p>
          </table:table-cell>
          <table:table-cell table:formula="of:=POWER([.C583]-6.75;2)" office:value-type="float" office:value="0.0000355159811342184" calcext:value-type="float">
            <text:p>0.000035516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532815" calcext:value-type="float">
            <text:p>6.532815</text:p>
          </table:table-cell>
          <table:table-cell office:value-type="float" office:value="6.7448417071" calcext:value-type="float">
            <text:p>6.7448417071</text:p>
          </table:table-cell>
          <table:table-cell table:formula="of:=POWER([.C584]-6.75;2)" office:value-type="float" office:value="0.0000266079856421907" calcext:value-type="float">
            <text:p>0.000026608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65239" calcext:value-type="float">
            <text:p>6.65239</text:p>
          </table:table-cell>
          <table:table-cell office:value-type="float" office:value="6.7438403786" calcext:value-type="float">
            <text:p>6.7438403786</text:p>
          </table:table-cell>
          <table:table-cell table:formula="of:=POWER([.C585]-6.75;2)" office:value-type="float" office:value="0.0000379409357913398" calcext:value-type="float">
            <text:p>3.79409357913398E-005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740996" calcext:value-type="float">
            <text:p>6.740996</text:p>
          </table:table-cell>
          <table:table-cell office:value-type="float" office:value="6.7411976929" calcext:value-type="float">
            <text:p>6.7411976929</text:p>
          </table:table-cell>
          <table:table-cell table:formula="of:=POWER([.C586]-6.75;2)" office:value-type="float" office:value="0.0000774806102827078" calcext:value-type="float">
            <text:p>7.74806102827078E-005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798126" calcext:value-type="float">
            <text:p>6.798126</text:p>
          </table:table-cell>
          <table:table-cell office:value-type="float" office:value="6.7371317429" calcext:value-type="float">
            <text:p>6.7371317429</text:p>
          </table:table-cell>
          <table:table-cell table:formula="of:=POWER([.C587]-6.75;2)" office:value-type="float" office:value="0.000165592040791702" calcext:value-type="float">
            <text:p>0.000165592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825364" calcext:value-type="float">
            <text:p>6.825364</text:p>
          </table:table-cell>
          <table:table-cell office:value-type="float" office:value="6.7319157857" calcext:value-type="float">
            <text:p>6.7319157857</text:p>
          </table:table-cell>
          <table:table-cell table:formula="of:=POWER([.C588]-6.75;2)" office:value-type="float" office:value="0.000327038806848323" calcext:value-type="float">
            <text:p>0.0003270388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826433" calcext:value-type="float">
            <text:p>6.826433</text:p>
          </table:table-cell>
          <table:table-cell office:value-type="float" office:value="6.7258870143" calcext:value-type="float">
            <text:p>6.7258870143</text:p>
          </table:table-cell>
          <table:table-cell table:formula="of:=POWER([.C589]-6.75;2)" office:value-type="float" office:value="0.000581436079368425" calcext:value-type="float">
            <text:p>0.0005814361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807042" calcext:value-type="float">
            <text:p>6.807042</text:p>
          </table:table-cell>
          <table:table-cell office:value-type="float" office:value="6.7194568071" calcext:value-type="float">
            <text:p>6.7194568071</text:p>
          </table:table-cell>
          <table:table-cell table:formula="of:=POWER([.C590]-6.75;2)" office:value-type="float" office:value="0.000932886632526594" calcext:value-type="float">
            <text:p>0.0009328866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774387" calcext:value-type="float">
            <text:p>6.774387</text:p>
          </table:table-cell>
          <table:table-cell office:value-type="float" office:value="6.7131070643" calcext:value-type="float">
            <text:p>6.7131070643</text:p>
          </table:table-cell>
          <table:table-cell table:formula="of:=POWER([.C591]-6.75;2)" office:value-type="float" office:value="0.00136108870456434" calcext:value-type="float">
            <text:p>0.0013610887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736241" calcext:value-type="float">
            <text:p>6.736241</text:p>
          </table:table-cell>
          <table:table-cell office:value-type="float" office:value="6.7073569929" calcext:value-type="float">
            <text:p>6.7073569929</text:p>
          </table:table-cell>
          <table:table-cell table:formula="of:=POWER([.C592]-6.75;2)" office:value-type="float" office:value="0.00181842605453062" calcext:value-type="float">
            <text:p>0.0018184261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699777" calcext:value-type="float">
            <text:p>6.699777</text:p>
          </table:table-cell>
          <table:table-cell office:value-type="float" office:value="6.7026961" calcext:value-type="float">
            <text:p>6.7026961</text:p>
          </table:table-cell>
          <table:table-cell table:formula="of:=POWER([.C593]-6.75;2)" office:value-type="float" office:value="0.00223765895521002" calcext:value-type="float">
            <text:p>0.002237659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670347" calcext:value-type="float">
            <text:p>6.670347</text:p>
          </table:table-cell>
          <table:table-cell office:value-type="float" office:value="6.6994987214" calcext:value-type="float">
            <text:p>6.6994987214</text:p>
          </table:table-cell>
          <table:table-cell table:formula="of:=POWER([.C594]-6.75;2)" office:value-type="float" office:value="0.00255037914023478" calcext:value-type="float">
            <text:p>0.0025503791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650565" calcext:value-type="float">
            <text:p>6.650565</text:p>
          </table:table-cell>
          <table:table-cell office:value-type="float" office:value="6.6979499357" calcext:value-type="float">
            <text:p>6.6979499357</text:p>
          </table:table-cell>
          <table:table-cell table:formula="of:=POWER([.C595]-6.75;2)" office:value-type="float" office:value="0.00270920919363408" calcext:value-type="float">
            <text:p>0.0027092092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640011" calcext:value-type="float">
            <text:p>6.640011</text:p>
          </table:table-cell>
          <table:table-cell office:value-type="float" office:value="6.6980094714" calcext:value-type="float">
            <text:p>6.6980094714</text:p>
          </table:table-cell>
          <table:table-cell table:formula="of:=POWER([.C596]-6.75;2)" office:value-type="float" office:value="0.00270301506410744" calcext:value-type="float">
            <text:p>0.0027030151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635704" calcext:value-type="float">
            <text:p>6.635704</text:p>
          </table:table-cell>
          <table:table-cell office:value-type="float" office:value="6.6994226429" calcext:value-type="float">
            <text:p>6.6994226429</text:p>
          </table:table-cell>
          <table:table-cell table:formula="of:=POWER([.C597]-6.75;2)" office:value-type="float" office:value="0.00255806905122091" calcext:value-type="float">
            <text:p>0.002558069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633222" calcext:value-type="float">
            <text:p>6.633222</text:p>
          </table:table-cell>
          <table:table-cell office:value-type="float" office:value="6.7017700643" calcext:value-type="float">
            <text:p>6.7017700643</text:p>
          </table:table-cell>
          <table:table-cell table:formula="of:=POWER([.C598]-6.75;2)" office:value-type="float" office:value="0.00232612669762616" calcext:value-type="float">
            <text:p>0.0023261267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628185" calcext:value-type="float">
            <text:p>6.628185</text:p>
          </table:table-cell>
          <table:table-cell office:value-type="float" office:value="6.7045394071" calcext:value-type="float">
            <text:p>6.7045394071</text:p>
          </table:table-cell>
          <table:table-cell table:formula="of:=POWER([.C599]-6.75;2)" office:value-type="float" office:value="0.00206666550681949" calcext:value-type="float">
            <text:p>0.0020666655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617669" calcext:value-type="float">
            <text:p>6.617669</text:p>
          </table:table-cell>
          <table:table-cell office:value-type="float" office:value="6.7072028714" calcext:value-type="float">
            <text:p>6.7072028714</text:p>
          </table:table-cell>
          <table:table-cell table:formula="of:=POWER([.C600]-6.75;2)" office:value-type="float" office:value="0.00183159421640495" calcext:value-type="float">
            <text:p>0.0018315942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60121" calcext:value-type="float">
            <text:p>6.60121</text:p>
          </table:table-cell>
          <table:table-cell office:value-type="float" office:value="6.7092886143" calcext:value-type="float">
            <text:p>6.7092886143</text:p>
          </table:table-cell>
          <table:table-cell table:formula="of:=POWER([.C601]-6.75;2)" office:value-type="float" office:value="0.00165741692561415" calcext:value-type="float">
            <text:p>0.0016574169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581162" calcext:value-type="float">
            <text:p>6.581162</text:p>
          </table:table-cell>
          <table:table-cell office:value-type="float" office:value="6.71043875" calcext:value-type="float">
            <text:p>6.71043875</text:p>
          </table:table-cell>
          <table:table-cell table:formula="of:=POWER([.C602]-6.75;2)" office:value-type="float" office:value="0.00156509250156252" calcext:value-type="float">
            <text:p>0.0015650925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562287" calcext:value-type="float">
            <text:p>6.562287</text:p>
          </table:table-cell>
          <table:table-cell office:value-type="float" office:value="6.7104493214" calcext:value-type="float">
            <text:p>6.7104493214</text:p>
          </table:table-cell>
          <table:table-cell table:formula="of:=POWER([.C603]-6.75;2)" office:value-type="float" office:value="0.00156425617772046" calcext:value-type="float">
            <text:p>0.0015642562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550628" calcext:value-type="float">
            <text:p>6.550628</text:p>
          </table:table-cell>
          <table:table-cell office:value-type="float" office:value="6.7092881643" calcext:value-type="float">
            <text:p>6.7092881643</text:p>
          </table:table-cell>
          <table:table-cell table:formula="of:=POWER([.C604]-6.75;2)" office:value-type="float" office:value="0.00165745356606378" calcext:value-type="float">
            <text:p>0.0016574536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551861" calcext:value-type="float">
            <text:p>6.551861</text:p>
          </table:table-cell>
          <table:table-cell office:value-type="float" office:value="6.7070861" calcext:value-type="float">
            <text:p>6.7070861</text:p>
          </table:table-cell>
          <table:table-cell table:formula="of:=POWER([.C605]-6.75;2)" office:value-type="float" office:value="0.00184160281321002" calcext:value-type="float">
            <text:p>0.0018416028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569512" calcext:value-type="float">
            <text:p>6.569512</text:p>
          </table:table-cell>
          <table:table-cell office:value-type="float" office:value="6.7040992" calcext:value-type="float">
            <text:p>6.7040992</text:p>
          </table:table-cell>
          <table:table-cell table:formula="of:=POWER([.C606]-6.75;2)" office:value-type="float" office:value="0.00210688344064001" calcext:value-type="float">
            <text:p>0.0021068834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60359" calcext:value-type="float">
            <text:p>6.60359</text:p>
          </table:table-cell>
          <table:table-cell office:value-type="float" office:value="6.7006474214" calcext:value-type="float">
            <text:p>6.7006474214</text:p>
          </table:table-cell>
          <table:table-cell table:formula="of:=POWER([.C607]-6.75;2)" office:value-type="float" office:value="0.00243567701446915" calcext:value-type="float">
            <text:p>0.002435677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650114" calcext:value-type="float">
            <text:p>6.650114</text:p>
          </table:table-cell>
          <table:table-cell office:value-type="float" office:value="6.6970464714" calcext:value-type="float">
            <text:p>6.6970464714</text:p>
          </table:table-cell>
          <table:table-cell table:formula="of:=POWER([.C608]-6.75;2)" office:value-type="float" office:value="0.002804076191191" calcext:value-type="float">
            <text:p>0.0028040762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701793" calcext:value-type="float">
            <text:p>6.701793</text:p>
          </table:table-cell>
          <table:table-cell office:value-type="float" office:value="6.6935559429" calcext:value-type="float">
            <text:p>6.6935559429</text:p>
          </table:table-cell>
          <table:table-cell table:formula="of:=POWER([.C609]-6.75;2)" office:value-type="float" office:value="0.00318593158190809" calcext:value-type="float">
            <text:p>0.0031859316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749666" calcext:value-type="float">
            <text:p>6.749666</text:p>
          </table:table-cell>
          <table:table-cell office:value-type="float" office:value="6.6903599286" calcext:value-type="float">
            <text:p>6.6903599286</text:p>
          </table:table-cell>
          <table:table-cell table:formula="of:=POWER([.C610]-6.75;2)" office:value-type="float" office:value="0.00355693811659705" calcext:value-type="float">
            <text:p>0.003556938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785235" calcext:value-type="float">
            <text:p>6.785235</text:p>
          </table:table-cell>
          <table:table-cell office:value-type="float" office:value="6.6875802" calcext:value-type="float">
            <text:p>6.6875802</text:p>
          </table:table-cell>
          <table:table-cell table:formula="of:=POWER([.C611]-6.75;2)" office:value-type="float" office:value="0.00389623143203998" calcext:value-type="float">
            <text:p>0.0038962314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802462" calcext:value-type="float">
            <text:p>6.802462</text:p>
          </table:table-cell>
          <table:table-cell office:value-type="float" office:value="6.6853080857" calcext:value-type="float">
            <text:p>6.6853080857</text:p>
          </table:table-cell>
          <table:table-cell table:formula="of:=POWER([.C612]-6.75;2)" office:value-type="float" office:value="0.00418504377579854" calcext:value-type="float">
            <text:p>0.0041850438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799136" calcext:value-type="float">
            <text:p>6.799136</text:p>
          </table:table-cell>
          <table:table-cell office:value-type="float" office:value="6.6836361" calcext:value-type="float">
            <text:p>6.6836361</text:p>
          </table:table-cell>
          <table:table-cell table:formula="of:=POWER([.C613]-6.75;2)" office:value-type="float" office:value="0.00440416722320997" calcext:value-type="float">
            <text:p>0.0044041672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777305" calcext:value-type="float">
            <text:p>6.777305</text:p>
          </table:table-cell>
          <table:table-cell office:value-type="float" office:value="6.6826723786" calcext:value-type="float">
            <text:p>6.6826723786</text:p>
          </table:table-cell>
          <table:table-cell table:formula="of:=POWER([.C614]-6.75;2)" office:value-type="float" office:value="0.00453300860338168" calcext:value-type="float">
            <text:p>0.0045330086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742712" calcext:value-type="float">
            <text:p>6.742712</text:p>
          </table:table-cell>
          <table:table-cell office:value-type="float" office:value="6.6825274214" calcext:value-type="float">
            <text:p>6.6825274214</text:p>
          </table:table-cell>
          <table:table-cell table:formula="of:=POWER([.C615]-6.75;2)" office:value-type="float" office:value="0.00455254886293322" calcext:value-type="float">
            <text:p>0.0045525489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703405" calcext:value-type="float">
            <text:p>6.703405</text:p>
          </table:table-cell>
          <table:table-cell office:value-type="float" office:value="6.6832717714" calcext:value-type="float">
            <text:p>6.6832717714</text:p>
          </table:table-cell>
          <table:table-cell table:formula="of:=POWER([.C616]-6.75;2)" office:value-type="float" office:value="0.00445265649209382" calcext:value-type="float">
            <text:p>0.0044526565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667891" calcext:value-type="float">
            <text:p>6.667891</text:p>
          </table:table-cell>
          <table:table-cell office:value-type="float" office:value="6.6848738643" calcext:value-type="float">
            <text:p>6.6848738643</text:p>
          </table:table-cell>
          <table:table-cell table:formula="of:=POWER([.C617]-6.75;2)" office:value-type="float" office:value="0.0042414135512148" calcext:value-type="float">
            <text:p>0.0042414136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643318" calcext:value-type="float">
            <text:p>6.643318</text:p>
          </table:table-cell>
          <table:table-cell office:value-type="float" office:value="6.6871363571" calcext:value-type="float">
            <text:p>6.6871363571</text:p>
          </table:table-cell>
          <table:table-cell table:formula="of:=POWER([.C618]-6.75;2)" office:value-type="float" office:value="0.00395183759865872" calcext:value-type="float">
            <text:p>0.0039518376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634173" calcext:value-type="float">
            <text:p>6.634173</text:p>
          </table:table-cell>
          <table:table-cell office:value-type="float" office:value="6.6896513857" calcext:value-type="float">
            <text:p>6.6896513857</text:p>
          </table:table-cell>
          <table:table-cell table:formula="of:=POWER([.C619]-6.75;2)" office:value-type="float" office:value="0.00364195524793012" calcext:value-type="float">
            <text:p>0.0036419552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641805" calcext:value-type="float">
            <text:p>6.641805</text:p>
          </table:table-cell>
          <table:table-cell office:value-type="float" office:value="6.69178905" calcext:value-type="float">
            <text:p>6.69178905</text:p>
          </table:table-cell>
          <table:table-cell table:formula="of:=POWER([.C620]-6.75;2)" office:value-type="float" office:value="0.00338851469990254" calcext:value-type="float">
            <text:p>0.0033885147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664786" calcext:value-type="float">
            <text:p>6.664786</text:p>
          </table:table-cell>
          <table:table-cell office:value-type="float" office:value="6.6927221643" calcext:value-type="float">
            <text:p>6.6927221643</text:p>
          </table:table-cell>
          <table:table-cell table:formula="of:=POWER([.C621]-6.75;2)" office:value-type="float" office:value="0.00328075046247618" calcext:value-type="float">
            <text:p>0.0032807505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699822" calcext:value-type="float">
            <text:p>6.699822</text:p>
          </table:table-cell>
          <table:table-cell office:value-type="float" office:value="6.6914794143" calcext:value-type="float">
            <text:p>6.6914794143</text:p>
          </table:table-cell>
          <table:table-cell table:formula="of:=POWER([.C622]-6.75;2)" office:value-type="float" office:value="0.00342465895067107" calcext:value-type="float">
            <text:p>0.003424659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742809" calcext:value-type="float">
            <text:p>6.742809</text:p>
          </table:table-cell>
          <table:table-cell office:value-type="float" office:value="6.6870115357" calcext:value-type="float">
            <text:p>6.6870115357</text:p>
          </table:table-cell>
          <table:table-cell table:formula="of:=POWER([.C623]-6.75;2)" office:value-type="float" office:value="0.00396754663487238" calcext:value-type="float">
            <text:p>0.0039675466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789682" calcext:value-type="float">
            <text:p>6.789682</text:p>
          </table:table-cell>
          <table:table-cell office:value-type="float" office:value="6.6782484571" calcext:value-type="float">
            <text:p>6.6782484571</text:p>
          </table:table-cell>
          <table:table-cell table:formula="of:=POWER([.C624]-6.75;2)" office:value-type="float" office:value="0.00514828390853047" calcext:value-type="float">
            <text:p>0.0051482839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836869" calcext:value-type="float">
            <text:p>6.836869</text:p>
          </table:table-cell>
          <table:table-cell office:value-type="float" office:value="6.6641103786" calcext:value-type="float">
            <text:p>6.6641103786</text:p>
          </table:table-cell>
          <table:table-cell table:formula="of:=POWER([.C625]-6.75;2)" office:value-type="float" office:value="0.0073770270642353" calcext:value-type="float">
            <text:p>0.0073770271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881345" calcext:value-type="float">
            <text:p>6.881345</text:p>
          </table:table-cell>
          <table:table-cell office:value-type="float" office:value="6.6433786286" calcext:value-type="float">
            <text:p>6.6433786286</text:p>
          </table:table-cell>
          <table:table-cell table:formula="of:=POWER([.C626]-6.75;2)" office:value-type="float" office:value="0.0113681168392168" calcext:value-type="float">
            <text:p>0.0113681168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920457" calcext:value-type="float">
            <text:p>6.920457</text:p>
          </table:table-cell>
          <table:table-cell office:value-type="float" office:value="6.61401345" calcext:value-type="float">
            <text:p>6.61401345</text:p>
          </table:table-cell>
          <table:table-cell table:formula="of:=POWER([.C627]-6.75;2)" office:value-type="float" office:value="0.0184923417809025" calcext:value-type="float">
            <text:p>0.0184923418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951682" calcext:value-type="float">
            <text:p>6.951682</text:p>
          </table:table-cell>
          <table:table-cell office:value-type="float" office:value="6.5843689" calcext:value-type="float">
            <text:p>6.5843689</text:p>
          </table:table-cell>
          <table:table-cell table:formula="of:=POWER([.C628]-6.75;2)" office:value-type="float" office:value="0.0274336612872099" calcext:value-type="float">
            <text:p>0.0274336613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972537" calcext:value-type="float">
            <text:p>6.972537</text:p>
          </table:table-cell>
          <table:table-cell office:value-type="float" office:value="6.5545013143" calcext:value-type="float">
            <text:p>6.5545013143</text:p>
          </table:table-cell>
          <table:table-cell table:formula="of:=POWER([.C629]-6.75;2)" office:value-type="float" office:value="0.0382197361104272" calcext:value-type="float">
            <text:p>0.0382197361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980741" calcext:value-type="float">
            <text:p>6.980741</text:p>
          </table:table-cell>
          <table:table-cell office:value-type="float" office:value="6.5244847643" calcext:value-type="float">
            <text:p>6.5244847643</text:p>
          </table:table-cell>
          <table:table-cell table:formula="of:=POWER([.C630]-6.75;2)" office:value-type="float" office:value="0.0508571215328264" calcext:value-type="float">
            <text:p>0.0508571215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974638" calcext:value-type="float">
            <text:p>6.974638</text:p>
          </table:table-cell>
          <table:table-cell office:value-type="float" office:value="6.4944096143" calcext:value-type="float">
            <text:p>6.4944096143</text:p>
          </table:table-cell>
          <table:table-cell table:formula="of:=POWER([.C631]-6.75;2)" office:value-type="float" office:value="0.0653264452622746" calcext:value-type="float">
            <text:p>0.0653264453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953784" calcext:value-type="float">
            <text:p>6.953784</text:p>
          </table:table-cell>
          <table:table-cell office:value-type="float" office:value="6.5052170929" calcext:value-type="float">
            <text:p>6.5052170929</text:p>
          </table:table-cell>
          <table:table-cell table:formula="of:=POWER([.C632]-6.75;2)" office:value-type="float" office:value="0.0599186716083274" calcext:value-type="float">
            <text:p>0.0599186716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919498" calcext:value-type="float">
            <text:p>6.919498</text:p>
          </table:table-cell>
          <table:table-cell office:value-type="float" office:value="6.5034967" calcext:value-type="float">
            <text:p>6.5034967</text:p>
          </table:table-cell>
          <table:table-cell table:formula="of:=POWER([.C633]-6.75;2)" office:value-type="float" office:value="0.0607638769108898" calcext:value-type="float">
            <text:p>0.0607638769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875144" calcext:value-type="float">
            <text:p>6.875144</text:p>
          </table:table-cell>
          <table:table-cell office:value-type="float" office:value="6.4982240786" calcext:value-type="float">
            <text:p>6.4982240786</text:p>
          </table:table-cell>
          <table:table-cell table:formula="of:=POWER([.C634]-6.75;2)" office:value-type="float" office:value="0.0633911145968191" calcext:value-type="float">
            <text:p>0.0633911146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825962" calcext:value-type="float">
            <text:p>6.825962</text:p>
          </table:table-cell>
          <table:table-cell office:value-type="float" office:value="6.4922219" calcext:value-type="float">
            <text:p>6.4922219</text:p>
          </table:table-cell>
          <table:table-cell table:formula="of:=POWER([.C635]-6.75;2)" office:value-type="float" office:value="0.0664495488396102" calcext:value-type="float">
            <text:p>0.0664495488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778346" calcext:value-type="float">
            <text:p>6.778346</text:p>
          </table:table-cell>
          <table:table-cell office:value-type="float" office:value="6.4867269143" calcext:value-type="float">
            <text:p>6.4867269143</text:p>
          </table:table-cell>
          <table:table-cell table:formula="of:=POWER([.C636]-6.75;2)" office:value-type="float" office:value="0.0693127176539995" calcext:value-type="float">
            <text:p>0.0693127177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73866" calcext:value-type="float">
            <text:p>6.73866</text:p>
          </table:table-cell>
          <table:table-cell office:value-type="float" office:value="6.4823080786" calcext:value-type="float">
            <text:p>6.4823080786</text:p>
          </table:table-cell>
          <table:table-cell table:formula="of:=POWER([.C637]-6.75;2)" office:value-type="float" office:value="0.0716589647828238" calcext:value-type="float">
            <text:p>0.0716589648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711877" calcext:value-type="float">
            <text:p>6.711877</text:p>
          </table:table-cell>
          <table:table-cell office:value-type="float" office:value="6.4791693286" calcext:value-type="float">
            <text:p>6.4791693286</text:p>
          </table:table-cell>
          <table:table-cell table:formula="of:=POWER([.C638]-6.75;2)" office:value-type="float" office:value="0.0733492525709746" calcext:value-type="float">
            <text:p>0.0733492526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700435" calcext:value-type="float">
            <text:p>6.700435</text:p>
          </table:table-cell>
          <table:table-cell office:value-type="float" office:value="6.4772839214" calcext:value-type="float">
            <text:p>6.4772839214</text:p>
          </table:table-cell>
          <table:table-cell table:formula="of:=POWER([.C639]-6.75;2)" office:value-type="float" office:value="0.0743740595269615" calcext:value-type="float">
            <text:p>0.0743740595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703744" calcext:value-type="float">
            <text:p>6.703744</text:p>
          </table:table-cell>
          <table:table-cell office:value-type="float" office:value="6.4764765857" calcext:value-type="float">
            <text:p>6.4764765857</text:p>
          </table:table-cell>
          <table:table-cell table:formula="of:=POWER([.C640]-6.75;2)" office:value-type="float" office:value="0.0748150581703292" calcext:value-type="float">
            <text:p>0.0748150582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718498" calcext:value-type="float">
            <text:p>6.718498</text:p>
          </table:table-cell>
          <table:table-cell office:value-type="float" office:value="6.47648925" calcext:value-type="float">
            <text:p>6.47648925</text:p>
          </table:table-cell>
          <table:table-cell table:formula="of:=POWER([.C641]-6.75;2)" office:value-type="float" office:value="0.0748081303655624" calcext:value-type="float">
            <text:p>0.0748081304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739712" calcext:value-type="float">
            <text:p>6.739712</text:p>
          </table:table-cell>
          <table:table-cell office:value-type="float" office:value="6.4770376643" calcext:value-type="float">
            <text:p>6.4770376643</text:p>
          </table:table-cell>
          <table:table-cell table:formula="of:=POWER([.C642]-6.75;2)" office:value-type="float" office:value="0.0745084367107995" calcext:value-type="float">
            <text:p>0.0745084367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762081" calcext:value-type="float">
            <text:p>6.762081</text:p>
          </table:table-cell>
          <table:table-cell office:value-type="float" office:value="6.4778546357" calcext:value-type="float">
            <text:p>6.4778546357</text:p>
          </table:table-cell>
          <table:table-cell table:formula="of:=POWER([.C643]-6.75;2)" office:value-type="float" office:value="0.0740630993099797" calcext:value-type="float">
            <text:p>0.0740630993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781215" calcext:value-type="float">
            <text:p>6.781215</text:p>
          </table:table-cell>
          <table:table-cell office:value-type="float" office:value="6.4787143714" calcext:value-type="float">
            <text:p>6.4787143714</text:p>
          </table:table-cell>
          <table:table-cell table:formula="of:=POWER([.C644]-6.75;2)" office:value-type="float" office:value="0.0735958922848973" calcext:value-type="float">
            <text:p>0.0735958923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794423" calcext:value-type="float">
            <text:p>6.794423</text:p>
          </table:table-cell>
          <table:table-cell office:value-type="float" office:value="6.4794363214" calcext:value-type="float">
            <text:p>6.4794363214</text:p>
          </table:table-cell>
          <table:table-cell table:formula="of:=POWER([.C645]-6.75;2)" office:value-type="float" office:value="0.0732047041775643" calcext:value-type="float">
            <text:p>0.0732047042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800913" calcext:value-type="float">
            <text:p>6.800913</text:p>
          </table:table-cell>
          <table:table-cell office:value-type="float" office:value="6.4798726786" calcext:value-type="float">
            <text:p>6.4798726786</text:p>
          </table:table-cell>
          <table:table-cell table:formula="of:=POWER([.C646]-6.75;2)" office:value-type="float" office:value="0.0729687697667391" calcext:value-type="float">
            <text:p>0.0729687698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80151" calcext:value-type="float">
            <text:p>6.80151</text:p>
          </table:table-cell>
          <table:table-cell office:value-type="float" office:value="6.4798888786" calcext:value-type="float">
            <text:p>6.4798888786</text:p>
          </table:table-cell>
          <table:table-cell table:formula="of:=POWER([.C647]-6.75;2)" office:value-type="float" office:value="0.0729600179039657" calcext:value-type="float">
            <text:p>0.0729600179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798107" calcext:value-type="float">
            <text:p>6.798107</text:p>
          </table:table-cell>
          <table:table-cell office:value-type="float" office:value="6.4793483357" calcext:value-type="float">
            <text:p>6.4793483357</text:p>
          </table:table-cell>
          <table:table-cell table:formula="of:=POWER([.C648]-6.75;2)" office:value-type="float" office:value="0.0732523233883598" calcext:value-type="float">
            <text:p>0.0732523234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793084" calcext:value-type="float">
            <text:p>6.793084</text:p>
          </table:table-cell>
          <table:table-cell office:value-type="float" office:value="6.4781107" calcext:value-type="float">
            <text:p>6.4781107</text:p>
          </table:table-cell>
          <table:table-cell table:formula="of:=POWER([.C649]-6.75;2)" office:value-type="float" office:value="0.0739237914544899" calcext:value-type="float">
            <text:p>0.0739237915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788843" calcext:value-type="float">
            <text:p>6.788843</text:p>
          </table:table-cell>
          <table:table-cell office:value-type="float" office:value="6.4760477286" calcext:value-type="float">
            <text:p>6.4760477286</text:p>
          </table:table-cell>
          <table:table-cell table:formula="of:=POWER([.C650]-6.75;2)" office:value-type="float" office:value="0.0750498470052191" calcext:value-type="float">
            <text:p>0.075049847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787512" calcext:value-type="float">
            <text:p>6.787512</text:p>
          </table:table-cell>
          <table:table-cell office:value-type="float" office:value="6.47307425" calcext:value-type="float">
            <text:p>6.47307425</text:p>
          </table:table-cell>
          <table:table-cell table:formula="of:=POWER([.C651]-6.75;2)" office:value-type="float" office:value="0.0766878710130626" calcext:value-type="float">
            <text:p>0.076687871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790748" calcext:value-type="float">
            <text:p>6.790748</text:p>
          </table:table-cell>
          <table:table-cell office:value-type="float" office:value="6.4691852143" calcext:value-type="float">
            <text:p>6.4691852143</text:p>
          </table:table-cell>
          <table:table-cell table:formula="of:=POWER([.C652]-6.75;2)" office:value-type="float" office:value="0.0788569438677367" calcext:value-type="float">
            <text:p>0.0788569439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799572" calcext:value-type="float">
            <text:p>6.799572</text:p>
          </table:table-cell>
          <table:table-cell office:value-type="float" office:value="6.4644855643" calcext:value-type="float">
            <text:p>6.4644855643</text:p>
          </table:table-cell>
          <table:table-cell table:formula="of:=POWER([.C653]-6.75;2)" office:value-type="float" office:value="0.0815184929930892" calcext:value-type="float">
            <text:p>0.081518493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81422" calcext:value-type="float">
            <text:p>6.81422</text:p>
          </table:table-cell>
          <table:table-cell office:value-type="float" office:value="6.4591986786" calcext:value-type="float">
            <text:p>6.4591986786</text:p>
          </table:table-cell>
          <table:table-cell table:formula="of:=POWER([.C654]-6.75;2)" office:value-type="float" office:value="0.0845654085279861" calcext:value-type="float">
            <text:p>0.0845654085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834024" calcext:value-type="float">
            <text:p>6.834024</text:p>
          </table:table-cell>
          <table:table-cell office:value-type="float" office:value="6.4536434643" calcext:value-type="float">
            <text:p>6.4536434643</text:p>
          </table:table-cell>
          <table:table-cell table:formula="of:=POWER([.C655]-6.75;2)" office:value-type="float" office:value="0.0878271962521055" calcext:value-type="float">
            <text:p>0.0878271963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857433" calcext:value-type="float">
            <text:p>6.857433</text:p>
          </table:table-cell>
          <table:table-cell office:value-type="float" office:value="6.4481814571" calcext:value-type="float">
            <text:p>6.4481814571</text:p>
          </table:table-cell>
          <table:table-cell table:formula="of:=POWER([.C656]-6.75;2)" office:value-type="float" office:value="0.0910944328382789" calcext:value-type="float">
            <text:p>0.0910944328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882201" calcext:value-type="float">
            <text:p>6.882201</text:p>
          </table:table-cell>
          <table:table-cell office:value-type="float" office:value="6.4431483643" calcext:value-type="float">
            <text:p>6.4431483643</text:p>
          </table:table-cell>
          <table:table-cell table:formula="of:=POWER([.C657]-6.75;2)" office:value-type="float" office:value="0.0941579263317656" calcext:value-type="float">
            <text:p>0.0941579263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905741" calcext:value-type="float">
            <text:p>6.905741</text:p>
          </table:table-cell>
          <table:table-cell office:value-type="float" office:value="6.4387920714" calcext:value-type="float">
            <text:p>6.4387920714</text:p>
          </table:table-cell>
          <table:table-cell table:formula="of:=POWER([.C658]-6.75;2)" office:value-type="float" office:value="0.0968503748235027" calcext:value-type="float">
            <text:p>0.0968503748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925539" calcext:value-type="float">
            <text:p>6.925539</text:p>
          </table:table-cell>
          <table:table-cell office:value-type="float" office:value="6.43523505" calcext:value-type="float">
            <text:p>6.43523505</text:p>
          </table:table-cell>
          <table:table-cell table:formula="of:=POWER([.C659]-6.75;2)" office:value-type="float" office:value="0.0990769737485024" calcext:value-type="float">
            <text:p>0.0990769737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939527" calcext:value-type="float">
            <text:p>6.939527</text:p>
          </table:table-cell>
          <table:table-cell office:value-type="float" office:value="6.4324674643" calcext:value-type="float">
            <text:p>6.4324674643</text:p>
          </table:table-cell>
          <table:table-cell table:formula="of:=POWER([.C660]-6.75;2)" office:value-type="float" office:value="0.100826911228072" calcext:value-type="float">
            <text:p>0.1008269112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946322" calcext:value-type="float">
            <text:p>6.946322</text:p>
          </table:table-cell>
          <table:table-cell office:value-type="float" office:value="6.4303667786" calcext:value-type="float">
            <text:p>6.4303667786</text:p>
          </table:table-cell>
          <table:table-cell table:formula="of:=POWER([.C661]-6.75;2)" office:value-type="float" office:value="0.102165396222542" calcext:value-type="float">
            <text:p>0.1021653962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945321" calcext:value-type="float">
            <text:p>6.945321</text:p>
          </table:table-cell>
          <table:table-cell office:value-type="float" office:value="6.4287346286" calcext:value-type="float">
            <text:p>6.4287346286</text:p>
          </table:table-cell>
          <table:table-cell table:formula="of:=POWER([.C662]-6.75;2)" office:value-type="float" office:value="0.10321143886078" calcext:value-type="float">
            <text:p>0.1032114389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936684" calcext:value-type="float">
            <text:p>6.936684</text:p>
          </table:table-cell>
          <table:table-cell office:value-type="float" office:value="6.4273413" calcext:value-type="float">
            <text:p>6.4273413</text:p>
          </table:table-cell>
          <table:table-cell table:formula="of:=POWER([.C663]-6.75;2)" office:value-type="float" office:value="0.10410863668569" calcext:value-type="float">
            <text:p>0.1041086367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921263" calcext:value-type="float">
            <text:p>6.921263</text:p>
          </table:table-cell>
          <table:table-cell office:value-type="float" office:value="6.4259692643" calcext:value-type="float">
            <text:p>6.4259692643</text:p>
          </table:table-cell>
          <table:table-cell table:formula="of:=POWER([.C664]-6.75;2)" office:value-type="float" office:value="0.104995917678283" calcext:value-type="float">
            <text:p>0.1049959177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900499" calcext:value-type="float">
            <text:p>6.900499</text:p>
          </table:table-cell>
          <table:table-cell office:value-type="float" office:value="6.4244487714" calcext:value-type="float">
            <text:p>6.4244487714</text:p>
          </table:table-cell>
          <table:table-cell table:formula="of:=POWER([.C665]-6.75;2)" office:value-type="float" office:value="0.10598360244297" calcext:value-type="float">
            <text:p>0.1059836024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876261" calcext:value-type="float">
            <text:p>6.876261</text:p>
          </table:table-cell>
          <table:table-cell office:value-type="float" office:value="6.4226800643" calcext:value-type="float">
            <text:p>6.4226800643</text:p>
          </table:table-cell>
          <table:table-cell table:formula="of:=POWER([.C666]-6.75;2)" office:value-type="float" office:value="0.107138340306652" calcext:value-type="float">
            <text:p>0.1071383403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850598" calcext:value-type="float">
            <text:p>6.850598</text:p>
          </table:table-cell>
          <table:table-cell office:value-type="float" office:value="6.4206392143" calcext:value-type="float">
            <text:p>6.4206392143</text:p>
          </table:table-cell>
          <table:table-cell table:formula="of:=POWER([.C667]-6.75;2)" office:value-type="float" office:value="0.108478527156921" calcext:value-type="float">
            <text:p>0.1084785272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825395" calcext:value-type="float">
            <text:p>6.825395</text:p>
          </table:table-cell>
          <table:table-cell office:value-type="float" office:value="6.4183680357" calcext:value-type="float">
            <text:p>6.4183680357</text:p>
          </table:table-cell>
          <table:table-cell table:formula="of:=POWER([.C668]-6.75;2)" office:value-type="float" office:value="0.109979759745476" calcext:value-type="float">
            <text:p>0.1099797597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801987" calcext:value-type="float">
            <text:p>6.801987</text:p>
          </table:table-cell>
          <table:table-cell office:value-type="float" office:value="6.41595225" calcext:value-type="float">
            <text:p>6.41595225</text:p>
          </table:table-cell>
          <table:table-cell table:formula="of:=POWER([.C669]-6.75;2)" office:value-type="float" office:value="0.111587899280062" calcext:value-type="float">
            <text:p>0.1115878993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780906" calcext:value-type="float">
            <text:p>6.780906</text:p>
          </table:table-cell>
          <table:table-cell office:value-type="float" office:value="6.41349525" calcext:value-type="float">
            <text:p>6.41349525</text:p>
          </table:table-cell>
          <table:table-cell table:formula="of:=POWER([.C670]-6.75;2)" office:value-type="float" office:value="0.113235446772562" calcext:value-type="float">
            <text:p>0.1132354468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76192" calcext:value-type="float">
            <text:p>6.76192</text:p>
          </table:table-cell>
          <table:table-cell office:value-type="float" office:value="6.4110948" calcext:value-type="float">
            <text:p>6.4110948</text:p>
          </table:table-cell>
          <table:table-cell table:formula="of:=POWER([.C671]-6.75;2)" office:value-type="float" office:value="0.11485673458704" calcext:value-type="float">
            <text:p>0.1148567346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744439" calcext:value-type="float">
            <text:p>6.744439</text:p>
          </table:table-cell>
          <table:table-cell office:value-type="float" office:value="6.4088276571" calcext:value-type="float">
            <text:p>6.4088276571</text:p>
          </table:table-cell>
          <table:table-cell table:formula="of:=POWER([.C672]-6.75;2)" office:value-type="float" office:value="0.116398567559875" calcext:value-type="float">
            <text:p>0.1163985676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728215" calcext:value-type="float">
            <text:p>6.728215</text:p>
          </table:table-cell>
          <table:table-cell office:value-type="float" office:value="6.40674305" calcext:value-type="float">
            <text:p>6.40674305</text:p>
          </table:table-cell>
          <table:table-cell table:formula="of:=POWER([.C673]-6.75;2)" office:value-type="float" office:value="0.117825333723302" calcext:value-type="float">
            <text:p>0.1178253337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714054" calcext:value-type="float">
            <text:p>6.714054</text:p>
          </table:table-cell>
          <table:table-cell office:value-type="float" office:value="6.4048625" calcext:value-type="float">
            <text:p>6.4048625</text:p>
          </table:table-cell>
          <table:table-cell table:formula="of:=POWER([.C674]-6.75;2)" office:value-type="float" office:value="0.11911989390625" calcext:value-type="float">
            <text:p>0.1191198939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704155" calcext:value-type="float">
            <text:p>6.704155</text:p>
          </table:table-cell>
          <table:table-cell office:value-type="float" office:value="6.4031827714" calcext:value-type="float">
            <text:p>6.4031827714</text:p>
          </table:table-cell>
          <table:table-cell table:formula="of:=POWER([.C675]-6.75;2)" office:value-type="float" office:value="0.120282190053785" calcext:value-type="float">
            <text:p>0.1202821901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701794" calcext:value-type="float">
            <text:p>6.701794</text:p>
          </table:table-cell>
          <table:table-cell office:value-type="float" office:value="6.4016797071" calcext:value-type="float">
            <text:p>6.4016797071</text:p>
          </table:table-cell>
          <table:table-cell table:formula="of:=POWER([.C676]-6.75;2)" office:value-type="float" office:value="0.121327026445942" calcext:value-type="float">
            <text:p>0.1213270264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710274" calcext:value-type="float">
            <text:p>6.710274</text:p>
          </table:table-cell>
          <table:table-cell office:value-type="float" office:value="6.4003127071" calcext:value-type="float">
            <text:p>6.4003127071</text:p>
          </table:table-cell>
          <table:table-cell table:formula="of:=POWER([.C677]-6.75;2)" office:value-type="float" office:value="0.12228120281573" calcext:value-type="float">
            <text:p>0.1222812028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731426" calcext:value-type="float">
            <text:p>6.731426</text:p>
          </table:table-cell>
          <table:table-cell office:value-type="float" office:value="6.3990306571" calcext:value-type="float">
            <text:p>6.3990306571</text:p>
          </table:table-cell>
          <table:table-cell table:formula="of:=POWER([.C678]-6.75;2)" office:value-type="float" office:value="0.123179479655658" calcext:value-type="float">
            <text:p>0.1231794797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764257" calcext:value-type="float">
            <text:p>6.764257</text:p>
          </table:table-cell>
          <table:table-cell office:value-type="float" office:value="6.3977799643" calcext:value-type="float">
            <text:p>6.3977799643</text:p>
          </table:table-cell>
          <table:table-cell table:formula="of:=POWER([.C679]-6.75;2)" office:value-type="float" office:value="0.124058953548509" calcext:value-type="float">
            <text:p>0.1240589535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804376" calcext:value-type="float">
            <text:p>6.804376</text:p>
          </table:table-cell>
          <table:table-cell office:value-type="float" office:value="6.3965136571" calcext:value-type="float">
            <text:p>6.3965136571</text:p>
          </table:table-cell>
          <table:table-cell table:formula="of:=POWER([.C680]-6.75;2)" office:value-type="float" office:value="0.124952594616816" calcext:value-type="float">
            <text:p>0.1249525946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844573" calcext:value-type="float">
            <text:p>6.844573</text:p>
          </table:table-cell>
          <table:table-cell office:value-type="float" office:value="6.3951993143" calcext:value-type="float">
            <text:p>6.3951993143</text:p>
          </table:table-cell>
          <table:table-cell table:formula="of:=POWER([.C681]-6.75;2)" office:value-type="float" office:value="0.12588352657319" calcext:value-type="float">
            <text:p>0.1258835266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876435" calcext:value-type="float">
            <text:p>6.876435</text:p>
          </table:table-cell>
          <table:table-cell office:value-type="float" office:value="6.3938233357" calcext:value-type="float">
            <text:p>6.3938233357</text:p>
          </table:table-cell>
          <table:table-cell table:formula="of:=POWER([.C682]-6.75;2)" office:value-type="float" office:value="0.126861816191875" calcext:value-type="float">
            <text:p>0.1268618162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89249" calcext:value-type="float">
            <text:p>6.89249</text:p>
          </table:table-cell>
          <table:table-cell office:value-type="float" office:value="6.3923906071" calcext:value-type="float">
            <text:p>6.3923906071</text:p>
          </table:table-cell>
          <table:table-cell table:formula="of:=POWER([.C683]-6.75;2)" office:value-type="float" office:value="0.127884477890306" calcext:value-type="float">
            <text:p>0.1278844779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888166" calcext:value-type="float">
            <text:p>6.888166</text:p>
          </table:table-cell>
          <table:table-cell office:value-type="float" office:value="6.39092035" calcext:value-type="float">
            <text:p>6.39092035</text:p>
          </table:table-cell>
          <table:table-cell table:formula="of:=POWER([.C684]-6.75;2)" office:value-type="float" office:value="0.128938195044122" calcext:value-type="float">
            <text:p>0.128938195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863015" calcext:value-type="float">
            <text:p>6.863015</text:p>
          </table:table-cell>
          <table:table-cell office:value-type="float" office:value="6.3894404357" calcext:value-type="float">
            <text:p>6.3894404357</text:p>
          </table:table-cell>
          <table:table-cell table:formula="of:=POWER([.C685]-6.75;2)" office:value-type="float" office:value="0.130003199408206" calcext:value-type="float">
            <text:p>0.1300031994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820877" calcext:value-type="float">
            <text:p>6.820877</text:p>
          </table:table-cell>
          <table:table-cell office:value-type="float" office:value="6.3879824571" calcext:value-type="float">
            <text:p>6.3879824571</text:p>
          </table:table-cell>
          <table:table-cell table:formula="of:=POWER([.C686]-6.75;2)" office:value-type="float" office:value="0.131056701367354" calcext:value-type="float">
            <text:p>0.1310567014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768976" calcext:value-type="float">
            <text:p>6.768976</text:p>
          </table:table-cell>
          <table:table-cell office:value-type="float" office:value="6.3865789214" calcext:value-type="float">
            <text:p>6.3865789214</text:p>
          </table:table-cell>
          <table:table-cell table:formula="of:=POWER([.C687]-6.75;2)" office:value-type="float" office:value="0.132074880370787" calcext:value-type="float">
            <text:p>0.1320748804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716215" calcext:value-type="float">
            <text:p>6.716215</text:p>
          </table:table-cell>
          <table:table-cell office:value-type="float" office:value="6.3852627429" calcext:value-type="float">
            <text:p>6.3852627429</text:p>
          </table:table-cell>
          <table:table-cell table:formula="of:=POWER([.C688]-6.75;2)" office:value-type="float" office:value="0.133033266716831" calcext:value-type="float">
            <text:p>0.1330332667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671117" calcext:value-type="float">
            <text:p>6.671117</text:p>
          </table:table-cell>
          <table:table-cell office:value-type="float" office:value="6.3840679643" calcext:value-type="float">
            <text:p>6.3840679643</text:p>
          </table:table-cell>
          <table:table-cell table:formula="of:=POWER([.C689]-6.75;2)" office:value-type="float" office:value="0.133906254751546" calcext:value-type="float">
            <text:p>0.1339062548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639997" calcext:value-type="float">
            <text:p>6.639997</text:p>
          </table:table-cell>
          <table:table-cell office:value-type="float" office:value="6.3830302286" calcext:value-type="float">
            <text:p>6.3830302286</text:p>
          </table:table-cell>
          <table:table-cell table:formula="of:=POWER([.C690]-6.75;2)" office:value-type="float" office:value="0.134666813121368" calcext:value-type="float">
            <text:p>0.1346668131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625849" calcext:value-type="float">
            <text:p>6.625849</text:p>
          </table:table-cell>
          <table:table-cell office:value-type="float" office:value="6.3821858357" calcext:value-type="float">
            <text:p>6.3821858357</text:p>
          </table:table-cell>
          <table:table-cell table:formula="of:=POWER([.C691]-6.75;2)" office:value-type="float" office:value="0.135287259459708" calcext:value-type="float">
            <text:p>0.1352872595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628204" calcext:value-type="float">
            <text:p>6.628204</text:p>
          </table:table-cell>
          <table:table-cell office:value-type="float" office:value="6.3815689429" calcext:value-type="float">
            <text:p>6.3815689429</text:p>
          </table:table-cell>
          <table:table-cell table:formula="of:=POWER([.C692]-6.75;2)" office:value-type="float" office:value="0.135741443835823" calcext:value-type="float">
            <text:p>0.1357414438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643838" calcext:value-type="float">
            <text:p>6.643838</text:p>
          </table:table-cell>
          <table:table-cell office:value-type="float" office:value="6.3812073357" calcext:value-type="float">
            <text:p>6.3812073357</text:p>
          </table:table-cell>
          <table:table-cell table:formula="of:=POWER([.C693]-6.75;2)" office:value-type="float" office:value="0.136008029241492" calcext:value-type="float">
            <text:p>0.1360080292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667962" calcext:value-type="float">
            <text:p>6.667962</text:p>
          </table:table-cell>
          <table:table-cell office:value-type="float" office:value="6.3811176857" calcext:value-type="float">
            <text:p>6.3811176857</text:p>
          </table:table-cell>
          <table:table-cell table:formula="of:=POWER([.C694]-6.75;2)" office:value-type="float" office:value="0.136074161803324" calcext:value-type="float">
            <text:p>0.1360741618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695448" calcext:value-type="float">
            <text:p>6.695448</text:p>
          </table:table-cell>
          <table:table-cell office:value-type="float" office:value="6.3813008429" calcext:value-type="float">
            <text:p>6.3813008429</text:p>
          </table:table-cell>
          <table:table-cell table:formula="of:=POWER([.C695]-6.75;2)" office:value-type="float" office:value="0.13593906844625" calcext:value-type="float">
            <text:p>0.1359390684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721744" calcext:value-type="float">
            <text:p>6.721744</text:p>
          </table:table-cell>
          <table:table-cell office:value-type="float" office:value="6.3817377429" calcext:value-type="float">
            <text:p>6.3817377429</text:p>
          </table:table-cell>
          <table:table-cell table:formula="of:=POWER([.C696]-6.75;2)" office:value-type="float" office:value="0.135617090004386" calcext:value-type="float">
            <text:p>0.13561709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743366" calcext:value-type="float">
            <text:p>6.743366</text:p>
          </table:table-cell>
          <table:table-cell office:value-type="float" office:value="6.3823864214" calcext:value-type="float">
            <text:p>6.3823864214</text:p>
          </table:table-cell>
          <table:table-cell table:formula="of:=POWER([.C697]-6.75;2)" office:value-type="float" office:value="0.135139743171099" calcext:value-type="float">
            <text:p>0.1351397432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757997" calcext:value-type="float">
            <text:p>6.757997</text:p>
          </table:table-cell>
          <table:table-cell office:value-type="float" office:value="6.3831812857" calcext:value-type="float">
            <text:p>6.3831812857</text:p>
          </table:table-cell>
          <table:table-cell table:formula="of:=POWER([.C698]-6.75;2)" office:value-type="float" office:value="0.134555969160705" calcext:value-type="float">
            <text:p>0.1345559692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764338" calcext:value-type="float">
            <text:p>6.764338</text:p>
          </table:table-cell>
          <table:table-cell office:value-type="float" office:value="6.3840360929" calcext:value-type="float">
            <text:p>6.3840360929</text:p>
          </table:table-cell>
          <table:table-cell table:formula="of:=POWER([.C699]-6.75;2)" office:value-type="float" office:value="0.133929581299898" calcext:value-type="float">
            <text:p>0.1339295813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761871" calcext:value-type="float">
            <text:p>6.761871</text:p>
          </table:table-cell>
          <table:table-cell office:value-type="float" office:value="6.3848519857" calcext:value-type="float">
            <text:p>6.3848519857</text:p>
          </table:table-cell>
          <table:table-cell table:formula="of:=POWER([.C700]-6.75;2)" office:value-type="float" office:value="0.133333072347233" calcext:value-type="float">
            <text:p>0.1333330723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750677" calcext:value-type="float">
            <text:p>6.750677</text:p>
          </table:table-cell>
          <table:table-cell office:value-type="float" office:value="6.3855309786" calcext:value-type="float">
            <text:p>6.3855309786</text:p>
          </table:table-cell>
          <table:table-cell table:formula="of:=POWER([.C701]-6.75;2)" office:value-type="float" office:value="0.132837667560273" calcext:value-type="float">
            <text:p>0.1328376676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731365" calcext:value-type="float">
            <text:p>6.731365</text:p>
          </table:table-cell>
          <table:table-cell office:value-type="float" office:value="6.3859933286" calcext:value-type="float">
            <text:p>6.3859933286</text:p>
          </table:table-cell>
          <table:table-cell table:formula="of:=POWER([.C702]-6.75;2)" office:value-type="float" office:value="0.132500856823708" calcext:value-type="float">
            <text:p>0.1325008568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705136" calcext:value-type="float">
            <text:p>6.705136</text:p>
          </table:table-cell>
          <table:table-cell office:value-type="float" office:value="6.38619555" calcext:value-type="float">
            <text:p>6.38619555</text:p>
          </table:table-cell>
          <table:table-cell table:formula="of:=POWER([.C703]-6.75;2)" office:value-type="float" office:value="0.132353677839802" calcext:value-type="float">
            <text:p>0.1323536778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673877" calcext:value-type="float">
            <text:p>6.673877</text:p>
          </table:table-cell>
          <table:table-cell office:value-type="float" office:value="6.3861441071" calcext:value-type="float">
            <text:p>6.3861441071</text:p>
          </table:table-cell>
          <table:table-cell table:formula="of:=POWER([.C704]-6.75;2)" office:value-type="float" office:value="0.132391110798056" calcext:value-type="float">
            <text:p>0.1323911108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640204" calcext:value-type="float">
            <text:p>6.640204</text:p>
          </table:table-cell>
          <table:table-cell office:value-type="float" office:value="6.3859001071" calcext:value-type="float">
            <text:p>6.3859001071</text:p>
          </table:table-cell>
          <table:table-cell table:formula="of:=POWER([.C705]-6.75;2)" office:value-type="float" office:value="0.132568732009791" calcext:value-type="float">
            <text:p>0.132568732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607334" calcext:value-type="float">
            <text:p>6.607334</text:p>
          </table:table-cell>
          <table:table-cell office:value-type="float" office:value="6.3855718214" calcext:value-type="float">
            <text:p>6.3855718214</text:p>
          </table:table-cell>
          <table:table-cell table:formula="of:=POWER([.C706]-6.75;2)" office:value-type="float" office:value="0.132807897357713" calcext:value-type="float">
            <text:p>0.1328078974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578766" calcext:value-type="float">
            <text:p>6.578766</text:p>
          </table:table-cell>
          <table:table-cell office:value-type="float" office:value="6.38529535" calcext:value-type="float">
            <text:p>6.38529535</text:p>
          </table:table-cell>
          <table:table-cell table:formula="of:=POWER([.C707]-6.75;2)" office:value-type="float" office:value="0.133009481731623" calcext:value-type="float">
            <text:p>0.1330094817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557811" calcext:value-type="float">
            <text:p>6.557811</text:p>
          </table:table-cell>
          <table:table-cell office:value-type="float" office:value="6.3852075071" calcext:value-type="float">
            <text:p>6.3852075071</text:p>
          </table:table-cell>
          <table:table-cell table:formula="of:=POWER([.C708]-6.75;2)" office:value-type="float" office:value="0.133073562876197" calcext:value-type="float">
            <text:p>0.1330735629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547123" calcext:value-type="float">
            <text:p>6.547123</text:p>
          </table:table-cell>
          <table:table-cell office:value-type="float" office:value="6.3854181286" calcext:value-type="float">
            <text:p>6.3854181286</text:p>
          </table:table-cell>
          <table:table-cell table:formula="of:=POWER([.C709]-6.75;2)" office:value-type="float" office:value="0.132919940953526" calcext:value-type="float">
            <text:p>0.132919941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548337" calcext:value-type="float">
            <text:p>6.548337</text:p>
          </table:table-cell>
          <table:table-cell office:value-type="float" office:value="6.3859887786" calcext:value-type="float">
            <text:p>6.3859887786</text:p>
          </table:table-cell>
          <table:table-cell table:formula="of:=POWER([.C710]-6.75;2)" office:value-type="float" office:value="0.13250416930512" calcext:value-type="float">
            <text:p>0.1325041693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56189" calcext:value-type="float">
            <text:p>6.56189</text:p>
          </table:table-cell>
          <table:table-cell office:value-type="float" office:value="6.3869226643" calcext:value-type="float">
            <text:p>6.3869226643</text:p>
          </table:table-cell>
          <table:table-cell table:formula="of:=POWER([.C711]-6.75;2)" office:value-type="float" office:value="0.13182515169901" calcext:value-type="float">
            <text:p>0.1318251517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586961" calcext:value-type="float">
            <text:p>6.586961</text:p>
          </table:table-cell>
          <table:table-cell office:value-type="float" office:value="6.3881666571" calcext:value-type="float">
            <text:p>6.3881666571</text:p>
          </table:table-cell>
          <table:table-cell table:formula="of:=POWER([.C712]-6.75;2)" office:value-type="float" office:value="0.130923368034189" calcext:value-type="float">
            <text:p>0.130923368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62145" calcext:value-type="float">
            <text:p>6.62145</text:p>
          </table:table-cell>
          <table:table-cell office:value-type="float" office:value="6.3896234929" calcext:value-type="float">
            <text:p>6.3896234929</text:p>
          </table:table-cell>
          <table:table-cell table:formula="of:=POWER([.C713]-6.75;2)" office:value-type="float" office:value="0.129871226869596" calcext:value-type="float">
            <text:p>0.1298712269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661928" calcext:value-type="float">
            <text:p>6.661928</text:p>
          </table:table-cell>
          <table:table-cell office:value-type="float" office:value="6.3911709929" calcext:value-type="float">
            <text:p>6.3911709929</text:p>
          </table:table-cell>
          <table:table-cell table:formula="of:=POWER([.C714]-6.75;2)" office:value-type="float" office:value="0.128758256336372" calcext:value-type="float">
            <text:p>0.1287582563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703644" calcext:value-type="float">
            <text:p>6.703644</text:p>
          </table:table-cell>
          <table:table-cell office:value-type="float" office:value="6.3926850714" calcext:value-type="float">
            <text:p>6.3926850714</text:p>
          </table:table-cell>
          <table:table-cell table:formula="of:=POWER([.C715]-6.75;2)" office:value-type="float" office:value="0.127673958200423" calcext:value-type="float">
            <text:p>0.1276739582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74074" calcext:value-type="float">
            <text:p>6.74074</text:p>
          </table:table-cell>
          <table:table-cell office:value-type="float" office:value="6.3940633857" calcext:value-type="float">
            <text:p>6.3940633857</text:p>
          </table:table-cell>
          <table:table-cell table:formula="of:=POWER([.C716]-6.75;2)" office:value-type="float" office:value="0.126690873399347" calcext:value-type="float">
            <text:p>0.1266908734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766833" calcext:value-type="float">
            <text:p>6.766833</text:p>
          </table:table-cell>
          <table:table-cell office:value-type="float" office:value="6.3952461429" calcext:value-type="float">
            <text:p>6.3952461429</text:p>
          </table:table-cell>
          <table:table-cell table:formula="of:=POWER([.C717]-6.75;2)" office:value-type="float" office:value="0.125850299127328" calcext:value-type="float">
            <text:p>0.1258502991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775963" calcext:value-type="float">
            <text:p>6.775963</text:p>
          </table:table-cell>
          <table:table-cell office:value-type="float" office:value="6.3962300286" calcext:value-type="float">
            <text:p>6.3962300286</text:p>
          </table:table-cell>
          <table:table-cell table:formula="of:=POWER([.C718]-6.75;2)" office:value-type="float" office:value="0.125153192664357" calcext:value-type="float">
            <text:p>0.1251531927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763678" calcext:value-type="float">
            <text:p>6.763678</text:p>
          </table:table-cell>
          <table:table-cell office:value-type="float" office:value="6.3970717714" calcext:value-type="float">
            <text:p>6.3970717714</text:p>
          </table:table-cell>
          <table:table-cell table:formula="of:=POWER([.C719]-6.75;2)" office:value-type="float" office:value="0.124558334542734" calcext:value-type="float">
            <text:p>0.1245583345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727916" calcext:value-type="float">
            <text:p>6.727916</text:p>
          </table:table-cell>
          <table:table-cell office:value-type="float" office:value="6.3978798143" calcext:value-type="float">
            <text:p>6.3978798143</text:p>
          </table:table-cell>
          <table:table-cell table:formula="of:=POWER([.C720]-6.75;2)" office:value-type="float" office:value="0.123988625177402" calcext:value-type="float">
            <text:p>0.1239886252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669333" calcext:value-type="float">
            <text:p>6.669333</text:p>
          </table:table-cell>
          <table:table-cell office:value-type="float" office:value="6.3987958571" calcext:value-type="float">
            <text:p>6.3987958571</text:p>
          </table:table-cell>
          <table:table-cell table:formula="of:=POWER([.C721]-6.75;2)" office:value-type="float" office:value="0.123344349990124" calcext:value-type="float">
            <text:p>0.12334435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590917" calcext:value-type="float">
            <text:p>6.590917</text:p>
          </table:table-cell>
          <table:table-cell office:value-type="float" office:value="6.3999713429" calcext:value-type="float">
            <text:p>6.3999713429</text:p>
          </table:table-cell>
          <table:table-cell table:formula="of:=POWER([.C722]-6.75;2)" office:value-type="float" office:value="0.12252006079123" calcext:value-type="float">
            <text:p>0.1225200608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497072" calcext:value-type="float">
            <text:p>6.497072</text:p>
          </table:table-cell>
          <table:table-cell office:value-type="float" office:value="6.4015459857" calcext:value-type="float">
            <text:p>6.4015459857</text:p>
          </table:table-cell>
          <table:table-cell table:formula="of:=POWER([.C723]-6.75;2)" office:value-type="float" office:value="0.121420200081784" calcext:value-type="float">
            <text:p>0.1214202001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392629" calcext:value-type="float">
            <text:p>6.392629</text:p>
          </table:table-cell>
          <table:table-cell office:value-type="float" office:value="6.4036342857" calcext:value-type="float">
            <text:p>6.4036342857</text:p>
          </table:table-cell>
          <table:table-cell table:formula="of:=POWER([.C724]-6.75;2)" office:value-type="float" office:value="0.119969208042549" calcext:value-type="float">
            <text:p>0.119969208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282414" calcext:value-type="float">
            <text:p>6.282414</text:p>
          </table:table-cell>
          <table:table-cell office:value-type="float" office:value="6.4063218929" calcext:value-type="float">
            <text:p>6.4063218929</text:p>
          </table:table-cell>
          <table:table-cell table:formula="of:=POWER([.C725]-6.75;2)" office:value-type="float" office:value="0.118114641299839" calcext:value-type="float">
            <text:p>0.1181146413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171763" calcext:value-type="float">
            <text:p>6.171763</text:p>
          </table:table-cell>
          <table:table-cell office:value-type="float" office:value="6.4096679143" calcext:value-type="float">
            <text:p>6.4096679143</text:p>
          </table:table-cell>
          <table:table-cell table:formula="of:=POWER([.C726]-6.75;2)" office:value-type="float" office:value="0.115825928556912" calcext:value-type="float">
            <text:p>0.1158259286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067892" calcext:value-type="float">
            <text:p>6.067892</text:p>
          </table:table-cell>
          <table:table-cell office:value-type="float" office:value="6.4137047214" calcext:value-type="float">
            <text:p>6.4137047214</text:p>
          </table:table-cell>
          <table:table-cell table:formula="of:=POWER([.C727]-6.75;2)" office:value-type="float" office:value="0.113094514408651" calcext:value-type="float">
            <text:p>0.1130945144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.981336" calcext:value-type="float">
            <text:p>5.981336</text:p>
          </table:table-cell>
          <table:table-cell office:value-type="float" office:value="6.4184266929" calcext:value-type="float">
            <text:p>6.4184266929</text:p>
          </table:table-cell>
          <table:table-cell table:formula="of:=POWER([.C728]-6.75;2)" office:value-type="float" office:value="0.109940857981231" calcext:value-type="float">
            <text:p>0.109940858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5.926204" calcext:value-type="float">
            <text:p>5.926204</text:p>
          </table:table-cell>
          <table:table-cell office:value-type="float" office:value="6.4237651643" calcext:value-type="float">
            <text:p>6.4237651643</text:p>
          </table:table-cell>
          <table:table-cell table:formula="of:=POWER([.C729]-6.75;2)" office:value-type="float" office:value="0.106429168024206" calcext:value-type="float">
            <text:p>0.106429168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.918078" calcext:value-type="float">
            <text:p>5.918078</text:p>
          </table:table-cell>
          <table:table-cell office:value-type="float" office:value="6.4295572214" calcext:value-type="float">
            <text:p>6.4295572214</text:p>
          </table:table-cell>
          <table:table-cell table:formula="of:=POWER([.C730]-6.75;2)" office:value-type="float" office:value="0.102683574356889" calcext:value-type="float">
            <text:p>0.1026835744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.969377" calcext:value-type="float">
            <text:p>5.969377</text:p>
          </table:table-cell>
          <table:table-cell office:value-type="float" office:value="6.4355262" calcext:value-type="float">
            <text:p>6.4355262</text:p>
          </table:table-cell>
          <table:table-cell table:formula="of:=POWER([.C731]-6.75;2)" office:value-type="float" office:value="0.09889377088644" calcext:value-type="float">
            <text:p>0.0988937709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083716" calcext:value-type="float">
            <text:p>6.083716</text:p>
          </table:table-cell>
          <table:table-cell office:value-type="float" office:value="6.4412947214" calcext:value-type="float">
            <text:p>6.4412947214</text:p>
          </table:table-cell>
          <table:table-cell table:formula="of:=POWER([.C732]-6.75;2)" office:value-type="float" office:value="0.0952989490355035" calcext:value-type="float">
            <text:p>0.095298949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252144" calcext:value-type="float">
            <text:p>6.252144</text:p>
          </table:table-cell>
          <table:table-cell office:value-type="float" office:value="6.4464404286" calcext:value-type="float">
            <text:p>6.4464404286</text:p>
          </table:table-cell>
          <table:table-cell table:formula="of:=POWER([.C733]-6.75;2)" office:value-type="float" office:value="0.0921484133885518" calcext:value-type="float">
            <text:p>0.0921484134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453517" calcext:value-type="float">
            <text:p>6.453517</text:p>
          </table:table-cell>
          <table:table-cell office:value-type="float" office:value="6.4505832714" calcext:value-type="float">
            <text:p>6.4505832714</text:p>
          </table:table-cell>
          <table:table-cell table:formula="of:=POWER([.C734]-6.75;2)" office:value-type="float" office:value="0.0896503773655259" calcext:value-type="float">
            <text:p>0.0896503774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6589" calcext:value-type="float">
            <text:p>6.6589</text:p>
          </table:table-cell>
          <table:table-cell office:value-type="float" office:value="6.4534753" calcext:value-type="float">
            <text:p>6.4534753</text:p>
          </table:table-cell>
          <table:table-cell table:formula="of:=POWER([.C735]-6.75;2)" office:value-type="float" office:value="0.08792689771009" calcext:value-type="float">
            <text:p>0.0879268977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837855" calcext:value-type="float">
            <text:p>6.837855</text:p>
          </table:table-cell>
          <table:table-cell office:value-type="float" office:value="6.4550629357" calcext:value-type="float">
            <text:p>6.4550629357</text:p>
          </table:table-cell>
          <table:table-cell table:formula="of:=POWER([.C736]-6.75;2)" office:value-type="float" office:value="0.0869878718979023" calcext:value-type="float">
            <text:p>0.0869878719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964343" calcext:value-type="float">
            <text:p>6.964343</text:p>
          </table:table-cell>
          <table:table-cell office:value-type="float" office:value="6.4555059286" calcext:value-type="float">
            <text:p>6.4555059286</text:p>
          </table:table-cell>
          <table:table-cell table:formula="of:=POWER([.C737]-6.75;2)" office:value-type="float" office:value="0.0867267580897483" calcext:value-type="float">
            <text:p>0.0867267581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.02093" calcext:value-type="float">
            <text:p>7.02093</text:p>
          </table:table-cell>
          <table:table-cell office:value-type="float" office:value="6.4551531214" calcext:value-type="float">
            <text:p>6.4551531214</text:p>
          </table:table-cell>
          <table:table-cell table:formula="of:=POWER([.C738]-6.75;2)" office:value-type="float" office:value="0.0869346818201629" calcext:value-type="float">
            <text:p>0.0869346818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.00107" calcext:value-type="float">
            <text:p>7.00107</text:p>
          </table:table-cell>
          <table:table-cell office:value-type="float" office:value="6.4544850286" calcext:value-type="float">
            <text:p>6.4544850286</text:p>
          </table:table-cell>
          <table:table-cell table:formula="of:=POWER([.C739]-6.75;2)" office:value-type="float" office:value="0.087329098321543" calcext:value-type="float">
            <text:p>0.0873290983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909673" calcext:value-type="float">
            <text:p>6.909673</text:p>
          </table:table-cell>
          <table:table-cell office:value-type="float" office:value="6.45403605" calcext:value-type="float">
            <text:p>6.45403605</text:p>
          </table:table-cell>
          <table:table-cell table:formula="of:=POWER([.C740]-6.75;2)" office:value-type="float" office:value="0.0875946596996025" calcext:value-type="float">
            <text:p>0.0875946597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762229" calcext:value-type="float">
            <text:p>6.762229</text:p>
          </table:table-cell>
          <table:table-cell office:value-type="float" office:value="6.4543089429" calcext:value-type="float">
            <text:p>6.4543089429</text:p>
          </table:table-cell>
          <table:table-cell table:formula="of:=POWER([.C741]-6.75;2)" office:value-type="float" office:value="0.0874332012489155" calcext:value-type="float">
            <text:p>0.0874332012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582642" calcext:value-type="float">
            <text:p>6.582642</text:p>
          </table:table-cell>
          <table:table-cell office:value-type="float" office:value="6.4556933714" calcext:value-type="float">
            <text:p>6.4556933714</text:p>
          </table:table-cell>
          <table:table-cell table:formula="of:=POWER([.C742]-6.75;2)" office:value-type="float" office:value="0.0866163916378985" calcext:value-type="float">
            <text:p>0.0866163916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399725" calcext:value-type="float">
            <text:p>6.399725</text:p>
          </table:table-cell>
          <table:table-cell office:value-type="float" office:value="6.4583998857" calcext:value-type="float">
            <text:p>6.4583998857</text:p>
          </table:table-cell>
          <table:table-cell table:formula="of:=POWER([.C743]-6.75;2)" office:value-type="float" office:value="0.0850306266597728" calcext:value-type="float">
            <text:p>0.0850306267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242339" calcext:value-type="float">
            <text:p>6.242339</text:p>
          </table:table-cell>
          <table:table-cell office:value-type="float" office:value="6.4624210571" calcext:value-type="float">
            <text:p>6.4624210571</text:p>
          </table:table-cell>
          <table:table-cell table:formula="of:=POWER([.C744]-6.75;2)" office:value-type="float" office:value="0.0827016483994813" calcext:value-type="float">
            <text:p>0.0827016484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133695" calcext:value-type="float">
            <text:p>6.133695</text:p>
          </table:table-cell>
          <table:table-cell office:value-type="float" office:value="6.4675308429" calcext:value-type="float">
            <text:p>6.4675308429</text:p>
          </table:table-cell>
          <table:table-cell table:formula="of:=POWER([.C745]-6.75;2)" office:value-type="float" office:value="0.0797888247127842" calcext:value-type="float">
            <text:p>0.0797888247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086263" calcext:value-type="float">
            <text:p>6.086263</text:p>
          </table:table-cell>
          <table:table-cell office:value-type="float" office:value="6.4733285714" calcext:value-type="float">
            <text:p>6.4733285714</text:p>
          </table:table-cell>
          <table:table-cell table:formula="of:=POWER([.C746]-6.75;2)" office:value-type="float" office:value="0.0765470794035651" calcext:value-type="float">
            <text:p>0.0765470794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099457" calcext:value-type="float">
            <text:p>6.099457</text:p>
          </table:table-cell>
          <table:table-cell office:value-type="float" office:value="6.4793224143" calcext:value-type="float">
            <text:p>6.4793224143</text:p>
          </table:table-cell>
          <table:table-cell table:formula="of:=POWER([.C747]-6.75;2)" office:value-type="float" office:value="0.0732663554003807" calcext:value-type="float">
            <text:p>0.0732663554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16144" calcext:value-type="float">
            <text:p>6.16144</text:p>
          </table:table-cell>
          <table:table-cell office:value-type="float" office:value="6.4850308714" calcext:value-type="float">
            <text:p>6.4850308714</text:p>
          </table:table-cell>
          <table:table-cell table:formula="of:=POWER([.C748]-6.75;2)" office:value-type="float" office:value="0.0702086391110432" calcext:value-type="float">
            <text:p>0.0702086391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254351" calcext:value-type="float">
            <text:p>6.254351</text:p>
          </table:table-cell>
          <table:table-cell office:value-type="float" office:value="6.49007095" calcext:value-type="float">
            <text:p>6.49007095</text:p>
          </table:table-cell>
          <table:table-cell table:formula="of:=POWER([.C749]-6.75;2)" office:value-type="float" office:value="0.0675631110339026" calcext:value-type="float">
            <text:p>0.067563111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360504" calcext:value-type="float">
            <text:p>6.360504</text:p>
          </table:table-cell>
          <table:table-cell office:value-type="float" office:value="6.4942067286" calcext:value-type="float">
            <text:p>6.4942067286</text:p>
          </table:table-cell>
          <table:table-cell table:formula="of:=POWER([.C750]-6.75;2)" office:value-type="float" office:value="0.0654301976935141" calcext:value-type="float">
            <text:p>0.0654301977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467139" calcext:value-type="float">
            <text:p>6.467139</text:p>
          </table:table-cell>
          <table:table-cell office:value-type="float" office:value="6.4973504429" calcext:value-type="float">
            <text:p>6.4973504429</text:p>
          </table:table-cell>
          <table:table-cell table:formula="of:=POWER([.C751]-6.75;2)" office:value-type="float" office:value="0.0638317987028261" calcext:value-type="float">
            <text:p>0.0638317987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568384" calcext:value-type="float">
            <text:p>6.568384</text:p>
          </table:table-cell>
          <table:table-cell office:value-type="float" office:value="6.4995262429" calcext:value-type="float">
            <text:p>6.4995262429</text:p>
          </table:table-cell>
          <table:table-cell table:formula="of:=POWER([.C752]-6.75;2)" office:value-type="float" office:value="0.0627371029957898" calcext:value-type="float">
            <text:p>0.062737103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664215" calcext:value-type="float">
            <text:p>6.664215</text:p>
          </table:table-cell>
          <table:table-cell office:value-type="float" office:value="6.5008172786" calcext:value-type="float">
            <text:p>6.5008172786</text:p>
          </table:table-cell>
          <table:table-cell table:formula="of:=POWER([.C753]-6.75;2)" office:value-type="float" office:value="0.0620920286443102" calcext:value-type="float">
            <text:p>0.0620920286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757011" calcext:value-type="float">
            <text:p>6.757011</text:p>
          </table:table-cell>
          <table:table-cell office:value-type="float" office:value="6.5013187714" calcext:value-type="float">
            <text:p>6.5013187714</text:p>
          </table:table-cell>
          <table:table-cell table:formula="of:=POWER([.C754]-6.75;2)" office:value-type="float" office:value="0.0618423534580053" calcext:value-type="float">
            <text:p>0.0618423535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846921" calcext:value-type="float">
            <text:p>6.846921</text:p>
          </table:table-cell>
          <table:table-cell office:value-type="float" office:value="6.5011153143" calcext:value-type="float">
            <text:p>6.5011153143</text:p>
          </table:table-cell>
          <table:table-cell table:formula="of:=POWER([.C755]-6.75;2)" office:value-type="float" office:value="0.0619435867759879" calcext:value-type="float">
            <text:p>0.0619435868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927698" calcext:value-type="float">
            <text:p>6.927698</text:p>
          </table:table-cell>
          <table:table-cell office:value-type="float" office:value="6.5002915286" calcext:value-type="float">
            <text:p>6.5002915286</text:p>
          </table:table-cell>
          <table:table-cell table:formula="of:=POWER([.C756]-6.75;2)" office:value-type="float" office:value="0.0623543206889246" calcext:value-type="float">
            <text:p>0.0623543207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98464" calcext:value-type="float">
            <text:p>6.98464</text:p>
          </table:table-cell>
          <table:table-cell office:value-type="float" office:value="6.4989729214" calcext:value-type="float">
            <text:p>6.4989729214</text:p>
          </table:table-cell>
          <table:table-cell table:formula="of:=POWER([.C757]-6.75;2)" office:value-type="float" office:value="0.0630145941904506" calcext:value-type="float">
            <text:p>0.0630145942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995422" calcext:value-type="float">
            <text:p>6.995422</text:p>
          </table:table-cell>
          <table:table-cell office:value-type="float" office:value="6.4973816286" calcext:value-type="float">
            <text:p>6.4973816286</text:p>
          </table:table-cell>
          <table:table-cell table:formula="of:=POWER([.C758]-6.75;2)" office:value-type="float" office:value="0.0638160415687882" calcext:value-type="float">
            <text:p>0.0638160416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933446" calcext:value-type="float">
            <text:p>6.933446</text:p>
          </table:table-cell>
          <table:table-cell office:value-type="float" office:value="6.4958863643" calcext:value-type="float">
            <text:p>6.4958863643</text:p>
          </table:table-cell>
          <table:table-cell table:formula="of:=POWER([.C759]-6.75;2)" office:value-type="float" office:value="0.0645737398486721" calcext:value-type="float">
            <text:p>0.0645737398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772441" calcext:value-type="float">
            <text:p>6.772441</text:p>
          </table:table-cell>
          <table:table-cell office:value-type="float" office:value="6.4950289071" calcext:value-type="float">
            <text:p>6.4950289071</text:p>
          </table:table-cell>
          <table:table-cell table:formula="of:=POWER([.C760]-6.75;2)" office:value-type="float" office:value="0.0650102582146204" calcext:value-type="float">
            <text:p>0.0650102582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490801" calcext:value-type="float">
            <text:p>6.490801</text:p>
          </table:table-cell>
          <table:table-cell office:value-type="float" office:value="6.4955190786" calcext:value-type="float">
            <text:p>6.4955190786</text:p>
          </table:table-cell>
          <table:table-cell table:formula="of:=POWER([.C761]-6.75;2)" office:value-type="float" office:value="0.0647605393565929" calcext:value-type="float">
            <text:p>0.0647605394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074319" calcext:value-type="float">
            <text:p>6.074319</text:p>
          </table:table-cell>
          <table:table-cell office:value-type="float" office:value="6.4982010929" calcext:value-type="float">
            <text:p>6.4982010929</text:p>
          </table:table-cell>
          <table:table-cell table:formula="of:=POWER([.C762]-6.75;2)" office:value-type="float" office:value="0.0634026896167542" calcext:value-type="float">
            <text:p>0.0634026896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5.515978" calcext:value-type="float">
            <text:p>5.515978</text:p>
          </table:table-cell>
          <table:table-cell office:value-type="float" office:value="6.5040035929" calcext:value-type="float">
            <text:p>6.5040035929</text:p>
          </table:table-cell>
          <table:table-cell table:formula="of:=POWER([.C763]-6.75;2)" office:value-type="float" office:value="0.0605142323061088" calcext:value-type="float">
            <text:p>0.0605142323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.810351" calcext:value-type="float">
            <text:p>4.810351</text:p>
          </table:table-cell>
          <table:table-cell office:value-type="float" office:value="6.5138943071" calcext:value-type="float">
            <text:p>6.5138943071</text:p>
          </table:table-cell>
          <table:table-cell table:formula="of:=POWER([.C764]-6.75;2)" office:value-type="float" office:value="0.055745898219789" calcext:value-type="float">
            <text:p>0.0557458982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.934424" calcext:value-type="float">
            <text:p>3.934424</text:p>
          </table:table-cell>
          <table:table-cell office:value-type="float" office:value="6.5288768214" calcext:value-type="float">
            <text:p>6.5288768214</text:p>
          </table:table-cell>
          <table:table-cell table:formula="of:=POWER([.C765]-6.75;2)" office:value-type="float" office:value="0.0488954601141675" calcext:value-type="float">
            <text:p>0.0488954601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.77022" calcext:value-type="float">
            <text:p>2.77022</text:p>
          </table:table-cell>
          <table:table-cell office:value-type="float" office:value="6.5501243929" calcext:value-type="float">
            <text:p>6.5501243929</text:p>
          </table:table-cell>
          <table:table-cell table:formula="of:=POWER([.C766]-6.75;2)" office:value-type="float" office:value="0.0399502583135936" calcext:value-type="float">
            <text:p>0.0399502583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.77022" calcext:value-type="float">
            <text:p>2.77022</text:p>
          </table:table-cell>
          <table:table-cell office:value-type="float" office:value="6.5796642071" calcext:value-type="float">
            <text:p>6.5796642071</text:p>
          </table:table-cell>
          <table:table-cell table:formula="of:=POWER([.C767]-6.75;2)" office:value-type="float" office:value="0.0290142823428715" calcext:value-type="float">
            <text:p>0.0290142823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.77022" calcext:value-type="float">
            <text:p>2.77022</text:p>
          </table:table-cell>
          <table:table-cell office:value-type="float" office:value="6.6091615357" calcext:value-type="float">
            <text:p>6.6091615357</text:p>
          </table:table-cell>
          <table:table-cell table:formula="of:=POWER([.C768]-6.75;2)" office:value-type="float" office:value="0.0198354730263823" calcext:value-type="float">
            <text:p>0.019835473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77022" calcext:value-type="float">
            <text:p>2.77022</text:p>
          </table:table-cell>
          <table:table-cell office:value-type="float" office:value="6.63860715" calcext:value-type="float">
            <text:p>6.63860715</text:p>
          </table:table-cell>
          <table:table-cell table:formula="of:=POWER([.C769]-6.75;2)" office:value-type="float" office:value="0.0124083670311224" calcext:value-type="float">
            <text:p>0.012408367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.77022" calcext:value-type="float">
            <text:p>2.77022</text:p>
          </table:table-cell>
          <table:table-cell office:value-type="float" office:value="6.6679945714" calcext:value-type="float">
            <text:p>6.6679945714</text:p>
          </table:table-cell>
          <table:table-cell table:formula="of:=POWER([.C770]-6.75;2)" office:value-type="float" office:value="0.00672489031986963" calcext:value-type="float">
            <text:p>0.0067248903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.487685" calcext:value-type="float">
            <text:p>8.487685</text:p>
          </table:table-cell>
          <table:table-cell office:value-type="float" office:value="6.6973118929" calcext:value-type="float">
            <text:p>6.6973118929</text:p>
          </table:table-cell>
          <table:table-cell table:formula="of:=POWER([.C771]-6.75;2)" office:value-type="float" office:value="0.00277603662978105" calcext:value-type="float">
            <text:p>0.0027760366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712929" calcext:value-type="float">
            <text:p>6.712929</text:p>
          </table:table-cell>
          <table:table-cell office:value-type="float" office:value="6.6856968071" calcext:value-type="float">
            <text:p>6.6856968071</text:p>
          </table:table-cell>
          <table:table-cell table:formula="of:=POWER([.C772]-6.75;2)" office:value-type="float" office:value="0.00413490061713458" calcext:value-type="float">
            <text:p>0.0041349006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181331" calcext:value-type="float">
            <text:p>6.181331</text:p>
          </table:table-cell>
          <table:table-cell office:value-type="float" office:value="6.6866296429" calcext:value-type="float">
            <text:p>6.6866296429</text:p>
          </table:table-cell>
          <table:table-cell table:formula="of:=POWER([.C773]-6.75;2)" office:value-type="float" office:value="0.00401580215898154" calcext:value-type="float">
            <text:p>0.0040158022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034839" calcext:value-type="float">
            <text:p>6.034839</text:p>
          </table:table-cell>
          <table:table-cell office:value-type="float" office:value="6.6911882429" calcext:value-type="float">
            <text:p>6.6911882429</text:p>
          </table:table-cell>
          <table:table-cell table:formula="of:=POWER([.C774]-6.75;2)" office:value-type="float" office:value="0.0034588227731894" calcext:value-type="float">
            <text:p>0.0034588228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056664" calcext:value-type="float">
            <text:p>6.056664</text:p>
          </table:table-cell>
          <table:table-cell office:value-type="float" office:value="6.6965830643" calcext:value-type="float">
            <text:p>6.6965830643</text:p>
          </table:table-cell>
          <table:table-cell table:formula="of:=POWER([.C775]-6.75;2)" office:value-type="float" office:value="0.00285336901957789" calcext:value-type="float">
            <text:p>0.002853369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159709" calcext:value-type="float">
            <text:p>6.159709</text:p>
          </table:table-cell>
          <table:table-cell office:value-type="float" office:value="6.7015895286" calcext:value-type="float">
            <text:p>6.7015895286</text:p>
          </table:table-cell>
          <table:table-cell table:formula="of:=POWER([.C776]-6.75;2)" office:value-type="float" office:value="0.00234357374117026" calcext:value-type="float">
            <text:p>0.0023435737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299235" calcext:value-type="float">
            <text:p>6.299235</text:p>
          </table:table-cell>
          <table:table-cell office:value-type="float" office:value="6.7056326357" calcext:value-type="float">
            <text:p>6.7056326357</text:p>
          </table:table-cell>
          <table:table-cell table:formula="of:=POWER([.C777]-6.75;2)" office:value-type="float" office:value="0.00196846301492893" calcext:value-type="float">
            <text:p>0.001968463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44792" calcext:value-type="float">
            <text:p>6.44792</text:p>
          </table:table-cell>
          <table:table-cell office:value-type="float" office:value="6.7084897786" calcext:value-type="float">
            <text:p>6.7084897786</text:p>
          </table:table-cell>
          <table:table-cell table:formula="of:=POWER([.C778]-6.75;2)" office:value-type="float" office:value="0.00172309848067704" calcext:value-type="float">
            <text:p>0.0017230985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587408" calcext:value-type="float">
            <text:p>6.587408</text:p>
          </table:table-cell>
          <table:table-cell office:value-type="float" office:value="6.7101637571" calcext:value-type="float">
            <text:p>6.7101637571</text:p>
          </table:table-cell>
          <table:table-cell table:formula="of:=POWER([.C779]-6.75;2)" office:value-type="float" office:value="0.00158692624838779" calcext:value-type="float">
            <text:p>0.0015869262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705517" calcext:value-type="float">
            <text:p>6.705517</text:p>
          </table:table-cell>
          <table:table-cell office:value-type="float" office:value="6.7108083571" calcext:value-type="float">
            <text:p>6.7108083571</text:p>
          </table:table-cell>
          <table:table-cell table:formula="of:=POWER([.C780]-6.75;2)" office:value-type="float" office:value="0.00153598487320109" calcext:value-type="float">
            <text:p>0.0015359849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795276" calcext:value-type="float">
            <text:p>6.795276</text:p>
          </table:table-cell>
          <table:table-cell office:value-type="float" office:value="6.7106687643" calcext:value-type="float">
            <text:p>6.7106687643</text:p>
          </table:table-cell>
          <table:table-cell table:formula="of:=POWER([.C781]-6.75;2)" office:value-type="float" office:value="0.00154694610168893" calcext:value-type="float">
            <text:p>0.0015469461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854088" calcext:value-type="float">
            <text:p>6.854088</text:p>
          </table:table-cell>
          <table:table-cell office:value-type="float" office:value="6.7100278071" calcext:value-type="float">
            <text:p>6.7100278071</text:p>
          </table:table-cell>
          <table:table-cell table:formula="of:=POWER([.C782]-6.75;2)" office:value-type="float" office:value="0.00159777620523478" calcext:value-type="float">
            <text:p>0.0015977762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882444" calcext:value-type="float">
            <text:p>6.882444</text:p>
          </table:table-cell>
          <table:table-cell office:value-type="float" office:value="6.7091613143" calcext:value-type="float">
            <text:p>6.7091613143</text:p>
          </table:table-cell>
          <table:table-cell table:formula="of:=POWER([.C783]-6.75;2)" office:value-type="float" office:value="0.00166779824970337" calcext:value-type="float">
            <text:p>0.0016677982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882288" calcext:value-type="float">
            <text:p>6.882288</text:p>
          </table:table-cell>
          <table:table-cell office:value-type="float" office:value="6.7083082714" calcext:value-type="float">
            <text:p>6.7083082714</text:p>
          </table:table-cell>
          <table:table-cell table:formula="of:=POWER([.C784]-6.75;2)" office:value-type="float" office:value="0.00173820023365606" calcext:value-type="float">
            <text:p>0.0017382002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855513" calcext:value-type="float">
            <text:p>6.855513</text:p>
          </table:table-cell>
          <table:table-cell office:value-type="float" office:value="6.70765875" calcext:value-type="float">
            <text:p>6.70765875</text:p>
          </table:table-cell>
          <table:table-cell table:formula="of:=POWER([.C785]-6.75;2)" office:value-type="float" office:value="0.00179278145156248" calcext:value-type="float">
            <text:p>0.0017927815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803181" calcext:value-type="float">
            <text:p>6.803181</text:p>
          </table:table-cell>
          <table:table-cell office:value-type="float" office:value="6.7073574643" calcext:value-type="float">
            <text:p>6.7073574643</text:p>
          </table:table-cell>
          <table:table-cell table:formula="of:=POWER([.C786]-6.75;2)" office:value-type="float" office:value="0.00181838585092575" calcext:value-type="float">
            <text:p>0.0018183859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725834" calcext:value-type="float">
            <text:p>6.725834</text:p>
          </table:table-cell>
          <table:table-cell office:value-type="float" office:value="6.7075159786" calcext:value-type="float">
            <text:p>6.7075159786</text:p>
          </table:table-cell>
          <table:table-cell table:formula="of:=POWER([.C787]-6.75;2)" office:value-type="float" office:value="0.00180489207431565" calcext:value-type="float">
            <text:p>0.0018048921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624838" calcext:value-type="float">
            <text:p>6.624838</text:p>
          </table:table-cell>
          <table:table-cell office:value-type="float" office:value="6.7082242643" calcext:value-type="float">
            <text:p>6.7082242643</text:p>
          </table:table-cell>
          <table:table-cell table:formula="of:=POWER([.C788]-6.75;2)" office:value-type="float" office:value="0.00174521209327625" calcext:value-type="float">
            <text:p>0.0017452121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504268" calcext:value-type="float">
            <text:p>6.504268</text:p>
          </table:table-cell>
          <table:table-cell office:value-type="float" office:value="6.7095536714" calcext:value-type="float">
            <text:p>6.7095536714</text:p>
          </table:table-cell>
          <table:table-cell table:formula="of:=POWER([.C789]-6.75;2)" office:value-type="float" office:value="0.00163590549721917" calcext:value-type="float">
            <text:p>0.0016359055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372556" calcext:value-type="float">
            <text:p>6.372556</text:p>
          </table:table-cell>
          <table:table-cell office:value-type="float" office:value="6.7115476571" calcext:value-type="float">
            <text:p>6.7115476571</text:p>
          </table:table-cell>
          <table:table-cell table:formula="of:=POWER([.C790]-6.75;2)" office:value-type="float" office:value="0.00147858267449921" calcext:value-type="float">
            <text:p>0.0014785827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243047" calcext:value-type="float">
            <text:p>6.243047</text:p>
          </table:table-cell>
          <table:table-cell office:value-type="float" office:value="6.7142023643" calcext:value-type="float">
            <text:p>6.7142023643</text:p>
          </table:table-cell>
          <table:table-cell table:formula="of:=POWER([.C791]-6.75;2)" office:value-type="float" office:value="0.0012814707217099" calcext:value-type="float">
            <text:p>0.0012814707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132797" calcext:value-type="float">
            <text:p>6.132797</text:p>
          </table:table-cell>
          <table:table-cell office:value-type="float" office:value="6.7174447214" calcext:value-type="float">
            <text:p>6.7174447214</text:p>
          </table:table-cell>
          <table:table-cell table:formula="of:=POWER([.C792]-6.75;2)" office:value-type="float" office:value="0.00105984616472364" calcext:value-type="float">
            <text:p>0.0010598462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059408" calcext:value-type="float">
            <text:p>6.059408</text:p>
          </table:table-cell>
          <table:table-cell office:value-type="float" office:value="6.7211191143" calcext:value-type="float">
            <text:p>6.7211191143</text:p>
          </table:table-cell>
          <table:table-cell table:formula="of:=POWER([.C793]-6.75;2)" office:value-type="float" office:value="0.00083410555881644" calcext:value-type="float">
            <text:p>0.0008341056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03649" calcext:value-type="float">
            <text:p>6.03649</text:p>
          </table:table-cell>
          <table:table-cell office:value-type="float" office:value="6.7249935714" calcext:value-type="float">
            <text:p>6.7249935714</text:p>
          </table:table-cell>
          <table:table-cell table:formula="of:=POWER([.C794]-6.75;2)" office:value-type="float" office:value="0.00062532147132691" calcext:value-type="float">
            <text:p>0.0006253215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069343" calcext:value-type="float">
            <text:p>6.069343</text:p>
          </table:table-cell>
          <table:table-cell office:value-type="float" office:value="6.7287912357" calcext:value-type="float">
            <text:p>6.7287912357</text:p>
          </table:table-cell>
          <table:table-cell table:formula="of:=POWER([.C795]-6.75;2)" office:value-type="float" office:value="0.000449811683132948" calcext:value-type="float">
            <text:p>0.0004498117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1528" calcext:value-type="float">
            <text:p>6.1528</text:p>
          </table:table-cell>
          <table:table-cell office:value-type="float" office:value="6.7322419071" calcext:value-type="float">
            <text:p>6.7322419071</text:p>
          </table:table-cell>
          <table:table-cell table:formula="of:=POWER([.C796]-6.75;2)" office:value-type="float" office:value="0.000315349863445041" calcext:value-type="float">
            <text:p>0.0003153499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27232" calcext:value-type="float">
            <text:p>6.27232</text:p>
          </table:table-cell>
          <table:table-cell office:value-type="float" office:value="6.7351372" calcext:value-type="float">
            <text:p>6.7351372</text:p>
          </table:table-cell>
          <table:table-cell table:formula="of:=POWER([.C797]-6.75;2)" office:value-type="float" office:value="0.000220902823840012" calcext:value-type="float">
            <text:p>0.0002209028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407758" calcext:value-type="float">
            <text:p>6.407758</text:p>
          </table:table-cell>
          <table:table-cell office:value-type="float" office:value="6.7373691357" calcext:value-type="float">
            <text:p>6.7373691357</text:p>
          </table:table-cell>
          <table:table-cell table:formula="of:=POWER([.C798]-6.75;2)" office:value-type="float" office:value="0.000159538732965018" calcext:value-type="float">
            <text:p>0.0001595387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538077" calcext:value-type="float">
            <text:p>6.538077</text:p>
          </table:table-cell>
          <table:table-cell office:value-type="float" office:value="6.7389399357" calcext:value-type="float">
            <text:p>6.7389399357</text:p>
          </table:table-cell>
          <table:table-cell table:formula="of:=POWER([.C799]-6.75;2)" office:value-type="float" office:value="0.000122325022320126" calcext:value-type="float">
            <text:p>0.000122325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645431" calcext:value-type="float">
            <text:p>6.645431</text:p>
          </table:table-cell>
          <table:table-cell office:value-type="float" office:value="6.7399447286" calcext:value-type="float">
            <text:p>6.7399447286</text:p>
          </table:table-cell>
          <table:table-cell table:formula="of:=POWER([.C800]-6.75;2)" office:value-type="float" office:value="0.000101108482927653" calcext:value-type="float">
            <text:p>0.0001011085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717821" calcext:value-type="float">
            <text:p>6.717821</text:p>
          </table:table-cell>
          <table:table-cell office:value-type="float" office:value="6.7405383286" calcext:value-type="float">
            <text:p>6.7405383286</text:p>
          </table:table-cell>
          <table:table-cell table:formula="of:=POWER([.C801]-6.75;2)" office:value-type="float" office:value="0.000089523225681586" calcext:value-type="float">
            <text:p>8.9523225681586E-005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750255" calcext:value-type="float">
            <text:p>6.750255</text:p>
          </table:table-cell>
          <table:table-cell office:value-type="float" office:value="6.74089845" calcext:value-type="float">
            <text:p>6.74089845</text:p>
          </table:table-cell>
          <table:table-cell table:formula="of:=POWER([.C802]-6.75;2)" office:value-type="float" office:value="0.0000828382124025083" calcext:value-type="float">
            <text:p>8.28382124025083E-005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744599" calcext:value-type="float">
            <text:p>6.744599</text:p>
          </table:table-cell>
          <table:table-cell office:value-type="float" office:value="6.7411937929" calcext:value-type="float">
            <text:p>6.7411937929</text:p>
          </table:table-cell>
          <table:table-cell table:formula="of:=POWER([.C803]-6.75;2)" office:value-type="float" office:value="0.0000775492834880927" calcext:value-type="float">
            <text:p>7.75492834880927E-005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708394" calcext:value-type="float">
            <text:p>6.708394</text:p>
          </table:table-cell>
          <table:table-cell office:value-type="float" office:value="6.7415603571" calcext:value-type="float">
            <text:p>6.7415603571</text:p>
          </table:table-cell>
          <table:table-cell table:formula="of:=POWER([.C804]-6.75;2)" office:value-type="float" office:value="0.0000712275722795202" calcext:value-type="float">
            <text:p>7.12275722795202E-005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65288" calcext:value-type="float">
            <text:p>6.65288</text:p>
          </table:table-cell>
          <table:table-cell office:value-type="float" office:value="6.7420863" calcext:value-type="float">
            <text:p>6.7420863</text:p>
          </table:table-cell>
          <table:table-cell table:formula="of:=POWER([.C805]-6.75;2)" office:value-type="float" office:value="0.0000626266476899933" calcext:value-type="float">
            <text:p>6.26266476899933E-005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590542" calcext:value-type="float">
            <text:p>6.590542</text:p>
          </table:table-cell>
          <table:table-cell office:value-type="float" office:value="6.7428044357" calcext:value-type="float">
            <text:p>6.7428044357</text:p>
          </table:table-cell>
          <table:table-cell table:formula="of:=POWER([.C806]-6.75;2)" office:value-type="float" office:value="0.0000517761455954331" calcext:value-type="float">
            <text:p>5.17761455954331E-005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532633" calcext:value-type="float">
            <text:p>6.532633</text:p>
          </table:table-cell>
          <table:table-cell office:value-type="float" office:value="6.7436919643" calcext:value-type="float">
            <text:p>6.7436919643</text:p>
          </table:table-cell>
          <table:table-cell table:formula="of:=POWER([.C807]-6.75;2)" office:value-type="float" office:value="0.0000397913143924751" calcext:value-type="float">
            <text:p>3.97913143924751E-005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487185" calcext:value-type="float">
            <text:p>6.487185</text:p>
          </table:table-cell>
          <table:table-cell office:value-type="float" office:value="6.7446773071" calcext:value-type="float">
            <text:p>6.7446773071</text:p>
          </table:table-cell>
          <table:table-cell table:formula="of:=POWER([.C808]-6.75;2)" office:value-type="float" office:value="0.0000283310597077114" calcext:value-type="float">
            <text:p>2.83310597077114E-005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458007" calcext:value-type="float">
            <text:p>6.458007</text:p>
          </table:table-cell>
          <table:table-cell office:value-type="float" office:value="6.7456541786" calcext:value-type="float">
            <text:p>6.7456541786</text:p>
          </table:table-cell>
          <table:table-cell table:formula="of:=POWER([.C809]-6.75;2)" office:value-type="float" office:value="0.0000188861636407004" calcext:value-type="float">
            <text:p>1.88861636407004E-005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444843" calcext:value-type="float">
            <text:p>6.444843</text:p>
          </table:table-cell>
          <table:table-cell office:value-type="float" office:value="6.7465019786" calcext:value-type="float">
            <text:p>6.7465019786</text:p>
          </table:table-cell>
          <table:table-cell table:formula="of:=POWER([.C810]-6.75;2)" office:value-type="float" office:value="0.000012236153714861" calcext:value-type="float">
            <text:p>1.2236153714861E-005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44452" calcext:value-type="float">
            <text:p>6.44452</text:p>
          </table:table-cell>
          <table:table-cell office:value-type="float" office:value="6.7471101786" calcext:value-type="float">
            <text:p>6.7471101786</text:p>
          </table:table-cell>
          <table:table-cell table:formula="of:=POWER([.C811]-6.75;2)" office:value-type="float" office:value="0.00000835106772389888" calcext:value-type="float">
            <text:p>8.35106772389888E-006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452594" calcext:value-type="float">
            <text:p>6.452594</text:p>
          </table:table-cell>
          <table:table-cell office:value-type="float" office:value="6.7474030214" calcext:value-type="float">
            <text:p>6.7474030214</text:p>
          </table:table-cell>
          <table:table-cell table:formula="of:=POWER([.C812]-6.75;2)" office:value-type="float" office:value="0.00000674429784885663" calcext:value-type="float">
            <text:p>6.74429784885663E-006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464938" calcext:value-type="float">
            <text:p>6.464938</text:p>
          </table:table-cell>
          <table:table-cell office:value-type="float" office:value="6.7473599071" calcext:value-type="float">
            <text:p>6.7473599071</text:p>
          </table:table-cell>
          <table:table-cell table:formula="of:=POWER([.C813]-6.75;2)" office:value-type="float" office:value="0.00000697009052063101" calcext:value-type="float">
            <text:p>6.97009052063101E-006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478892" calcext:value-type="float">
            <text:p>6.478892</text:p>
          </table:table-cell>
          <table:table-cell office:value-type="float" office:value="6.7470265929" calcext:value-type="float">
            <text:p>6.7470265929</text:p>
          </table:table-cell>
          <table:table-cell table:formula="of:=POWER([.C814]-6.75;2)" office:value-type="float" office:value="0.00000884114978232937" calcext:value-type="float">
            <text:p>8.84114978232937E-006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493726" calcext:value-type="float">
            <text:p>6.493726</text:p>
          </table:table-cell>
          <table:table-cell office:value-type="float" office:value="6.7465125286" calcext:value-type="float">
            <text:p>6.7465125286</text:p>
          </table:table-cell>
          <table:table-cell table:formula="of:=POWER([.C815]-6.75;2)" office:value-type="float" office:value="0.000012162456765816" calcext:value-type="float">
            <text:p>1.2162456765816E-00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510414" calcext:value-type="float">
            <text:p>6.510414</text:p>
          </table:table-cell>
          <table:table-cell office:value-type="float" office:value="6.7459722143" calcext:value-type="float">
            <text:p>6.7459722143</text:p>
          </table:table-cell>
          <table:table-cell table:formula="of:=POWER([.C816]-6.75;2)" office:value-type="float" office:value="0.0000162230576451241" calcext:value-type="float">
            <text:p>1.62230576451241E-005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530787" calcext:value-type="float">
            <text:p>6.530787</text:p>
          </table:table-cell>
          <table:table-cell office:value-type="float" office:value="6.7455723357" calcext:value-type="float">
            <text:p>6.7455723357</text:p>
          </table:table-cell>
          <table:table-cell table:formula="of:=POWER([.C817]-6.75;2)" office:value-type="float" office:value="0.0000196042111534912" calcext:value-type="float">
            <text:p>1.96042111534912E-005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556329" calcext:value-type="float">
            <text:p>6.556329</text:p>
          </table:table-cell>
          <table:table-cell office:value-type="float" office:value="6.7454523286" calcext:value-type="float">
            <text:p>6.7454523286</text:p>
          </table:table-cell>
          <table:table-cell table:formula="of:=POWER([.C818]-6.75;2)" office:value-type="float" office:value="0.000020681315162379" calcext:value-type="float">
            <text:p>2.0681315162379E-005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586974" calcext:value-type="float">
            <text:p>6.586974</text:p>
          </table:table-cell>
          <table:table-cell office:value-type="float" office:value="6.7456895429" calcext:value-type="float">
            <text:p>6.7456895429</text:p>
          </table:table-cell>
          <table:table-cell table:formula="of:=POWER([.C819]-6.75;2)" office:value-type="float" office:value="0.0000185800404109394" calcext:value-type="float">
            <text:p>0.00001858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620368" calcext:value-type="float">
            <text:p>6.620368</text:p>
          </table:table-cell>
          <table:table-cell office:value-type="float" office:value="6.7462798214" calcext:value-type="float">
            <text:p>6.7462798214</text:p>
          </table:table-cell>
          <table:table-cell table:formula="of:=POWER([.C820]-6.75;2)" office:value-type="float" office:value="0.0000138397288158985" calcext:value-type="float">
            <text:p>1.38397288158985E-005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651936" calcext:value-type="float">
            <text:p>6.651936</text:p>
          </table:table-cell>
          <table:table-cell office:value-type="float" office:value="6.7471388" calcext:value-type="float">
            <text:p>6.7471388</text:p>
          </table:table-cell>
          <table:table-cell table:formula="of:=POWER([.C821]-6.75;2)" office:value-type="float" office:value="0.00000818646543999941" calcext:value-type="float">
            <text:p>8.18646543999941E-006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675853" calcext:value-type="float">
            <text:p>6.675853</text:p>
          </table:table-cell>
          <table:table-cell office:value-type="float" office:value="6.7481219643" calcext:value-type="float">
            <text:p>6.7481219643</text:p>
          </table:table-cell>
          <table:table-cell table:formula="of:=POWER([.C822]-6.75;2)" office:value-type="float" office:value="0.00000352701809047408" calcext:value-type="float">
            <text:p>0.000003527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686654" calcext:value-type="float">
            <text:p>6.686654</text:p>
          </table:table-cell>
          <table:table-cell office:value-type="float" office:value="6.7490557214" calcext:value-type="float">
            <text:p>6.7490557214</text:p>
          </table:table-cell>
          <table:table-cell table:formula="of:=POWER([.C823]-6.75;2)" office:value-type="float" office:value="0.000000891662074418827" calcext:value-type="float">
            <text:p>8.91662074418827E-007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680978" calcext:value-type="float">
            <text:p>6.680978</text:p>
          </table:table-cell>
          <table:table-cell office:value-type="float" office:value="6.7497702857" calcext:value-type="float">
            <text:p>6.7497702857</text:p>
          </table:table-cell>
          <table:table-cell table:formula="of:=POWER([.C824]-6.75;2)" office:value-type="float" office:value="0.0000000527686596243192" calcext:value-type="float">
            <text:p>5.27686596243192E-008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658898" calcext:value-type="float">
            <text:p>6.658898</text:p>
          </table:table-cell>
          <table:table-cell office:value-type="float" office:value="6.7501268071" calcext:value-type="float">
            <text:p>6.7501268071</text:p>
          </table:table-cell>
          <table:table-cell table:formula="of:=POWER([.C825]-6.75;2)" office:value-type="float" office:value="0.0000000160800406104138" calcext:value-type="float">
            <text:p>1.60800406104138E-008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624382" calcext:value-type="float">
            <text:p>6.624382</text:p>
          </table:table-cell>
          <table:table-cell office:value-type="float" office:value="6.7500345286" calcext:value-type="float">
            <text:p>6.7500345286</text:p>
          </table:table-cell>
          <table:table-cell table:formula="of:=POWER([.C826]-6.75;2)" office:value-type="float" office:value="0.00000000119222421793508" calcext:value-type="float">
            <text:p>1.19222421793508E-009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584711" calcext:value-type="float">
            <text:p>6.584711</text:p>
          </table:table-cell>
          <table:table-cell office:value-type="float" office:value="6.7494570357" calcext:value-type="float">
            <text:p>6.7494570357</text:p>
          </table:table-cell>
          <table:table-cell table:formula="of:=POWER([.C827]-6.75;2)" office:value-type="float" office:value="0.000000294810231074615" calcext:value-type="float">
            <text:p>2.94810231074615E-007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548946" calcext:value-type="float">
            <text:p>6.548946</text:p>
          </table:table-cell>
          <table:table-cell office:value-type="float" office:value="6.7484085929" calcext:value-type="float">
            <text:p>6.7484085929</text:p>
          </table:table-cell>
          <table:table-cell table:formula="of:=POWER([.C828]-6.75;2)" office:value-type="float" office:value="0.00000253257655793129" calcext:value-type="float">
            <text:p>2.53257655793129E-006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525834" calcext:value-type="float">
            <text:p>6.525834</text:p>
          </table:table-cell>
          <table:table-cell office:value-type="float" office:value="6.7469431071" calcext:value-type="float">
            <text:p>6.7469431071</text:p>
          </table:table-cell>
          <table:table-cell table:formula="of:=POWER([.C829]-6.75;2)" office:value-type="float" office:value="0.00000934459420207107" calcext:value-type="float">
            <text:p>9.34459420207107E-006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521782" calcext:value-type="float">
            <text:p>6.521782</text:p>
          </table:table-cell>
          <table:table-cell office:value-type="float" office:value="6.7451387286" calcext:value-type="float">
            <text:p>6.7451387286</text:p>
          </table:table-cell>
          <table:table-cell table:formula="of:=POWER([.C830]-6.75;2)" office:value-type="float" office:value="0.0000236319596244604" calcext:value-type="float">
            <text:p>0.000023632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539484" calcext:value-type="float">
            <text:p>6.539484</text:p>
          </table:table-cell>
          <table:table-cell office:value-type="float" office:value="6.7430816429" calcext:value-type="float">
            <text:p>6.7430816429</text:p>
          </table:table-cell>
          <table:table-cell table:formula="of:=POWER([.C831]-6.75;2)" office:value-type="float" office:value="0.0000478636649631203" calcext:value-type="float">
            <text:p>4.78636649631203E-005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577579" calcext:value-type="float">
            <text:p>6.577579</text:p>
          </table:table-cell>
          <table:table-cell office:value-type="float" office:value="6.74085255" calcext:value-type="float">
            <text:p>6.74085255</text:p>
          </table:table-cell>
          <table:table-cell table:formula="of:=POWER([.C832]-6.75;2)" office:value-type="float" office:value="0.0000836758415025071" calcext:value-type="float">
            <text:p>8.36758415025071E-005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631287" calcext:value-type="float">
            <text:p>6.631287</text:p>
          </table:table-cell>
          <table:table-cell office:value-type="float" office:value="6.73851845" calcext:value-type="float">
            <text:p>6.73851845</text:p>
          </table:table-cell>
          <table:table-cell table:formula="of:=POWER([.C833]-6.75;2)" office:value-type="float" office:value="0.000131825990402501" calcext:value-type="float">
            <text:p>0.000131826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693604" calcext:value-type="float">
            <text:p>6.693604</text:p>
          </table:table-cell>
          <table:table-cell office:value-type="float" office:value="6.7361305071" calcext:value-type="float">
            <text:p>6.7361305071</text:p>
          </table:table-cell>
          <table:table-cell table:formula="of:=POWER([.C834]-6.75;2)" office:value-type="float" office:value="0.00019236283330314" calcext:value-type="float">
            <text:p>0.0001923628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756614" calcext:value-type="float">
            <text:p>6.756614</text:p>
          </table:table-cell>
          <table:table-cell office:value-type="float" office:value="6.7337273571" calcext:value-type="float">
            <text:p>6.7337273571</text:p>
          </table:table-cell>
          <table:table-cell table:formula="of:=POWER([.C835]-6.75;2)" office:value-type="float" office:value="0.000264798906950912" calcext:value-type="float">
            <text:p>0.0002647989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812559" calcext:value-type="float">
            <text:p>6.812559</text:p>
          </table:table-cell>
          <table:table-cell office:value-type="float" office:value="6.7313416786" calcext:value-type="float">
            <text:p>6.7313416786</text:p>
          </table:table-cell>
          <table:table-cell table:formula="of:=POWER([.C836]-6.75;2)" office:value-type="float" office:value="0.000348132957465707" calcext:value-type="float">
            <text:p>0.000348133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854647" calcext:value-type="float">
            <text:p>6.854647</text:p>
          </table:table-cell>
          <table:table-cell office:value-type="float" office:value="6.7290078" calcext:value-type="float">
            <text:p>6.7290078</text:p>
          </table:table-cell>
          <table:table-cell table:formula="of:=POWER([.C837]-6.75;2)" office:value-type="float" office:value="0.00044067246084001" calcext:value-type="float">
            <text:p>0.0004406725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87767" calcext:value-type="float">
            <text:p>6.87767</text:p>
          </table:table-cell>
          <table:table-cell office:value-type="float" office:value="6.7267676143" calcext:value-type="float">
            <text:p>6.7267676143</text:p>
          </table:table-cell>
          <table:table-cell table:formula="of:=POWER([.C838]-6.75;2)" office:value-type="float" office:value="0.000539743745313568" calcext:value-type="float">
            <text:p>0.0005397437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878563" calcext:value-type="float">
            <text:p>6.878563</text:p>
          </table:table-cell>
          <table:table-cell office:value-type="float" office:value="6.7246721143" calcext:value-type="float">
            <text:p>6.7246721143</text:p>
          </table:table-cell>
          <table:table-cell table:formula="of:=POWER([.C839]-6.75;2)" office:value-type="float" office:value="0.000641501794032281" calcext:value-type="float">
            <text:p>0.0006415018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85693" calcext:value-type="float">
            <text:p>6.85693</text:p>
          </table:table-cell>
          <table:table-cell office:value-type="float" office:value="6.7227762143" calcext:value-type="float">
            <text:p>6.7227762143</text:p>
          </table:table-cell>
          <table:table-cell table:formula="of:=POWER([.C840]-6.75;2)" office:value-type="float" office:value="0.000741134507839546" calcext:value-type="float">
            <text:p>0.0007411345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815406" calcext:value-type="float">
            <text:p>6.815406</text:p>
          </table:table-cell>
          <table:table-cell office:value-type="float" office:value="6.7211254857" calcext:value-type="float">
            <text:p>6.7211254857</text:p>
          </table:table-cell>
          <table:table-cell table:formula="of:=POWER([.C841]-6.75;2)" office:value-type="float" office:value="0.000833737576060904" calcext:value-type="float">
            <text:p>0.0008337376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759676" calcext:value-type="float">
            <text:p>6.759676</text:p>
          </table:table-cell>
          <table:table-cell office:value-type="float" office:value="6.7197361214" calcext:value-type="float">
            <text:p>6.7197361214</text:p>
          </table:table-cell>
          <table:table-cell table:formula="of:=POWER([.C842]-6.75;2)" office:value-type="float" office:value="0.000915902347915512" calcext:value-type="float">
            <text:p>0.0009159023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697934" calcext:value-type="float">
            <text:p>6.697934</text:p>
          </table:table-cell>
          <table:table-cell office:value-type="float" office:value="6.7185725214" calcext:value-type="float">
            <text:p>6.7185725214</text:p>
          </table:table-cell>
          <table:table-cell table:formula="of:=POWER([.C843]-6.75;2)" office:value-type="float" office:value="0.000987686411153427" calcext:value-type="float">
            <text:p>0.0009876864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639717" calcext:value-type="float">
            <text:p>6.639717</text:p>
          </table:table-cell>
          <table:table-cell office:value-type="float" office:value="6.7175300286" calcext:value-type="float">
            <text:p>6.7175300286</text:p>
          </table:table-cell>
          <table:table-cell table:formula="of:=POWER([.C844]-6.75;2)" office:value-type="float" office:value="0.00105429904271684" calcext:value-type="float">
            <text:p>0.001054299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594244" calcext:value-type="float">
            <text:p>6.594244</text:p>
          </table:table-cell>
          <table:table-cell office:value-type="float" office:value="6.7164315429" calcext:value-type="float">
            <text:p>6.7164315429</text:p>
          </table:table-cell>
          <table:table-cell table:formula="of:=POWER([.C845]-6.75;2)" office:value-type="float" office:value="0.00112684131207456" calcext:value-type="float">
            <text:p>0.0011268413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568628" calcext:value-type="float">
            <text:p>6.568628</text:p>
          </table:table-cell>
          <table:table-cell office:value-type="float" office:value="6.7150450286" calcext:value-type="float">
            <text:p>6.7150450286</text:p>
          </table:table-cell>
          <table:table-cell table:formula="of:=POWER([.C846]-6.75;2)" office:value-type="float" office:value="0.00122185002557478" calcext:value-type="float">
            <text:p>0.00122185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566468" calcext:value-type="float">
            <text:p>6.566468</text:p>
          </table:table-cell>
          <table:table-cell office:value-type="float" office:value="6.7131237357" calcext:value-type="float">
            <text:p>6.7131237357</text:p>
          </table:table-cell>
          <table:table-cell table:formula="of:=POWER([.C847]-6.75;2)" office:value-type="float" office:value="0.00135985886872346" calcext:value-type="float">
            <text:p>0.0013598589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587298" calcext:value-type="float">
            <text:p>6.587298</text:p>
          </table:table-cell>
          <table:table-cell office:value-type="float" office:value="6.7104635143" calcext:value-type="float">
            <text:p>6.7104635143</text:p>
          </table:table-cell>
          <table:table-cell table:formula="of:=POWER([.C848]-6.75;2)" office:value-type="float" office:value="0.00156313370150632" calcext:value-type="float">
            <text:p>0.0015631337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627014" calcext:value-type="float">
            <text:p>6.627014</text:p>
          </table:table-cell>
          <table:table-cell office:value-type="float" office:value="6.7069639214" calcext:value-type="float">
            <text:p>6.7069639214</text:p>
          </table:table-cell>
          <table:table-cell table:formula="of:=POWER([.C849]-6.75;2)" office:value-type="float" office:value="0.00185210406126539" calcext:value-type="float">
            <text:p>0.0018521041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679081" calcext:value-type="float">
            <text:p>6.679081</text:p>
          </table:table-cell>
          <table:table-cell office:value-type="float" office:value="6.7026753" calcext:value-type="float">
            <text:p>6.7026753</text:p>
          </table:table-cell>
          <table:table-cell table:formula="of:=POWER([.C850]-6.75;2)" office:value-type="float" office:value="0.00223962723008999" calcext:value-type="float">
            <text:p>0.0022396272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736049" calcext:value-type="float">
            <text:p>6.736049</text:p>
          </table:table-cell>
          <table:table-cell office:value-type="float" office:value="6.6978147571" calcext:value-type="float">
            <text:p>6.6978147571</text:p>
          </table:table-cell>
          <table:table-cell table:formula="of:=POWER([.C851]-6.75;2)" office:value-type="float" office:value="0.00272329957653203" calcext:value-type="float">
            <text:p>0.0027232996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790918" calcext:value-type="float">
            <text:p>6.790918</text:p>
          </table:table-cell>
          <table:table-cell office:value-type="float" office:value="6.6927416571" calcext:value-type="float">
            <text:p>6.6927416571</text:p>
          </table:table-cell>
          <table:table-cell table:formula="of:=POWER([.C852]-6.75;2)" office:value-type="float" office:value="0.00327851783165398" calcext:value-type="float">
            <text:p>0.0032785178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8381" calcext:value-type="float">
            <text:p>6.8381</text:p>
          </table:table-cell>
          <table:table-cell office:value-type="float" office:value="6.6878966429" calcext:value-type="float">
            <text:p>6.6878966429</text:p>
          </table:table-cell>
          <table:table-cell table:formula="of:=POWER([.C853]-6.75;2)" office:value-type="float" office:value="0.0038568269630901" calcext:value-type="float">
            <text:p>0.003856827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873899" calcext:value-type="float">
            <text:p>6.873899</text:p>
          </table:table-cell>
          <table:table-cell office:value-type="float" office:value="6.6837211071" calcext:value-type="float">
            <text:p>6.6837211071</text:p>
          </table:table-cell>
          <table:table-cell table:formula="of:=POWER([.C854]-6.75;2)" office:value-type="float" office:value="0.00439289164404964" calcext:value-type="float">
            <text:p>0.0043928916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896608" calcext:value-type="float">
            <text:p>6.896608</text:p>
          </table:table-cell>
          <table:table-cell office:value-type="float" office:value="6.6805797643" calcext:value-type="float">
            <text:p>6.6805797643</text:p>
          </table:table-cell>
          <table:table-cell table:formula="of:=POWER([.C855]-6.75;2)" office:value-type="float" office:value="0.00481916912464355" calcext:value-type="float">
            <text:p>0.004819169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906326" calcext:value-type="float">
            <text:p>6.906326</text:p>
          </table:table-cell>
          <table:table-cell office:value-type="float" office:value="6.6787034071" calcext:value-type="float">
            <text:p>6.6787034071</text:p>
          </table:table-cell>
          <table:table-cell table:formula="of:=POWER([.C856]-6.75;2)" office:value-type="float" office:value="0.00508320415914827" calcext:value-type="float">
            <text:p>0.0050832042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904577" calcext:value-type="float">
            <text:p>6.904577</text:p>
          </table:table-cell>
          <table:table-cell office:value-type="float" office:value="6.6781579286" calcext:value-type="float">
            <text:p>6.6781579286</text:p>
          </table:table-cell>
          <table:table-cell table:formula="of:=POWER([.C857]-6.75;2)" office:value-type="float" office:value="0.00516128322304268" calcext:value-type="float">
            <text:p>0.0051612832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893807" calcext:value-type="float">
            <text:p>6.893807</text:p>
          </table:table-cell>
          <table:table-cell office:value-type="float" office:value="6.6788356786" calcext:value-type="float">
            <text:p>6.6788356786</text:p>
          </table:table-cell>
          <table:table-cell table:formula="of:=POWER([.C858]-6.75;2)" office:value-type="float" office:value="0.00506436064032243" calcext:value-type="float">
            <text:p>0.0050643606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876804" calcext:value-type="float">
            <text:p>6.876804</text:p>
          </table:table-cell>
          <table:table-cell office:value-type="float" office:value="6.6804581857" calcext:value-type="float">
            <text:p>6.6804581857</text:p>
          </table:table-cell>
          <table:table-cell table:formula="of:=POWER([.C859]-6.75;2)" office:value-type="float" office:value="0.00483606393613568" calcext:value-type="float">
            <text:p>0.0048360639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856162" calcext:value-type="float">
            <text:p>6.856162</text:p>
          </table:table-cell>
          <table:table-cell office:value-type="float" office:value="6.6825688929" calcext:value-type="float">
            <text:p>6.6825688929</text:p>
          </table:table-cell>
          <table:table-cell table:formula="of:=POWER([.C860]-6.75;2)" office:value-type="float" office:value="0.00454695420473167" calcext:value-type="float">
            <text:p>0.0045469542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833901" calcext:value-type="float">
            <text:p>6.833901</text:p>
          </table:table-cell>
          <table:table-cell office:value-type="float" office:value="6.6844551714" calcext:value-type="float">
            <text:p>6.6844551714</text:p>
          </table:table-cell>
          <table:table-cell table:formula="of:=POWER([.C861]-6.75;2)" office:value-type="float" office:value="0.00429612455620341" calcext:value-type="float">
            <text:p>0.0042961246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811367" calcext:value-type="float">
            <text:p>6.811367</text:p>
          </table:table-cell>
          <table:table-cell office:value-type="float" office:value="6.6833800216" calcext:value-type="float">
            <text:p>6.6833800216</text:p>
          </table:table-cell>
          <table:table-cell table:formula="of:=POWER([.C862]-6.75;2)" office:value-type="float" office:value="0.00443822152201651" calcext:value-type="float">
            <text:p>0.0044382215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789434" calcext:value-type="float">
            <text:p>6.789434</text:p>
          </table:table-cell>
          <table:table-cell office:value-type="float" office:value="6.6824525797" calcext:value-type="float">
            <text:p>6.6824525797</text:p>
          </table:table-cell>
          <table:table-cell table:formula="of:=POWER([.C863]-6.75;2)" office:value-type="float" office:value="0.0045626539891849" calcext:value-type="float">
            <text:p>0.004562654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768894" calcext:value-type="float">
            <text:p>6.768894</text:p>
          </table:table-cell>
          <table:table-cell office:value-type="float" office:value="6.6816716934" calcext:value-type="float">
            <text:p>6.6816716934</text:p>
          </table:table-cell>
          <table:table-cell table:formula="of:=POWER([.C864]-6.75;2)" office:value-type="float" office:value="0.00466875748282357" calcext:value-type="float">
            <text:p>0.0046687575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750857" calcext:value-type="float">
            <text:p>6.750857</text:p>
          </table:table-cell>
          <table:table-cell office:value-type="float" office:value="6.6810303529" calcext:value-type="float">
            <text:p>6.6810303529</text:p>
          </table:table-cell>
          <table:table-cell table:formula="of:=POWER([.C865]-6.75;2)" office:value-type="float" office:value="0.00475681222109858" calcext:value-type="float">
            <text:p>0.0047568122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736916" calcext:value-type="float">
            <text:p>6.736916</text:p>
          </table:table-cell>
          <table:table-cell office:value-type="float" office:value="6.6805131185" calcext:value-type="float">
            <text:p>6.6805131185</text:p>
          </table:table-cell>
          <table:table-cell table:formula="of:=POWER([.C866]-6.75;2)" office:value-type="float" office:value="0.00482842670059499" calcext:value-type="float">
            <text:p>0.0048284267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728968" calcext:value-type="float">
            <text:p>6.728968</text:p>
          </table:table-cell>
          <table:table-cell office:value-type="float" office:value="6.6800922015" calcext:value-type="float">
            <text:p>6.6800922015</text:p>
          </table:table-cell>
          <table:table-cell table:formula="of:=POWER([.C867]-6.75;2)" office:value-type="float" office:value="0.00488710029111661" calcext:value-type="float">
            <text:p>0.0048871003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728722" calcext:value-type="float">
            <text:p>6.728722</text:p>
          </table:table-cell>
          <table:table-cell office:value-type="float" office:value="6.6797247143" calcext:value-type="float">
            <text:p>6.6797247143</text:p>
          </table:table-cell>
          <table:table-cell table:formula="of:=POWER([.C868]-6.75;2)" office:value-type="float" office:value="0.00493861578021665" calcext:value-type="float">
            <text:p>0.0049386158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737092" calcext:value-type="float">
            <text:p>6.737092</text:p>
          </table:table-cell>
          <table:table-cell office:value-type="float" office:value="6.6793535227" calcext:value-type="float">
            <text:p>6.6793535227</text:p>
          </table:table-cell>
          <table:table-cell table:formula="of:=POWER([.C869]-6.75;2)" office:value-type="float" office:value="0.00499092475489947" calcext:value-type="float">
            <text:p>0.0049909248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753735" calcext:value-type="float">
            <text:p>6.753735</text:p>
          </table:table-cell>
          <table:table-cell office:value-type="float" office:value="6.678912771" calcext:value-type="float">
            <text:p>6.678912771</text:p>
          </table:table-cell>
          <table:table-cell table:formula="of:=POWER([.C870]-6.75;2)" office:value-type="float" office:value="0.00505339412689841" calcext:value-type="float">
            <text:p>0.0050533941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77697" calcext:value-type="float">
            <text:p>6.77697</text:p>
          </table:table-cell>
          <table:table-cell office:value-type="float" office:value="6.6783372154" calcext:value-type="float">
            <text:p>6.6783372154</text:p>
          </table:table-cell>
          <table:table-cell table:formula="of:=POWER([.C871]-6.75;2)" office:value-type="float" office:value="0.00513555469662599" calcext:value-type="float">
            <text:p>0.0051355547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804115" calcext:value-type="float">
            <text:p>6.804115</text:p>
          </table:table-cell>
          <table:table-cell office:value-type="float" office:value="6.6775726202" calcext:value-type="float">
            <text:p>6.6775726202</text:p>
          </table:table-cell>
          <table:table-cell table:formula="of:=POWER([.C872]-6.75;2)" office:value-type="float" office:value="0.0052457253446934" calcext:value-type="float">
            <text:p>0.0052457253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832142" calcext:value-type="float">
            <text:p>6.832142</text:p>
          </table:table-cell>
          <table:table-cell office:value-type="float" office:value="6.6765840078" calcext:value-type="float">
            <text:p>6.6765840078</text:p>
          </table:table-cell>
          <table:table-cell table:formula="of:=POWER([.C873]-6.75;2)" office:value-type="float" office:value="0.00538990791071049" calcext:value-type="float">
            <text:p>0.0053899079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858401" calcext:value-type="float">
            <text:p>6.858401</text:p>
          </table:table-cell>
          <table:table-cell office:value-type="float" office:value="6.6753591417" calcext:value-type="float">
            <text:p>6.6753591417</text:p>
          </table:table-cell>
          <table:table-cell table:formula="of:=POWER([.C874]-6.75;2)" office:value-type="float" office:value="0.00557125772776075" calcext:value-type="float">
            <text:p>0.0055712577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881169" calcext:value-type="float">
            <text:p>6.881169</text:p>
          </table:table-cell>
          <table:table-cell office:value-type="float" office:value="6.6739064286" calcext:value-type="float">
            <text:p>6.6739064286</text:p>
          </table:table-cell>
          <table:table-cell table:formula="of:=POWER([.C875]-6.75;2)" office:value-type="float" office:value="0.00579023160840682" calcext:value-type="float">
            <text:p>0.0057902316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899874" calcext:value-type="float">
            <text:p>6.899874</text:p>
          </table:table-cell>
          <table:table-cell office:value-type="float" office:value="6.672248328" calcext:value-type="float">
            <text:p>6.672248328</text:p>
          </table:table-cell>
          <table:table-cell table:formula="of:=POWER([.C876]-6.75;2)" office:value-type="float" office:value="0.00604532249879555" calcext:value-type="float">
            <text:p>0.0060453225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91495" calcext:value-type="float">
            <text:p>6.91495</text:p>
          </table:table-cell>
          <table:table-cell office:value-type="float" office:value="6.6704126371" calcext:value-type="float">
            <text:p>6.6704126371</text:p>
          </table:table-cell>
          <table:table-cell table:formula="of:=POWER([.C877]-6.75;2)" office:value-type="float" office:value="0.00633414833337628" calcext:value-type="float">
            <text:p>0.0063341483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927397" calcext:value-type="float">
            <text:p>6.927397</text:p>
          </table:table-cell>
          <table:table-cell office:value-type="float" office:value="6.6684245285" calcext:value-type="float">
            <text:p>6.6684245285</text:p>
          </table:table-cell>
          <table:table-cell table:formula="of:=POWER([.C878]-6.75;2)" office:value-type="float" office:value="0.00665455755044729" calcext:value-type="float">
            <text:p>0.0066545576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938213" calcext:value-type="float">
            <text:p>6.938213</text:p>
          </table:table-cell>
          <table:table-cell office:value-type="float" office:value="6.6663018033" calcext:value-type="float">
            <text:p>6.6663018033</text:p>
          </table:table-cell>
          <table:table-cell table:formula="of:=POWER([.C879]-6.75;2)" office:value-type="float" office:value="0.00700538813083195" calcext:value-type="float">
            <text:p>0.0070053881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947878" calcext:value-type="float">
            <text:p>6.947878</text:p>
          </table:table-cell>
          <table:table-cell office:value-type="float" office:value="6.6640546033" calcext:value-type="float">
            <text:p>6.6640546033</text:p>
          </table:table-cell>
          <table:table-cell table:formula="of:=POWER([.C880]-6.75;2)" office:value-type="float" office:value="0.00738661121392031" calcext:value-type="float">
            <text:p>0.0073866112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956049" calcext:value-type="float">
            <text:p>6.956049</text:p>
          </table:table-cell>
          <table:table-cell office:value-type="float" office:value="6.6616894083" calcext:value-type="float">
            <text:p>6.6616894083</text:p>
          </table:table-cell>
          <table:table-cell table:formula="of:=POWER([.C881]-6.75;2)" office:value-type="float" office:value="0.00779876060640411" calcext:value-type="float">
            <text:p>0.0077987606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961554" calcext:value-type="float">
            <text:p>6.961554</text:p>
          </table:table-cell>
          <table:table-cell office:value-type="float" office:value="6.6592157983" calcext:value-type="float">
            <text:p>6.6592157983</text:p>
          </table:table-cell>
          <table:table-cell table:formula="of:=POWER([.C882]-6.75;2)" office:value-type="float" office:value="0.00824177127830628" calcext:value-type="float">
            <text:p>0.0082417713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962689" calcext:value-type="float">
            <text:p>6.962689</text:p>
          </table:table-cell>
          <table:table-cell office:value-type="float" office:value="6.6566536102" calcext:value-type="float">
            <text:p>6.6566536102</text:p>
          </table:table-cell>
          <table:table-cell table:formula="of:=POWER([.C883]-6.75;2)" office:value-type="float" office:value="0.0087135484886935" calcext:value-type="float">
            <text:p>0.0087135485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957709" calcext:value-type="float">
            <text:p>6.957709</text:p>
          </table:table-cell>
          <table:table-cell office:value-type="float" office:value="6.6540379231" calcext:value-type="float">
            <text:p>6.6540379231</text:p>
          </table:table-cell>
          <table:table-cell table:formula="of:=POWER([.C884]-6.75;2)" office:value-type="float" office:value="0.00920872020296156" calcext:value-type="float">
            <text:p>0.0092087202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945377" calcext:value-type="float">
            <text:p>6.945377</text:p>
          </table:table-cell>
          <table:table-cell office:value-type="float" office:value="6.651420069" calcext:value-type="float">
            <text:p>6.651420069</text:p>
          </table:table-cell>
          <table:table-cell table:formula="of:=POWER([.C885]-6.75;2)" office:value-type="float" office:value="0.00971800279596471" calcext:value-type="float">
            <text:p>0.0097180028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925401" calcext:value-type="float">
            <text:p>6.925401</text:p>
          </table:table-cell>
          <table:table-cell office:value-type="float" office:value="6.6488639217" calcext:value-type="float">
            <text:p>6.6488639217</text:p>
          </table:table-cell>
          <table:table-cell table:formula="of:=POWER([.C886]-6.75;2)" office:value-type="float" office:value="0.0102285063339037" calcext:value-type="float">
            <text:p>0.0102285063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898641" calcext:value-type="float">
            <text:p>6.898641</text:p>
          </table:table-cell>
          <table:table-cell office:value-type="float" office:value="6.6464381579" calcext:value-type="float">
            <text:p>6.6464381579</text:p>
          </table:table-cell>
          <table:table-cell table:formula="of:=POWER([.C887]-6.75;2)" office:value-type="float" office:value="0.0107250551391452" calcext:value-type="float">
            <text:p>0.0107250551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867051" calcext:value-type="float">
            <text:p>6.867051</text:p>
          </table:table-cell>
          <table:table-cell office:value-type="float" office:value="6.6442062743" calcext:value-type="float">
            <text:p>6.6442062743</text:p>
          </table:table-cell>
          <table:table-cell table:formula="of:=POWER([.C888]-6.75;2)" office:value-type="float" office:value="0.0111923123974868" calcext:value-type="float">
            <text:p>0.0111923124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83336" calcext:value-type="float">
            <text:p>6.83336</text:p>
          </table:table-cell>
          <table:table-cell office:value-type="float" office:value="6.6422165893" calcext:value-type="float">
            <text:p>6.6422165893</text:p>
          </table:table-cell>
          <table:table-cell table:formula="of:=POWER([.C889]-6.75;2)" office:value-type="float" office:value="0.0116172636221248" calcext:value-type="float">
            <text:p>0.0116172636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800624" calcext:value-type="float">
            <text:p>6.800624</text:p>
          </table:table-cell>
          <table:table-cell office:value-type="float" office:value="6.6404945766" calcext:value-type="float">
            <text:p>6.6404945766</text:p>
          </table:table-cell>
          <table:table-cell table:formula="of:=POWER([.C890]-6.75;2)" office:value-type="float" office:value="0.0119914377540132" calcext:value-type="float">
            <text:p>0.0119914378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771751" calcext:value-type="float">
            <text:p>6.771751</text:p>
          </table:table-cell>
          <table:table-cell office:value-type="float" office:value="6.6390388545" calcext:value-type="float">
            <text:p>6.6390388545</text:p>
          </table:table-cell>
          <table:table-cell table:formula="of:=POWER([.C891]-6.75;2)" office:value-type="float" office:value="0.0123123758106722" calcext:value-type="float">
            <text:p>0.0123123758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749129" calcext:value-type="float">
            <text:p>6.749129</text:p>
          </table:table-cell>
          <table:table-cell office:value-type="float" office:value="6.6378213119" calcext:value-type="float">
            <text:p>6.6378213119</text:p>
          </table:table-cell>
          <table:table-cell table:formula="of:=POWER([.C892]-6.75;2)" office:value-type="float" office:value="0.0125840580638371" calcext:value-type="float">
            <text:p>0.0125840581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734424" calcext:value-type="float">
            <text:p>6.734424</text:p>
          </table:table-cell>
          <table:table-cell office:value-type="float" office:value="6.6367906852" calcext:value-type="float">
            <text:p>6.6367906852</text:p>
          </table:table-cell>
          <table:table-cell table:formula="of:=POWER([.C893]-6.75;2)" office:value-type="float" office:value="0.0128163489574854" calcext:value-type="float">
            <text:p>0.012816349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728527" calcext:value-type="float">
            <text:p>6.728527</text:p>
          </table:table-cell>
          <table:table-cell office:value-type="float" office:value="6.6358782243" calcext:value-type="float">
            <text:p>6.6358782243</text:p>
          </table:table-cell>
          <table:table-cell table:formula="of:=POWER([.C894]-6.75;2)" office:value-type="float" office:value="0.0130237796889211" calcext:value-type="float">
            <text:p>0.0130237797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731591" calcext:value-type="float">
            <text:p>6.731591</text:p>
          </table:table-cell>
          <table:table-cell office:value-type="float" office:value="6.6350041792" calcext:value-type="float">
            <text:p>6.6350041792</text:p>
          </table:table-cell>
          <table:table-cell table:formula="of:=POWER([.C895]-6.75;2)" office:value-type="float" office:value="0.0132240388014657" calcext:value-type="float">
            <text:p>0.0132240388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743093" calcext:value-type="float">
            <text:p>6.743093</text:p>
          </table:table-cell>
          <table:table-cell office:value-type="float" office:value="6.6340843048" calcext:value-type="float">
            <text:p>6.6340843048</text:p>
          </table:table-cell>
          <table:table-cell table:formula="of:=POWER([.C896]-6.75;2)" office:value-type="float" office:value="0.0134364483936993" calcext:value-type="float">
            <text:p>0.0134364484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761859" calcext:value-type="float">
            <text:p>6.761859</text:p>
          </table:table-cell>
          <table:table-cell office:value-type="float" office:value="6.6330361442" calcext:value-type="float">
            <text:p>6.6330361442</text:p>
          </table:table-cell>
          <table:table-cell table:formula="of:=POWER([.C897]-6.75;2)" office:value-type="float" office:value="0.0136805435636032" calcext:value-type="float">
            <text:p>0.0136805436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786085" calcext:value-type="float">
            <text:p>6.786085</text:p>
          </table:table-cell>
          <table:table-cell office:value-type="float" office:value="6.6317854369" calcext:value-type="float">
            <text:p>6.6317854369</text:p>
          </table:table-cell>
          <table:table-cell table:formula="of:=POWER([.C898]-6.75;2)" office:value-type="float" office:value="0.013974682928924" calcext:value-type="float">
            <text:p>0.0139746829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813402" calcext:value-type="float">
            <text:p>6.813402</text:p>
          </table:table-cell>
          <table:table-cell office:value-type="float" office:value="6.6302726961" calcext:value-type="float">
            <text:p>6.6302726961</text:p>
          </table:table-cell>
          <table:table-cell table:formula="of:=POWER([.C899]-6.75;2)" office:value-type="float" office:value="0.0143346272991628" calcext:value-type="float">
            <text:p>0.0143346273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841065" calcext:value-type="float">
            <text:p>6.841065</text:p>
          </table:table-cell>
          <table:table-cell office:value-type="float" office:value="6.6284595347" calcext:value-type="float">
            <text:p>6.6284595347</text:p>
          </table:table-cell>
          <table:table-cell table:formula="of:=POWER([.C900]-6.75;2)" office:value-type="float" office:value="0.0147720847053405" calcext:value-type="float">
            <text:p>0.0147720847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866283" calcext:value-type="float">
            <text:p>6.866283</text:p>
          </table:table-cell>
          <table:table-cell office:value-type="float" office:value="6.62633348" calcext:value-type="float">
            <text:p>6.62633348</text:p>
          </table:table-cell>
          <table:table-cell table:formula="of:=POWER([.C901]-6.75;2)" office:value-type="float" office:value="0.0152934081689105" calcext:value-type="float">
            <text:p>0.0152934082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886669" calcext:value-type="float">
            <text:p>6.886669</text:p>
          </table:table-cell>
          <table:table-cell office:value-type="float" office:value="6.6239097475" calcext:value-type="float">
            <text:p>6.6239097475</text:p>
          </table:table-cell>
          <table:table-cell table:formula="of:=POWER([.C902]-6.75;2)" office:value-type="float" office:value="0.0158987517755138" calcext:value-type="float">
            <text:p>0.0158987518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900678" calcext:value-type="float">
            <text:p>6.900678</text:p>
          </table:table-cell>
          <table:table-cell office:value-type="float" office:value="6.6212285306" calcext:value-type="float">
            <text:p>6.6212285306</text:p>
          </table:table-cell>
          <table:table-cell table:formula="of:=POWER([.C903]-6.75;2)" office:value-type="float" office:value="0.0165820913314352" calcext:value-type="float">
            <text:p>0.0165820913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907903" calcext:value-type="float">
            <text:p>6.907903</text:p>
          </table:table-cell>
          <table:table-cell office:value-type="float" office:value="6.6183476082" calcext:value-type="float">
            <text:p>6.6183476082</text:p>
          </table:table-cell>
          <table:table-cell table:formula="of:=POWER([.C904]-6.75;2)" office:value-type="float" office:value="0.0173323522666608" calcext:value-type="float">
            <text:p>0.0173323523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909084" calcext:value-type="float">
            <text:p>6.909084</text:p>
          </table:table-cell>
          <table:table-cell office:value-type="float" office:value="6.6153314063" calcext:value-type="float">
            <text:p>6.6153314063</text:p>
          </table:table-cell>
          <table:table-cell table:formula="of:=POWER([.C905]-6.75;2)" office:value-type="float" office:value="0.0181356301291356" calcext:value-type="float">
            <text:p>0.0181356301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905794" calcext:value-type="float">
            <text:p>6.905794</text:p>
          </table:table-cell>
          <table:table-cell office:value-type="float" office:value="6.6122392737" calcext:value-type="float">
            <text:p>6.6122392737</text:p>
          </table:table-cell>
          <table:table-cell table:formula="of:=POWER([.C906]-6.75;2)" office:value-type="float" office:value="0.0189780177107035" calcext:value-type="float">
            <text:p>0.0189780177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899846" calcext:value-type="float">
            <text:p>6.899846</text:p>
          </table:table-cell>
          <table:table-cell office:value-type="float" office:value="6.6091163511" calcext:value-type="float">
            <text:p>6.6091163511</text:p>
          </table:table-cell>
          <table:table-cell table:formula="of:=POWER([.C907]-6.75;2)" office:value-type="float" office:value="0.0198482025273785" calcext:value-type="float">
            <text:p>0.0198482025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892606" calcext:value-type="float">
            <text:p>6.892606</text:p>
          </table:table-cell>
          <table:table-cell office:value-type="float" office:value="6.6059902258" calcext:value-type="float">
            <text:p>6.6059902258</text:p>
          </table:table-cell>
          <table:table-cell table:formula="of:=POWER([.C908]-6.75;2)" office:value-type="float" office:value="0.0207388150651349" calcext:value-type="float">
            <text:p>0.0207388151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884459" calcext:value-type="float">
            <text:p>6.884459</text:p>
          </table:table-cell>
          <table:table-cell office:value-type="float" office:value="6.602874837" calcext:value-type="float">
            <text:p>6.602874837</text:p>
          </table:table-cell>
          <table:table-cell table:formula="of:=POWER([.C909]-6.75;2)" office:value-type="float" office:value="0.0216458135877766" calcext:value-type="float">
            <text:p>0.0216458136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874645" calcext:value-type="float">
            <text:p>6.874645</text:p>
          </table:table-cell>
          <table:table-cell office:value-type="float" office:value="6.5997805055" calcext:value-type="float">
            <text:p>6.5997805055</text:p>
          </table:table-cell>
          <table:table-cell table:formula="of:=POWER([.C910]-6.75;2)" office:value-type="float" office:value="0.0225658965278355" calcext:value-type="float">
            <text:p>0.0225658965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861573" calcext:value-type="float">
            <text:p>6.861573</text:p>
          </table:table-cell>
          <table:table-cell office:value-type="float" office:value="6.5967264556" calcext:value-type="float">
            <text:p>6.5967264556</text:p>
          </table:table-cell>
          <table:table-cell table:formula="of:=POWER([.C911]-6.75;2)" office:value-type="float" office:value="0.0234927794129388" calcext:value-type="float">
            <text:p>0.0234927794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843526" calcext:value-type="float">
            <text:p>6.843526</text:p>
          </table:table-cell>
          <table:table-cell office:value-type="float" office:value="6.5937506517" calcext:value-type="float">
            <text:p>6.5937506517</text:p>
          </table:table-cell>
          <table:table-cell table:formula="of:=POWER([.C912]-6.75;2)" office:value-type="float" office:value="0.0244138588441748" calcext:value-type="float">
            <text:p>0.0244138588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819535" calcext:value-type="float">
            <text:p>6.819535</text:p>
          </table:table-cell>
          <table:table-cell office:value-type="float" office:value="6.5909122955" calcext:value-type="float">
            <text:p>6.5909122955</text:p>
          </table:table-cell>
          <table:table-cell table:formula="of:=POWER([.C913]-6.75;2)" office:value-type="float" office:value="0.0253088977230793" calcext:value-type="float">
            <text:p>0.0253088977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790114" calcext:value-type="float">
            <text:p>6.790114</text:p>
          </table:table-cell>
          <table:table-cell office:value-type="float" office:value="6.5882844483" calcext:value-type="float">
            <text:p>6.5882844483</text:p>
          </table:table-cell>
          <table:table-cell table:formula="of:=POWER([.C914]-6.75;2)" office:value-type="float" office:value="0.0261519196616355" calcext:value-type="float">
            <text:p>0.0261519197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757569" calcext:value-type="float">
            <text:p>6.757569</text:p>
          </table:table-cell>
          <table:table-cell office:value-type="float" office:value="6.585937593" calcext:value-type="float">
            <text:p>6.585937593</text:p>
          </table:table-cell>
          <table:table-cell table:formula="of:=POWER([.C915]-6.75;2)" office:value-type="float" office:value="0.0269164733906337" calcext:value-type="float">
            <text:p>0.0269164734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725744" calcext:value-type="float">
            <text:p>6.725744</text:p>
          </table:table-cell>
          <table:table-cell office:value-type="float" office:value="6.5839184" calcext:value-type="float">
            <text:p>6.5839184</text:p>
          </table:table-cell>
          <table:table-cell table:formula="of:=POWER([.C916]-6.75;2)" office:value-type="float" office:value="0.02758309785856" calcext:value-type="float">
            <text:p>0.0275830979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699235" calcext:value-type="float">
            <text:p>6.699235</text:p>
          </table:table-cell>
          <table:table-cell office:value-type="float" office:value="6.58223" calcext:value-type="float">
            <text:p>6.58223</text:p>
          </table:table-cell>
          <table:table-cell table:formula="of:=POWER([.C917]-6.75;2)" office:value-type="float" office:value="0.0281467729" calcext:value-type="float">
            <text:p>0.0281467729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682277" calcext:value-type="float">
            <text:p>6.682277</text:p>
          </table:table-cell>
          <table:table-cell office:value-type="float" office:value="6.5808203012" calcext:value-type="float">
            <text:p>6.5808203012</text:p>
          </table:table-cell>
          <table:table-cell table:formula="of:=POWER([.C918]-6.75;2)" office:value-type="float" office:value="0.0286217704860587" calcext:value-type="float">
            <text:p>0.0286217705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677652" calcext:value-type="float">
            <text:p>6.677652</text:p>
          </table:table-cell>
          <table:table-cell office:value-type="float" office:value="6.5795830244" calcext:value-type="float">
            <text:p>6.5795830244</text:p>
          </table:table-cell>
          <table:table-cell table:formula="of:=POWER([.C919]-6.75;2)" office:value-type="float" office:value="0.0290419455726511" calcext:value-type="float">
            <text:p>0.0290419456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685974" calcext:value-type="float">
            <text:p>6.685974</text:p>
          </table:table-cell>
          <table:table-cell office:value-type="float" office:value="6.5783722963" calcext:value-type="float">
            <text:p>6.5783722963</text:p>
          </table:table-cell>
          <table:table-cell table:formula="of:=POWER([.C920]-6.75;2)" office:value-type="float" office:value="0.0294560686773352" calcext:value-type="float">
            <text:p>0.0294560687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705542" calcext:value-type="float">
            <text:p>6.705542</text:p>
          </table:table-cell>
          <table:table-cell office:value-type="float" office:value="6.577027275" calcext:value-type="float">
            <text:p>6.577027275</text:p>
          </table:table-cell>
          <table:table-cell table:formula="of:=POWER([.C921]-6.75;2)" office:value-type="float" office:value="0.0299195635939257" calcext:value-type="float">
            <text:p>0.0299195636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732779" calcext:value-type="float">
            <text:p>6.732779</text:p>
          </table:table-cell>
          <table:table-cell office:value-type="float" office:value="6.5754005063" calcext:value-type="float">
            <text:p>6.5754005063</text:p>
          </table:table-cell>
          <table:table-cell table:formula="of:=POWER([.C922]-6.75;2)" office:value-type="float" office:value="0.0304849832002962" calcext:value-type="float">
            <text:p>0.0304849832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763018" calcext:value-type="float">
            <text:p>6.763018</text:p>
          </table:table-cell>
          <table:table-cell office:value-type="float" office:value="6.5733828333" calcext:value-type="float">
            <text:p>6.5733828333</text:p>
          </table:table-cell>
          <table:table-cell table:formula="of:=POWER([.C923]-6.75;2)" office:value-type="float" office:value="0.0311936235731355" calcext:value-type="float">
            <text:p>0.0311936236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791355" calcext:value-type="float">
            <text:p>6.791355</text:p>
          </table:table-cell>
          <table:table-cell office:value-type="float" office:value="6.570920039" calcext:value-type="float">
            <text:p>6.570920039</text:p>
          </table:table-cell>
          <table:table-cell table:formula="of:=POWER([.C924]-6.75;2)" office:value-type="float" office:value="0.0320696324317616" calcext:value-type="float">
            <text:p>0.0320696324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813333" calcext:value-type="float">
            <text:p>6.813333</text:p>
          </table:table-cell>
          <table:table-cell office:value-type="float" office:value="6.5680195789" calcext:value-type="float">
            <text:p>6.5680195789</text:p>
          </table:table-cell>
          <table:table-cell table:formula="of:=POWER([.C925]-6.75;2)" office:value-type="float" office:value="0.0331168736637335" calcext:value-type="float">
            <text:p>0.0331168737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825373" calcext:value-type="float">
            <text:p>6.825373</text:p>
          </table:table-cell>
          <table:table-cell office:value-type="float" office:value="6.5647487333" calcext:value-type="float">
            <text:p>6.5647487333</text:p>
          </table:table-cell>
          <table:table-cell table:formula="of:=POWER([.C926]-6.75;2)" office:value-type="float" office:value="0.0343180318139545" calcext:value-type="float">
            <text:p>0.0343180318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824994" calcext:value-type="float">
            <text:p>6.824994</text:p>
          </table:table-cell>
          <table:table-cell office:value-type="float" office:value="6.5612267838" calcext:value-type="float">
            <text:p>6.5612267838</text:p>
          </table:table-cell>
          <table:table-cell table:formula="of:=POWER([.C927]-6.75;2)" office:value-type="float" office:value="0.0356353271544918" calcext:value-type="float">
            <text:p>0.0356353272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810955" calcext:value-type="float">
            <text:p>6.810955</text:p>
          </table:table-cell>
          <table:table-cell office:value-type="float" office:value="6.5576135342" calcext:value-type="float">
            <text:p>6.5576135342</text:p>
          </table:table-cell>
          <table:table-cell table:formula="of:=POWER([.C928]-6.75;2)" office:value-type="float" office:value="0.0370125522230147" calcext:value-type="float">
            <text:p>0.0370125522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783426" calcext:value-type="float">
            <text:p>6.783426</text:p>
          </table:table-cell>
          <table:table-cell office:value-type="float" office:value="6.5540949028" calcext:value-type="float">
            <text:p>6.5540949028</text:p>
          </table:table-cell>
          <table:table-cell table:formula="of:=POWER([.C929]-6.75;2)" office:value-type="float" office:value="0.0383788071089414" calcext:value-type="float">
            <text:p>0.0383788071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744215" calcext:value-type="float">
            <text:p>6.744215</text:p>
          </table:table-cell>
          <table:table-cell office:value-type="float" office:value="6.5508648873" calcext:value-type="float">
            <text:p>6.5508648873</text:p>
          </table:table-cell>
          <table:table-cell table:formula="of:=POWER([.C930]-6.75;2)" office:value-type="float" office:value="0.0396547931100415" calcext:value-type="float">
            <text:p>0.0396547931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696977" calcext:value-type="float">
            <text:p>6.696977</text:p>
          </table:table-cell>
          <table:table-cell office:value-type="float" office:value="6.5481027429" calcext:value-type="float">
            <text:p>6.5481027429</text:p>
          </table:table-cell>
          <table:table-cell table:formula="of:=POWER([.C931]-6.75;2)" office:value-type="float" office:value="0.0407625024245034" calcext:value-type="float">
            <text:p>0.0407625024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647212" calcext:value-type="float">
            <text:p>6.647212</text:p>
          </table:table-cell>
          <table:table-cell office:value-type="float" office:value="6.5459451449" calcext:value-type="float">
            <text:p>6.5459451449</text:p>
          </table:table-cell>
          <table:table-cell table:formula="of:=POWER([.C932]-6.75;2)" office:value-type="float" office:value="0.041638383889882" calcext:value-type="float">
            <text:p>0.0416383839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601832" calcext:value-type="float">
            <text:p>6.601832</text:p>
          </table:table-cell>
          <table:table-cell office:value-type="float" office:value="6.5444559265" calcext:value-type="float">
            <text:p>6.5444559265</text:p>
          </table:table-cell>
          <table:table-cell table:formula="of:=POWER([.C933]-6.75;2)" office:value-type="float" office:value="0.0422483661509736" calcext:value-type="float">
            <text:p>0.0422483662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568163" calcext:value-type="float">
            <text:p>6.568163</text:p>
          </table:table-cell>
          <table:table-cell office:value-type="float" office:value="6.5435995672" calcext:value-type="float">
            <text:p>6.5435995672</text:p>
          </table:table-cell>
          <table:table-cell table:formula="of:=POWER([.C934]-6.75;2)" office:value-type="float" office:value="0.0426011386600272" calcext:value-type="float">
            <text:p>0.0426011387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552437" calcext:value-type="float">
            <text:p>6.552437</text:p>
          </table:table-cell>
          <table:table-cell office:value-type="float" office:value="6.5432273939" calcext:value-type="float">
            <text:p>6.5432273939</text:p>
          </table:table-cell>
          <table:table-cell table:formula="of:=POWER([.C935]-6.75;2)" office:value-type="float" office:value="0.0427549106333859" calcext:value-type="float">
            <text:p>0.0427549106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558141" calcext:value-type="float">
            <text:p>6.558141</text:p>
          </table:table-cell>
          <table:table-cell office:value-type="float" office:value="6.5430857077" calcext:value-type="float">
            <text:p>6.5430857077</text:p>
          </table:table-cell>
          <table:table-cell table:formula="of:=POWER([.C936]-6.75;2)" office:value-type="float" office:value="0.04281352435801" calcext:value-type="float">
            <text:p>0.0428135244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584791" calcext:value-type="float">
            <text:p>6.584791</text:p>
          </table:table-cell>
          <table:table-cell office:value-type="float" office:value="6.5428504688" calcext:value-type="float">
            <text:p>6.5428504688</text:p>
          </table:table-cell>
          <table:table-cell table:formula="of:=POWER([.C937]-6.75;2)" office:value-type="float" office:value="0.0429109282763797" calcext:value-type="float">
            <text:p>0.0429109283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62767" calcext:value-type="float">
            <text:p>6.62767</text:p>
          </table:table-cell>
          <table:table-cell office:value-type="float" office:value="6.542184746" calcext:value-type="float">
            <text:p>6.542184746</text:p>
          </table:table-cell>
          <table:table-cell table:formula="of:=POWER([.C938]-6.75;2)" office:value-type="float" office:value="0.0431871797950844" calcext:value-type="float">
            <text:p>0.0431871798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678748" calcext:value-type="float">
            <text:p>6.678748</text:p>
          </table:table-cell>
          <table:table-cell office:value-type="float" office:value="6.5408059516" calcext:value-type="float">
            <text:p>6.5408059516</text:p>
          </table:table-cell>
          <table:table-cell table:formula="of:=POWER([.C939]-6.75;2)" office:value-type="float" office:value="0.0437621498859814" calcext:value-type="float">
            <text:p>0.0437621499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728535" calcext:value-type="float">
            <text:p>6.728535</text:p>
          </table:table-cell>
          <table:table-cell office:value-type="float" office:value="6.5385446066" calcext:value-type="float">
            <text:p>6.5385446066</text:p>
          </table:table-cell>
          <table:table-cell table:formula="of:=POWER([.C940]-6.75;2)" office:value-type="float" office:value="0.0447133833979486" calcext:value-type="float">
            <text:p>0.0447133834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768238" calcext:value-type="float">
            <text:p>6.768238</text:p>
          </table:table-cell>
          <table:table-cell office:value-type="float" office:value="6.5353781" calcext:value-type="float">
            <text:p>6.5353781</text:p>
          </table:table-cell>
          <table:table-cell table:formula="of:=POWER([.C941]-6.75;2)" office:value-type="float" office:value="0.04606255995961" calcext:value-type="float">
            <text:p>0.04606256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791603" calcext:value-type="float">
            <text:p>6.791603</text:p>
          </table:table-cell>
          <table:table-cell office:value-type="float" office:value="6.531431322" calcext:value-type="float">
            <text:p>6.531431322</text:p>
          </table:table-cell>
          <table:table-cell table:formula="of:=POWER([.C942]-6.75;2)" office:value-type="float" office:value="0.0477722670026679" calcext:value-type="float">
            <text:p>0.047772267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795918" calcext:value-type="float">
            <text:p>6.795918</text:p>
          </table:table-cell>
          <table:table-cell office:value-type="float" office:value="6.5269456034" calcext:value-type="float">
            <text:p>6.5269456034</text:p>
          </table:table-cell>
          <table:table-cell table:formula="of:=POWER([.C943]-6.75;2)" office:value-type="float" office:value="0.0497532638425902" calcext:value-type="float">
            <text:p>0.0497532638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782026" calcext:value-type="float">
            <text:p>6.782026</text:p>
          </table:table-cell>
          <table:table-cell office:value-type="float" office:value="6.5222267895" calcext:value-type="float">
            <text:p>6.5222267895</text:p>
          </table:table-cell>
          <table:table-cell table:formula="of:=POWER([.C944]-6.75;2)" office:value-type="float" office:value="0.0518806354214772" calcext:value-type="float">
            <text:p>0.0518806354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753419" calcext:value-type="float">
            <text:p>6.753419</text:p>
          </table:table-cell>
          <table:table-cell office:value-type="float" office:value="6.5175875179" calcext:value-type="float">
            <text:p>6.5175875179</text:p>
          </table:table-cell>
          <table:table-cell table:formula="of:=POWER([.C945]-6.75;2)" office:value-type="float" office:value="0.0540155618358828" calcext:value-type="float">
            <text:p>0.0540155618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714796" calcext:value-type="float">
            <text:p>6.714796</text:p>
          </table:table-cell>
          <table:table-cell office:value-type="float" office:value="6.5132996727" calcext:value-type="float">
            <text:p>6.5132996727</text:p>
          </table:table-cell>
          <table:table-cell table:formula="of:=POWER([.C946]-6.75;2)" office:value-type="float" office:value="0.0560270449439273" calcext:value-type="float">
            <text:p>0.0560270449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670581" calcext:value-type="float">
            <text:p>6.670581</text:p>
          </table:table-cell>
          <table:table-cell office:value-type="float" office:value="6.5095682593" calcext:value-type="float">
            <text:p>6.5095682593</text:p>
          </table:table-cell>
          <table:table-cell table:formula="of:=POWER([.C947]-6.75;2)" office:value-type="float" office:value="0.0578074219360321" calcext:value-type="float">
            <text:p>0.0578074219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623947" calcext:value-type="float">
            <text:p>6.623947</text:p>
          </table:table-cell>
          <table:table-cell office:value-type="float" office:value="6.506530283" calcext:value-type="float">
            <text:p>6.506530283</text:p>
          </table:table-cell>
          <table:table-cell table:formula="of:=POWER([.C948]-6.75;2)" office:value-type="float" office:value="0.0592775030960601" calcext:value-type="float">
            <text:p>0.0592775031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576699" calcext:value-type="float">
            <text:p>6.576699</text:p>
          </table:table-cell>
          <table:table-cell office:value-type="float" office:value="6.5042722692" calcext:value-type="float">
            <text:p>6.5042722692</text:p>
          </table:table-cell>
          <table:table-cell table:formula="of:=POWER([.C949]-6.75;2)" office:value-type="float" office:value="0.0603821176841171" calcext:value-type="float">
            <text:p>0.0603821177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529991" calcext:value-type="float">
            <text:p>6.529991</text:p>
          </table:table-cell>
          <table:table-cell office:value-type="float" office:value="6.5028521373" calcext:value-type="float">
            <text:p>6.5028521373</text:p>
          </table:table-cell>
          <table:table-cell table:formula="of:=POWER([.C950]-6.75;2)" office:value-type="float" office:value="0.0610820660371782" calcext:value-type="float">
            <text:p>0.061082066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485518" calcext:value-type="float">
            <text:p>6.485518</text:p>
          </table:table-cell>
          <table:table-cell office:value-type="float" office:value="6.50230936" calcext:value-type="float">
            <text:p>6.50230936</text:p>
          </table:table-cell>
          <table:table-cell table:formula="of:=POWER([.C951]-6.75;2)" office:value-type="float" office:value="0.0613506531436096" calcext:value-type="float">
            <text:p>0.0613506531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446558" calcext:value-type="float">
            <text:p>6.446558</text:p>
          </table:table-cell>
          <table:table-cell office:value-type="float" office:value="6.5026520408" calcext:value-type="float">
            <text:p>6.5026520408</text:p>
          </table:table-cell>
          <table:table-cell table:formula="of:=POWER([.C952]-6.75;2)" office:value-type="float" office:value="0.0611810129204048" calcext:value-type="float">
            <text:p>0.0611810129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418274" calcext:value-type="float">
            <text:p>6.418274</text:p>
          </table:table-cell>
          <table:table-cell office:value-type="float" office:value="6.5038206667" calcext:value-type="float">
            <text:p>6.5038206667</text:p>
          </table:table-cell>
          <table:table-cell table:formula="of:=POWER([.C953]-6.75;2)" office:value-type="float" office:value="0.0606042641440324" calcext:value-type="float">
            <text:p>0.0606042641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406923" calcext:value-type="float">
            <text:p>6.406923</text:p>
          </table:table-cell>
          <table:table-cell office:value-type="float" office:value="6.5056408085" calcext:value-type="float">
            <text:p>6.5056408085</text:p>
          </table:table-cell>
          <table:table-cell table:formula="of:=POWER([.C954]-6.75;2)" office:value-type="float" office:value="0.0597114144705337" calcext:value-type="float">
            <text:p>0.0597114145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418082" calcext:value-type="float">
            <text:p>6.418082</text:p>
          </table:table-cell>
          <table:table-cell office:value-type="float" office:value="6.5077868478" calcext:value-type="float">
            <text:p>6.5077868478</text:p>
          </table:table-cell>
          <table:table-cell table:formula="of:=POWER([.C955]-6.75;2)" office:value-type="float" office:value="0.0586672110986602" calcext:value-type="float">
            <text:p>0.0586672111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454431" calcext:value-type="float">
            <text:p>6.454431</text:p>
          </table:table-cell>
          <table:table-cell office:value-type="float" office:value="6.5097802889" calcext:value-type="float">
            <text:p>6.5097802889</text:p>
          </table:table-cell>
          <table:table-cell table:formula="of:=POWER([.C956]-6.75;2)" office:value-type="float" office:value="0.0577055096009674" calcext:value-type="float">
            <text:p>0.0577055096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513986" calcext:value-type="float">
            <text:p>6.513986</text:p>
          </table:table-cell>
          <table:table-cell office:value-type="float" office:value="6.5110382273" calcext:value-type="float">
            <text:p>6.5110382273</text:p>
          </table:table-cell>
          <table:table-cell table:formula="of:=POWER([.C957]-6.75;2)" office:value-type="float" office:value="0.0571027288119263" calcext:value-type="float">
            <text:p>0.0571027288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589539" calcext:value-type="float">
            <text:p>6.589539</text:p>
          </table:table-cell>
          <table:table-cell office:value-type="float" office:value="6.5109696744" calcext:value-type="float">
            <text:p>6.5109696744</text:p>
          </table:table-cell>
          <table:table-cell table:formula="of:=POWER([.C958]-6.75;2)" office:value-type="float" office:value="0.057135496556442" calcext:value-type="float">
            <text:p>0.0571354966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669613" calcext:value-type="float">
            <text:p>6.669613</text:p>
          </table:table-cell>
          <table:table-cell office:value-type="float" office:value="6.5090989762" calcext:value-type="float">
            <text:p>6.5090989762</text:p>
          </table:table-cell>
          <table:table-cell table:formula="of:=POWER([.C959]-6.75;2)" office:value-type="float" office:value="0.0580333032678883" calcext:value-type="float">
            <text:p>0.0580333033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740625" calcext:value-type="float">
            <text:p>6.740625</text:p>
          </table:table-cell>
          <table:table-cell office:value-type="float" office:value="6.505184" calcext:value-type="float">
            <text:p>6.505184</text:p>
          </table:table-cell>
          <table:table-cell table:formula="of:=POWER([.C960]-6.75;2)" office:value-type="float" office:value="0.0599348738560001" calcext:value-type="float">
            <text:p>0.0599348739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789579" calcext:value-type="float">
            <text:p>6.789579</text:p>
          </table:table-cell>
          <table:table-cell office:value-type="float" office:value="6.499297975" calcext:value-type="float">
            <text:p>6.499297975</text:p>
          </table:table-cell>
          <table:table-cell table:formula="of:=POWER([.C961]-6.75;2)" office:value-type="float" office:value="0.0628515053391005" calcext:value-type="float">
            <text:p>0.0628515053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806579" calcext:value-type="float">
            <text:p>6.806579</text:p>
          </table:table-cell>
          <table:table-cell office:value-type="float" office:value="6.4918548718" calcext:value-type="float">
            <text:p>6.4918548718</text:p>
          </table:table-cell>
          <table:table-cell table:formula="of:=POWER([.C962]-6.75;2)" office:value-type="float" office:value="0.0666389072133943" calcext:value-type="float">
            <text:p>0.0666389072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786693" calcext:value-type="float">
            <text:p>6.786693</text:p>
          </table:table-cell>
          <table:table-cell office:value-type="float" office:value="6.4835726579" calcext:value-type="float">
            <text:p>6.4835726579</text:p>
          </table:table-cell>
          <table:table-cell table:formula="of:=POWER([.C963]-6.75;2)" office:value-type="float" office:value="0.0709835286184705" calcext:value-type="float">
            <text:p>0.0709835286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730891" calcext:value-type="float">
            <text:p>6.730891</text:p>
          </table:table-cell>
          <table:table-cell office:value-type="float" office:value="6.4753802162" calcext:value-type="float">
            <text:p>6.4753802162</text:p>
          </table:table-cell>
          <table:table-cell table:formula="of:=POWER([.C964]-6.75;2)" office:value-type="float" office:value="0.075416025654359" calcext:value-type="float">
            <text:p>0.0754160257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645979" calcext:value-type="float">
            <text:p>6.645979</text:p>
          </table:table-cell>
          <table:table-cell office:value-type="float" office:value="6.4682826944" calcext:value-type="float">
            <text:p>6.4682826944</text:p>
          </table:table-cell>
          <table:table-cell table:formula="of:=POWER([.C965]-6.75;2)" office:value-type="float" office:value="0.0793646402745238" calcext:value-type="float">
            <text:p>0.0793646403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543533" calcext:value-type="float">
            <text:p>6.543533</text:p>
          </table:table-cell>
          <table:table-cell office:value-type="float" office:value="6.4632056571" calcext:value-type="float">
            <text:p>6.4632056571</text:p>
          </table:table-cell>
          <table:table-cell table:formula="of:=POWER([.C966]-6.75;2)" office:value-type="float" office:value="0.082250995119443" calcext:value-type="float">
            <text:p>0.0822509951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437929" calcext:value-type="float">
            <text:p>6.437929</text:p>
          </table:table-cell>
          <table:table-cell office:value-type="float" office:value="6.4608430882" calcext:value-type="float">
            <text:p>6.4608430882</text:p>
          </table:table-cell>
          <table:table-cell table:formula="of:=POWER([.C967]-6.75;2)" office:value-type="float" office:value="0.0836117196417131" calcext:value-type="float">
            <text:p>0.0836117196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343778" calcext:value-type="float">
            <text:p>6.343778</text:p>
          </table:table-cell>
          <table:table-cell office:value-type="float" office:value="6.4615374545" calcext:value-type="float">
            <text:p>6.4615374545</text:p>
          </table:table-cell>
          <table:table-cell table:formula="of:=POWER([.C968]-6.75;2)" office:value-type="float" office:value="0.0832106401563395" calcext:value-type="float">
            <text:p>0.0832106402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273221" calcext:value-type="float">
            <text:p>6.273221</text:p>
          </table:table-cell>
          <table:table-cell office:value-type="float" office:value="6.4652174375" calcext:value-type="float">
            <text:p>6.4652174375</text:p>
          </table:table-cell>
          <table:table-cell table:formula="of:=POWER([.C969]-6.75;2)" office:value-type="float" office:value="0.0811011079040665" calcext:value-type="float">
            <text:p>0.0811011079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23379" calcext:value-type="float">
            <text:p>6.23379</text:p>
          </table:table-cell>
          <table:table-cell office:value-type="float" office:value="6.471410871" calcext:value-type="float">
            <text:p>6.471410871</text:p>
          </table:table-cell>
          <table:table-cell table:formula="of:=POWER([.C970]-6.75;2)" office:value-type="float" office:value="0.0776119027969788" calcext:value-type="float">
            <text:p>0.0776119028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227411" calcext:value-type="float">
            <text:p>6.227411</text:p>
          </table:table-cell>
          <table:table-cell office:value-type="float" office:value="6.4793315667" calcext:value-type="float">
            <text:p>6.4793315667</text:p>
          </table:table-cell>
          <table:table-cell table:formula="of:=POWER([.C971]-6.75;2)" office:value-type="float" office:value="0.0732614007850766" calcext:value-type="float">
            <text:p>0.0732614008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250805" calcext:value-type="float">
            <text:p>6.250805</text:p>
          </table:table-cell>
          <table:table-cell office:value-type="float" office:value="6.4880184828" calcext:value-type="float">
            <text:p>6.4880184828</text:p>
          </table:table-cell>
          <table:table-cell table:formula="of:=POWER([.C972]-6.75;2)" office:value-type="float" office:value="0.0686343153544138" calcext:value-type="float">
            <text:p>0.0686343154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296975" calcext:value-type="float">
            <text:p>6.296975</text:p>
          </table:table-cell>
          <table:table-cell office:value-type="float" office:value="6.4964903929" calcext:value-type="float">
            <text:p>6.4964903929</text:p>
          </table:table-cell>
          <table:table-cell table:formula="of:=POWER([.C973]-6.75;2)" office:value-type="float" office:value="0.0642671208919963" calcext:value-type="float">
            <text:p>0.0642671209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357163" calcext:value-type="float">
            <text:p>6.357163</text:p>
          </table:table-cell>
          <table:table-cell office:value-type="float" office:value="6.5038798519" calcext:value-type="float">
            <text:p>6.5038798519</text:p>
          </table:table-cell>
          <table:table-cell table:formula="of:=POWER([.C974]-6.75;2)" office:value-type="float" office:value="0.060575127300766" calcext:value-type="float">
            <text:p>0.0605751273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422619" calcext:value-type="float">
            <text:p>6.422619</text:p>
          </table:table-cell>
          <table:table-cell office:value-type="float" office:value="6.5095228077" calcext:value-type="float">
            <text:p>6.5095228077</text:p>
          </table:table-cell>
          <table:table-cell table:formula="of:=POWER([.C975]-6.75;2)" office:value-type="float" office:value="0.0578292800164913" calcext:value-type="float">
            <text:p>0.05782928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485816" calcext:value-type="float">
            <text:p>6.485816</text:p>
          </table:table-cell>
          <table:table-cell office:value-type="float" office:value="6.51299896" calcext:value-type="float">
            <text:p>6.51299896</text:p>
          </table:table-cell>
          <table:table-cell table:formula="of:=POWER([.C976]-6.75;2)" office:value-type="float" office:value="0.0561694929610816" calcext:value-type="float">
            <text:p>0.056169493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541021" calcext:value-type="float">
            <text:p>6.541021</text:p>
          </table:table-cell>
          <table:table-cell office:value-type="float" office:value="6.5141315833" calcext:value-type="float">
            <text:p>6.5141315833</text:p>
          </table:table-cell>
          <table:table-cell table:formula="of:=POWER([.C977]-6.75;2)" office:value-type="float" office:value="0.0556339099965648" calcext:value-type="float">
            <text:p>0.05563391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5843" calcext:value-type="float">
            <text:p>6.5843</text:p>
          </table:table-cell>
          <table:table-cell office:value-type="float" office:value="6.5129624783" calcext:value-type="float">
            <text:p>6.5129624783</text:p>
          </table:table-cell>
          <table:table-cell table:formula="of:=POWER([.C978]-6.75;2)" office:value-type="float" office:value="0.0561867866936778" calcext:value-type="float">
            <text:p>0.0561867867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613137" calcext:value-type="float">
            <text:p>6.613137</text:p>
          </table:table-cell>
          <table:table-cell office:value-type="float" office:value="6.5097198636" calcext:value-type="float">
            <text:p>6.5097198636</text:p>
          </table:table-cell>
          <table:table-cell table:formula="of:=POWER([.C979]-6.75;2)" office:value-type="float" office:value="0.0577345439484026" calcext:value-type="float">
            <text:p>0.0577345439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625828" calcext:value-type="float">
            <text:p>6.625828</text:p>
          </table:table-cell>
          <table:table-cell office:value-type="float" office:value="6.5047952381" calcext:value-type="float">
            <text:p>6.5047952381</text:p>
          </table:table-cell>
          <table:table-cell table:formula="of:=POWER([.C980]-6.75;2)" office:value-type="float" office:value="0.0601253752584358" calcext:value-type="float">
            <text:p>0.0601253753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620895" calcext:value-type="float">
            <text:p>6.620895</text:p>
          </table:table-cell>
          <table:table-cell office:value-type="float" office:value="6.4987436" calcext:value-type="float">
            <text:p>6.4987436</text:p>
          </table:table-cell>
          <table:table-cell table:formula="of:=POWER([.C981]-6.75;2)" office:value-type="float" office:value="0.06312977854096" calcext:value-type="float">
            <text:p>0.0631297785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596772" calcext:value-type="float">
            <text:p>6.596772</text:p>
          </table:table-cell>
          <table:table-cell office:value-type="float" office:value="6.4923145789" calcext:value-type="float">
            <text:p>6.4923145789</text:p>
          </table:table-cell>
          <table:table-cell table:formula="of:=POWER([.C982]-6.75;2)" office:value-type="float" office:value="0.0664017762474842" calcext:value-type="float">
            <text:p>0.0664017762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551985" calcext:value-type="float">
            <text:p>6.551985</text:p>
          </table:table-cell>
          <table:table-cell office:value-type="float" office:value="6.4865113889" calcext:value-type="float">
            <text:p>6.4865113889</text:p>
          </table:table-cell>
          <table:table-cell table:formula="of:=POWER([.C983]-6.75;2)" office:value-type="float" office:value="0.0694262481794069" calcext:value-type="float">
            <text:p>0.0694262482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485929" calcext:value-type="float">
            <text:p>6.485929</text:p>
          </table:table-cell>
          <table:table-cell office:value-type="float" office:value="6.48266" calcext:value-type="float">
            <text:p>6.48266</text:p>
          </table:table-cell>
          <table:table-cell table:formula="of:=POWER([.C984]-6.75;2)" office:value-type="float" office:value="0.0714706755999999" calcext:value-type="float">
            <text:p>0.0714706756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400132" calcext:value-type="float">
            <text:p>6.400132</text:p>
          </table:table-cell>
          <table:table-cell office:value-type="float" office:value="6.4824556875" calcext:value-type="float">
            <text:p>6.4824556875</text:p>
          </table:table-cell>
          <table:table-cell table:formula="of:=POWER([.C985]-6.75;2)" office:value-type="float" office:value="0.0715799591510977" calcext:value-type="float">
            <text:p>0.0715799592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299647" calcext:value-type="float">
            <text:p>6.299647</text:p>
          </table:table-cell>
          <table:table-cell office:value-type="float" office:value="6.4879439333" calcext:value-type="float">
            <text:p>6.4879439333</text:p>
          </table:table-cell>
          <table:table-cell table:formula="of:=POWER([.C986]-6.75;2)" office:value-type="float" office:value="0.0686733820942746" calcext:value-type="float">
            <text:p>0.0686733821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194037" calcext:value-type="float">
            <text:p>6.194037</text:p>
          </table:table-cell>
          <table:table-cell office:value-type="float" office:value="6.5013937143" calcext:value-type="float">
            <text:p>6.5013937143</text:p>
          </table:table-cell>
          <table:table-cell table:formula="of:=POWER([.C987]-6.75;2)" office:value-type="float" office:value="0.0618050852895501" calcext:value-type="float">
            <text:p>0.0618050853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097355" calcext:value-type="float">
            <text:p>6.097355</text:p>
          </table:table-cell>
          <table:table-cell office:value-type="float" office:value="6.5250365385" calcext:value-type="float">
            <text:p>6.5250365385</text:p>
          </table:table-cell>
          <table:table-cell table:formula="of:=POWER([.C988]-6.75;2)" office:value-type="float" office:value="0.0506085590100619" calcext:value-type="float">
            <text:p>0.050608559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026607" calcext:value-type="float">
            <text:p>6.026607</text:p>
          </table:table-cell>
          <table:table-cell office:value-type="float" office:value="6.5606766667" calcext:value-type="float">
            <text:p>6.5606766667</text:p>
          </table:table-cell>
          <table:table-cell table:formula="of:=POWER([.C989]-6.75;2)" office:value-type="float" office:value="0.0358433245318229" calcext:value-type="float">
            <text:p>0.0358433245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5.998605" calcext:value-type="float">
            <text:p>5.998605</text:p>
          </table:table-cell>
          <table:table-cell office:value-type="float" office:value="6.6092284545" calcext:value-type="float">
            <text:p>6.6092284545</text:p>
          </table:table-cell>
          <table:table-cell table:formula="of:=POWER([.C990]-6.75;2)" office:value-type="float" office:value="0.0198166280224585" calcext:value-type="float">
            <text:p>0.019816628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025815" calcext:value-type="float">
            <text:p>6.025815</text:p>
          </table:table-cell>
          <table:table-cell office:value-type="float" office:value="6.6702908" calcext:value-type="float">
            <text:p>6.6702908</text:p>
          </table:table-cell>
          <table:table-cell table:formula="of:=POWER([.C991]-6.75;2)" office:value-type="float" office:value="0.00635355656463999" calcext:value-type="float">
            <text:p>0.0063535566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112616" calcext:value-type="float">
            <text:p>6.112616</text:p>
          </table:table-cell>
          <table:table-cell office:value-type="float" office:value="6.7418992222" calcext:value-type="float">
            <text:p>6.7418992222</text:p>
          </table:table-cell>
          <table:table-cell table:formula="of:=POWER([.C992]-6.75;2)" office:value-type="float" office:value="0.0000656226009649758" calcext:value-type="float">
            <text:p>6.56226009649758E-005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253525" calcext:value-type="float">
            <text:p>6.253525</text:p>
          </table:table-cell>
          <table:table-cell office:value-type="float" office:value="6.820559625" calcext:value-type="float">
            <text:p>6.820559625</text:p>
          </table:table-cell>
          <table:table-cell table:formula="of:=POWER([.C993]-6.75;2)" office:value-type="float" office:value="0.00497866068014057" calcext:value-type="float">
            <text:p>0.0049786607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434111" calcext:value-type="float">
            <text:p>6.434111</text:p>
          </table:table-cell>
          <table:table-cell office:value-type="float" office:value="6.9015645714" calcext:value-type="float">
            <text:p>6.9015645714</text:p>
          </table:table-cell>
          <table:table-cell table:formula="of:=POWER([.C994]-6.75;2)" office:value-type="float" office:value="0.0229718193036656" calcext:value-type="float">
            <text:p>0.0229718193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633918" calcext:value-type="float">
            <text:p>6.633918</text:p>
          </table:table-cell>
          <table:table-cell office:value-type="float" office:value="6.9794735" calcext:value-type="float">
            <text:p>6.9794735</text:p>
          </table:table-cell>
          <table:table-cell table:formula="of:=POWER([.C995]-6.75;2)" office:value-type="float" office:value="0.0526580872022501" calcext:value-type="float">
            <text:p>0.0526580872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829959" calcext:value-type="float">
            <text:p>6.829959</text:p>
          </table:table-cell>
          <table:table-cell office:value-type="float" office:value="7.0485846" calcext:value-type="float">
            <text:p>7.0485846</text:p>
          </table:table-cell>
          <table:table-cell table:formula="of:=POWER([.C996]-6.75;2)" office:value-type="float" office:value="0.0891527633571599" calcext:value-type="float">
            <text:p>0.0891527634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999462" calcext:value-type="float">
            <text:p>6.999462</text:p>
          </table:table-cell>
          <table:table-cell office:value-type="float" office:value="7.103241" calcext:value-type="float">
            <text:p>7.103241</text:p>
          </table:table-cell>
          <table:table-cell table:formula="of:=POWER([.C997]-6.75;2)" office:value-type="float" office:value="0.124779204081" calcext:value-type="float">
            <text:p>0.1247792041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.120958" calcext:value-type="float">
            <text:p>7.120958</text:p>
          </table:table-cell>
          <table:table-cell office:value-type="float" office:value="7.137834" calcext:value-type="float">
            <text:p>7.137834</text:p>
          </table:table-cell>
          <table:table-cell table:formula="of:=POWER([.C998]-6.75;2)" office:value-type="float" office:value="0.150415211556" calcext:value-type="float">
            <text:p>0.1504152116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.172303" calcext:value-type="float">
            <text:p>7.172303</text:p>
          </table:table-cell>
          <table:table-cell office:value-type="float" office:value="7.146272" calcext:value-type="float">
            <text:p>7.146272</text:p>
          </table:table-cell>
          <table:table-cell table:formula="of:=POWER([.C999]-6.75;2)" office:value-type="float" office:value="0.157031497984" calcext:value-type="float">
            <text:p>0.157031498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7.120241" calcext:value-type="float">
            <text:p>7.120241</text:p>
          </table:table-cell>
          <table:table-cell table:formula="of:=POWER([.C1000]-6.75;2)" office:value-type="float" office:value="0.137078398081" calcext:value-type="float">
            <text:p>0.137078398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5T01:51:39.281384444</dc:date>
    <meta:document-statistic meta:table-count="1" meta:cell-count="3861" meta:object-count="0"/>
    <meta:generator>LibreOffice/4.2.7.2$Linux_X86_64 LibreOffice_project/420m0$Build-2</meta:generator>
  </office:meta>
</office:document-meta>
</file>